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5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N/3</text:p>
          </table:table-cell>
          <table:table-cell office:value-type="string" calcext:value-type="string">
            <text:p>N*N/3+N</text:p>
          </table:table-cell>
          <table:table-cell office:value-type="string" calcext:value-type="string">
            <text:p>100N+10000</text:p>
          </table:table-cell>
          <table:table-cell office:value-type="string" calcext:value-type="string">
            <text:p>Rapporto D/C</text:p>
          </table:table-cell>
          <table:table-cell office:value-type="string" calcext:value-type="string">
            <text:p>Rapporto B/A</text:p>
          </table:table-cell>
          <table:table-cell office:value-type="string" calcext:value-type="string">
            <text:p>Rapporto B/E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*[.A2]" office:value-type="float" office:value="100" calcext:value-type="float">
            <text:p>100</text:p>
          </table:table-cell>
          <table:table-cell table:formula="of:=[.A2]*[.A2]/3" office:value-type="float" office:value="33.3333333333333" calcext:value-type="float">
            <text:p>33,3333333333333</text:p>
          </table:table-cell>
          <table:table-cell table:formula="of:=[.A2]*[.A2]/3 +[.A2]" office:value-type="float" office:value="43.3333333333333" calcext:value-type="float">
            <text:p>43,3333333333333</text:p>
          </table:table-cell>
          <table:table-cell table:formula="of:=100*[.A2]+10000" office:value-type="float" office:value="11000" calcext:value-type="float">
            <text:p>11000</text:p>
          </table:table-cell>
          <table:table-cell table:formula="of:=[.D2]/[.C2]" office:value-type="float" office:value="1.3" calcext:value-type="float">
            <text:p>1,3</text:p>
          </table:table-cell>
          <table:table-cell table:formula="of:=[.B2]/[.A2]" office:value-type="float" office:value="10" calcext:value-type="float">
            <text:p>10</text:p>
          </table:table-cell>
          <table:table-cell table:formula="of:=[.B2]/[.E2]" office:value-type="float" office:value="0.00909090909090909" calcext:value-type="float">
            <text:p>0,00909090909090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]*[.A3]" office:value-type="float" office:value="400" calcext:value-type="float">
            <text:p>400</text:p>
          </table:table-cell>
          <table:table-cell table:formula="of:=[.A3]*[.A3]/3" office:value-type="float" office:value="133.333333333333" calcext:value-type="float">
            <text:p>133,333333333333</text:p>
          </table:table-cell>
          <table:table-cell table:formula="of:=[.A3]*[.A3]/3 +[.A3]" office:value-type="float" office:value="153.333333333333" calcext:value-type="float">
            <text:p>153,333333333333</text:p>
          </table:table-cell>
          <table:table-cell table:formula="of:=100*[.A3]+10000" office:value-type="float" office:value="12000" calcext:value-type="float">
            <text:p>12000</text:p>
          </table:table-cell>
          <table:table-cell table:formula="of:=[.D3]/[.C3]" office:value-type="float" office:value="1.15" calcext:value-type="float">
            <text:p>1,15</text:p>
          </table:table-cell>
          <table:table-cell table:formula="of:=[.B3]/[.A3]" office:value-type="float" office:value="20" calcext:value-type="float">
            <text:p>20</text:p>
          </table:table-cell>
          <table:table-cell table:formula="of:=[.B3]/[.E3]" office:value-type="float" office:value="0.0333333333333333" calcext:value-type="float">
            <text:p>0,033333333333333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[.A4]" office:value-type="float" office:value="900" calcext:value-type="float">
            <text:p>900</text:p>
          </table:table-cell>
          <table:table-cell table:formula="of:=[.A4]*[.A4]/3" office:value-type="float" office:value="300" calcext:value-type="float">
            <text:p>300</text:p>
          </table:table-cell>
          <table:table-cell table:formula="of:=[.A4]*[.A4]/3 +[.A4]" office:value-type="float" office:value="330" calcext:value-type="float">
            <text:p>330</text:p>
          </table:table-cell>
          <table:table-cell table:formula="of:=100*[.A4]+10000" office:value-type="float" office:value="13000" calcext:value-type="float">
            <text:p>13000</text:p>
          </table:table-cell>
          <table:table-cell table:formula="of:=[.D4]/[.C4]" office:value-type="float" office:value="1.1" calcext:value-type="float">
            <text:p>1,1</text:p>
          </table:table-cell>
          <table:table-cell table:formula="of:=[.B4]/[.A4]" office:value-type="float" office:value="30" calcext:value-type="float">
            <text:p>30</text:p>
          </table:table-cell>
          <table:table-cell table:formula="of:=[.B4]/[.E4]" office:value-type="float" office:value="0.0692307692307692" calcext:value-type="float">
            <text:p>0,069230769230769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*[.A5]" office:value-type="float" office:value="1600" calcext:value-type="float">
            <text:p>1600</text:p>
          </table:table-cell>
          <table:table-cell table:formula="of:=[.A5]*[.A5]/3" office:value-type="float" office:value="533.333333333333" calcext:value-type="float">
            <text:p>533,333333333333</text:p>
          </table:table-cell>
          <table:table-cell table:formula="of:=[.A5]*[.A5]/3 +[.A5]" office:value-type="float" office:value="573.333333333333" calcext:value-type="float">
            <text:p>573,333333333333</text:p>
          </table:table-cell>
          <table:table-cell table:formula="of:=100*[.A5]+10000" office:value-type="float" office:value="14000" calcext:value-type="float">
            <text:p>14000</text:p>
          </table:table-cell>
          <table:table-cell table:formula="of:=[.D5]/[.C5]" office:value-type="float" office:value="1.075" calcext:value-type="float">
            <text:p>1,075</text:p>
          </table:table-cell>
          <table:table-cell table:formula="of:=[.B5]/[.A5]" office:value-type="float" office:value="40" calcext:value-type="float">
            <text:p>40</text:p>
          </table:table-cell>
          <table:table-cell table:formula="of:=[.B5]/[.E5]" office:value-type="float" office:value="0.114285714285714" calcext:value-type="float">
            <text:p>0,11428571428571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*[.A6]" office:value-type="float" office:value="2500" calcext:value-type="float">
            <text:p>2500</text:p>
          </table:table-cell>
          <table:table-cell table:formula="of:=[.A6]*[.A6]/3" office:value-type="float" office:value="833.333333333333" calcext:value-type="float">
            <text:p>833,333333333333</text:p>
          </table:table-cell>
          <table:table-cell table:formula="of:=[.A6]*[.A6]/3 +[.A6]" office:value-type="float" office:value="883.333333333333" calcext:value-type="float">
            <text:p>883,333333333333</text:p>
          </table:table-cell>
          <table:table-cell table:formula="of:=100*[.A6]+10000" office:value-type="float" office:value="15000" calcext:value-type="float">
            <text:p>15000</text:p>
          </table:table-cell>
          <table:table-cell table:formula="of:=[.D6]/[.C6]" office:value-type="float" office:value="1.06" calcext:value-type="float">
            <text:p>1,06</text:p>
          </table:table-cell>
          <table:table-cell table:formula="of:=[.B6]/[.A6]" office:value-type="float" office:value="50" calcext:value-type="float">
            <text:p>50</text:p>
          </table:table-cell>
          <table:table-cell table:formula="of:=[.B6]/[.E6]" office:value-type="float" office:value="0.166666666666667" calcext:value-type="float">
            <text:p>0,166666666666667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]*[.A7]" office:value-type="float" office:value="3600" calcext:value-type="float">
            <text:p>3600</text:p>
          </table:table-cell>
          <table:table-cell table:formula="of:=[.A7]*[.A7]/3" office:value-type="float" office:value="1200" calcext:value-type="float">
            <text:p>1200</text:p>
          </table:table-cell>
          <table:table-cell table:formula="of:=[.A7]*[.A7]/3 +[.A7]" office:value-type="float" office:value="1260" calcext:value-type="float">
            <text:p>1260</text:p>
          </table:table-cell>
          <table:table-cell table:formula="of:=100*[.A7]+10000" office:value-type="float" office:value="16000" calcext:value-type="float">
            <text:p>16000</text:p>
          </table:table-cell>
          <table:table-cell table:formula="of:=[.D7]/[.C7]" office:value-type="float" office:value="1.05" calcext:value-type="float">
            <text:p>1,05</text:p>
          </table:table-cell>
          <table:table-cell table:formula="of:=[.B7]/[.A7]" office:value-type="float" office:value="60" calcext:value-type="float">
            <text:p>60</text:p>
          </table:table-cell>
          <table:table-cell table:formula="of:=[.B7]/[.E7]" office:value-type="float" office:value="0.225" calcext:value-type="float">
            <text:p>0,225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]*[.A8]" office:value-type="float" office:value="4900" calcext:value-type="float">
            <text:p>4900</text:p>
          </table:table-cell>
          <table:table-cell table:formula="of:=[.A8]*[.A8]/3" office:value-type="float" office:value="1633.33333333333" calcext:value-type="float">
            <text:p>1633,33333333333</text:p>
          </table:table-cell>
          <table:table-cell table:formula="of:=[.A8]*[.A8]/3 +[.A8]" office:value-type="float" office:value="1703.33333333333" calcext:value-type="float">
            <text:p>1703,33333333333</text:p>
          </table:table-cell>
          <table:table-cell table:formula="of:=100*[.A8]+10000" office:value-type="float" office:value="17000" calcext:value-type="float">
            <text:p>17000</text:p>
          </table:table-cell>
          <table:table-cell table:formula="of:=[.D8]/[.C8]" office:value-type="float" office:value="1.04285714285714" calcext:value-type="float">
            <text:p>1,04285714285714</text:p>
          </table:table-cell>
          <table:table-cell table:formula="of:=[.B8]/[.A8]" office:value-type="float" office:value="70" calcext:value-type="float">
            <text:p>70</text:p>
          </table:table-cell>
          <table:table-cell table:formula="of:=[.B8]/[.E8]" office:value-type="float" office:value="0.288235294117647" calcext:value-type="float">
            <text:p>0,288235294117647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]*[.A9]" office:value-type="float" office:value="6400" calcext:value-type="float">
            <text:p>6400</text:p>
          </table:table-cell>
          <table:table-cell table:formula="of:=[.A9]*[.A9]/3" office:value-type="float" office:value="2133.33333333333" calcext:value-type="float">
            <text:p>2133,33333333333</text:p>
          </table:table-cell>
          <table:table-cell table:formula="of:=[.A9]*[.A9]/3 +[.A9]" office:value-type="float" office:value="2213.33333333333" calcext:value-type="float">
            <text:p>2213,33333333333</text:p>
          </table:table-cell>
          <table:table-cell table:formula="of:=100*[.A9]+10000" office:value-type="float" office:value="18000" calcext:value-type="float">
            <text:p>18000</text:p>
          </table:table-cell>
          <table:table-cell table:formula="of:=[.D9]/[.C9]" office:value-type="float" office:value="1.0375" calcext:value-type="float">
            <text:p>1,0375</text:p>
          </table:table-cell>
          <table:table-cell table:formula="of:=[.B9]/[.A9]" office:value-type="float" office:value="80" calcext:value-type="float">
            <text:p>80</text:p>
          </table:table-cell>
          <table:table-cell table:formula="of:=[.B9]/[.E9]" office:value-type="float" office:value="0.355555555555556" calcext:value-type="float">
            <text:p>0,355555555555556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]*[.A10]" office:value-type="float" office:value="8100" calcext:value-type="float">
            <text:p>8100</text:p>
          </table:table-cell>
          <table:table-cell table:formula="of:=[.A10]*[.A10]/3" office:value-type="float" office:value="2700" calcext:value-type="float">
            <text:p>2700</text:p>
          </table:table-cell>
          <table:table-cell table:formula="of:=[.A10]*[.A10]/3 +[.A10]" office:value-type="float" office:value="2790" calcext:value-type="float">
            <text:p>2790</text:p>
          </table:table-cell>
          <table:table-cell table:formula="of:=100*[.A10]+10000" office:value-type="float" office:value="19000" calcext:value-type="float">
            <text:p>19000</text:p>
          </table:table-cell>
          <table:table-cell table:formula="of:=[.D10]/[.C10]" office:value-type="float" office:value="1.03333333333333" calcext:value-type="float">
            <text:p>1,03333333333333</text:p>
          </table:table-cell>
          <table:table-cell table:formula="of:=[.B10]/[.A10]" office:value-type="float" office:value="90" calcext:value-type="float">
            <text:p>90</text:p>
          </table:table-cell>
          <table:table-cell table:formula="of:=[.B10]/[.E10]" office:value-type="float" office:value="0.426315789473684" calcext:value-type="float">
            <text:p>0,426315789473684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*[.A11]" office:value-type="float" office:value="10000" calcext:value-type="float">
            <text:p>10000</text:p>
          </table:table-cell>
          <table:table-cell table:formula="of:=[.A11]*[.A11]/3" office:value-type="float" office:value="3333.33333333333" calcext:value-type="float">
            <text:p>3333,33333333333</text:p>
          </table:table-cell>
          <table:table-cell table:formula="of:=[.A11]*[.A11]/3 +[.A11]" office:value-type="float" office:value="3433.33333333333" calcext:value-type="float">
            <text:p>3433,33333333333</text:p>
          </table:table-cell>
          <table:table-cell table:formula="of:=100*[.A11]+10000" office:value-type="float" office:value="20000" calcext:value-type="float">
            <text:p>20000</text:p>
          </table:table-cell>
          <table:table-cell table:formula="of:=[.D11]/[.C11]" office:value-type="float" office:value="1.03" calcext:value-type="float">
            <text:p>1,03</text:p>
          </table:table-cell>
          <table:table-cell table:formula="of:=[.B11]/[.A11]" office:value-type="float" office:value="100" calcext:value-type="float">
            <text:p>100</text:p>
          </table:table-cell>
          <table:table-cell table:formula="of:=[.B11]/[.E11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2]*[.A12]" office:value-type="float" office:value="12100" calcext:value-type="float">
            <text:p>12100</text:p>
          </table:table-cell>
          <table:table-cell table:formula="of:=[.A12]*[.A12]/3" office:value-type="float" office:value="4033.33333333333" calcext:value-type="float">
            <text:p>4033,33333333333</text:p>
          </table:table-cell>
          <table:table-cell table:formula="of:=[.A12]*[.A12]/3 +[.A12]" office:value-type="float" office:value="4143.33333333333" calcext:value-type="float">
            <text:p>4143,33333333333</text:p>
          </table:table-cell>
          <table:table-cell table:formula="of:=100*[.A12]+10000" office:value-type="float" office:value="21000" calcext:value-type="float">
            <text:p>21000</text:p>
          </table:table-cell>
          <table:table-cell table:formula="of:=[.D12]/[.C12]" office:value-type="float" office:value="1.02727272727273" calcext:value-type="float">
            <text:p>1,02727272727273</text:p>
          </table:table-cell>
          <table:table-cell table:formula="of:=[.B12]/[.A12]" office:value-type="float" office:value="110" calcext:value-type="float">
            <text:p>110</text:p>
          </table:table-cell>
          <table:table-cell table:formula="of:=[.B12]/[.E12]" office:value-type="float" office:value="0.576190476190476" calcext:value-type="float">
            <text:p>0,576190476190476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3]*[.A13]" office:value-type="float" office:value="14400" calcext:value-type="float">
            <text:p>14400</text:p>
          </table:table-cell>
          <table:table-cell table:formula="of:=[.A13]*[.A13]/3" office:value-type="float" office:value="4800" calcext:value-type="float">
            <text:p>4800</text:p>
          </table:table-cell>
          <table:table-cell table:formula="of:=[.A13]*[.A13]/3 +[.A13]" office:value-type="float" office:value="4920" calcext:value-type="float">
            <text:p>4920</text:p>
          </table:table-cell>
          <table:table-cell table:formula="of:=100*[.A13]+10000" office:value-type="float" office:value="22000" calcext:value-type="float">
            <text:p>22000</text:p>
          </table:table-cell>
          <table:table-cell table:formula="of:=[.D13]/[.C13]" office:value-type="float" office:value="1.025" calcext:value-type="float">
            <text:p>1,025</text:p>
          </table:table-cell>
          <table:table-cell table:formula="of:=[.B13]/[.A13]" office:value-type="float" office:value="120" calcext:value-type="float">
            <text:p>120</text:p>
          </table:table-cell>
          <table:table-cell table:formula="of:=[.B13]/[.E13]" office:value-type="float" office:value="0.654545454545455" calcext:value-type="float">
            <text:p>0,654545454545455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4]*[.A14]" office:value-type="float" office:value="16900" calcext:value-type="float">
            <text:p>16900</text:p>
          </table:table-cell>
          <table:table-cell table:formula="of:=[.A14]*[.A14]/3" office:value-type="float" office:value="5633.33333333333" calcext:value-type="float">
            <text:p>5633,33333333333</text:p>
          </table:table-cell>
          <table:table-cell table:formula="of:=[.A14]*[.A14]/3 +[.A14]" office:value-type="float" office:value="5763.33333333333" calcext:value-type="float">
            <text:p>5763,33333333333</text:p>
          </table:table-cell>
          <table:table-cell table:formula="of:=100*[.A14]+10000" office:value-type="float" office:value="23000" calcext:value-type="float">
            <text:p>23000</text:p>
          </table:table-cell>
          <table:table-cell table:formula="of:=[.D14]/[.C14]" office:value-type="float" office:value="1.02307692307692" calcext:value-type="float">
            <text:p>1,02307692307692</text:p>
          </table:table-cell>
          <table:table-cell table:formula="of:=[.B14]/[.A14]" office:value-type="float" office:value="130" calcext:value-type="float">
            <text:p>130</text:p>
          </table:table-cell>
          <table:table-cell table:formula="of:=[.B14]/[.E14]" office:value-type="float" office:value="0.734782608695652" calcext:value-type="float">
            <text:p>0,734782608695652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5]*[.A15]" office:value-type="float" office:value="19600" calcext:value-type="float">
            <text:p>19600</text:p>
          </table:table-cell>
          <table:table-cell table:formula="of:=[.A15]*[.A15]/3" office:value-type="float" office:value="6533.33333333333" calcext:value-type="float">
            <text:p>6533,33333333333</text:p>
          </table:table-cell>
          <table:table-cell table:formula="of:=[.A15]*[.A15]/3 +[.A15]" office:value-type="float" office:value="6673.33333333333" calcext:value-type="float">
            <text:p>6673,33333333333</text:p>
          </table:table-cell>
          <table:table-cell table:formula="of:=100*[.A15]+10000" office:value-type="float" office:value="24000" calcext:value-type="float">
            <text:p>24000</text:p>
          </table:table-cell>
          <table:table-cell table:formula="of:=[.D15]/[.C15]" office:value-type="float" office:value="1.02142857142857" calcext:value-type="float">
            <text:p>1,02142857142857</text:p>
          </table:table-cell>
          <table:table-cell table:formula="of:=[.B15]/[.A15]" office:value-type="float" office:value="140" calcext:value-type="float">
            <text:p>140</text:p>
          </table:table-cell>
          <table:table-cell table:formula="of:=[.B15]/[.E15]" office:value-type="float" office:value="0.816666666666667" calcext:value-type="float">
            <text:p>0,816666666666667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6]*[.A16]" office:value-type="float" office:value="22500" calcext:value-type="float">
            <text:p>22500</text:p>
          </table:table-cell>
          <table:table-cell table:formula="of:=[.A16]*[.A16]/3" office:value-type="float" office:value="7500" calcext:value-type="float">
            <text:p>7500</text:p>
          </table:table-cell>
          <table:table-cell table:formula="of:=[.A16]*[.A16]/3 +[.A16]" office:value-type="float" office:value="7650" calcext:value-type="float">
            <text:p>7650</text:p>
          </table:table-cell>
          <table:table-cell table:formula="of:=100*[.A16]+10000" office:value-type="float" office:value="25000" calcext:value-type="float">
            <text:p>25000</text:p>
          </table:table-cell>
          <table:table-cell table:formula="of:=[.D16]/[.C16]" office:value-type="float" office:value="1.02" calcext:value-type="float">
            <text:p>1,02</text:p>
          </table:table-cell>
          <table:table-cell table:formula="of:=[.B16]/[.A16]" office:value-type="float" office:value="150" calcext:value-type="float">
            <text:p>150</text:p>
          </table:table-cell>
          <table:table-cell table:formula="of:=[.B16]/[.E16]" office:value-type="float" office:value="0.9" calcext:value-type="float">
            <text:p>0,9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7]*[.A17]" office:value-type="float" office:value="25600" calcext:value-type="float">
            <text:p>25600</text:p>
          </table:table-cell>
          <table:table-cell table:formula="of:=[.A17]*[.A17]/3" office:value-type="float" office:value="8533.33333333333" calcext:value-type="float">
            <text:p>8533,33333333333</text:p>
          </table:table-cell>
          <table:table-cell table:formula="of:=[.A17]*[.A17]/3 +[.A17]" office:value-type="float" office:value="8693.33333333333" calcext:value-type="float">
            <text:p>8693,33333333333</text:p>
          </table:table-cell>
          <table:table-cell table:formula="of:=100*[.A17]+10000" office:value-type="float" office:value="26000" calcext:value-type="float">
            <text:p>26000</text:p>
          </table:table-cell>
          <table:table-cell table:formula="of:=[.D17]/[.C17]" office:value-type="float" office:value="1.01875" calcext:value-type="float">
            <text:p>1,01875</text:p>
          </table:table-cell>
          <table:table-cell table:formula="of:=[.B17]/[.A17]" office:value-type="float" office:value="160" calcext:value-type="float">
            <text:p>160</text:p>
          </table:table-cell>
          <table:table-cell table:formula="of:=[.B17]/[.E17]" office:value-type="float" office:value="0.984615384615385" calcext:value-type="float">
            <text:p>0,984615384615385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8]*[.A18]" office:value-type="float" office:value="28900" calcext:value-type="float">
            <text:p>28900</text:p>
          </table:table-cell>
          <table:table-cell table:formula="of:=[.A18]*[.A18]/3" office:value-type="float" office:value="9633.33333333333" calcext:value-type="float">
            <text:p>9633,33333333333</text:p>
          </table:table-cell>
          <table:table-cell table:formula="of:=[.A18]*[.A18]/3 +[.A18]" office:value-type="float" office:value="9803.33333333333" calcext:value-type="float">
            <text:p>9803,33333333333</text:p>
          </table:table-cell>
          <table:table-cell table:formula="of:=100*[.A18]+10000" office:value-type="float" office:value="27000" calcext:value-type="float">
            <text:p>27000</text:p>
          </table:table-cell>
          <table:table-cell table:formula="of:=[.D18]/[.C18]" office:value-type="float" office:value="1.01764705882353" calcext:value-type="float">
            <text:p>1,01764705882353</text:p>
          </table:table-cell>
          <table:table-cell table:formula="of:=[.B18]/[.A18]" office:value-type="float" office:value="170" calcext:value-type="float">
            <text:p>170</text:p>
          </table:table-cell>
          <table:table-cell table:formula="of:=[.B18]/[.E18]" office:value-type="float" office:value="1.07037037037037" calcext:value-type="float">
            <text:p>1,07037037037037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9]*[.A19]" office:value-type="float" office:value="32400" calcext:value-type="float">
            <text:p>32400</text:p>
          </table:table-cell>
          <table:table-cell table:formula="of:=[.A19]*[.A19]/3" office:value-type="float" office:value="10800" calcext:value-type="float">
            <text:p>10800</text:p>
          </table:table-cell>
          <table:table-cell table:formula="of:=[.A19]*[.A19]/3 +[.A19]" office:value-type="float" office:value="10980" calcext:value-type="float">
            <text:p>10980</text:p>
          </table:table-cell>
          <table:table-cell table:formula="of:=100*[.A19]+10000" office:value-type="float" office:value="28000" calcext:value-type="float">
            <text:p>28000</text:p>
          </table:table-cell>
          <table:table-cell table:formula="of:=[.D19]/[.C19]" office:value-type="float" office:value="1.01666666666667" calcext:value-type="float">
            <text:p>1,01666666666667</text:p>
          </table:table-cell>
          <table:table-cell table:formula="of:=[.B19]/[.A19]" office:value-type="float" office:value="180" calcext:value-type="float">
            <text:p>180</text:p>
          </table:table-cell>
          <table:table-cell table:formula="of:=[.B19]/[.E19]" office:value-type="float" office:value="1.15714285714286" calcext:value-type="float">
            <text:p>1,15714285714286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0]*[.A20]" office:value-type="float" office:value="36100" calcext:value-type="float">
            <text:p>36100</text:p>
          </table:table-cell>
          <table:table-cell table:formula="of:=[.A20]*[.A20]/3" office:value-type="float" office:value="12033.3333333333" calcext:value-type="float">
            <text:p>12033,3333333333</text:p>
          </table:table-cell>
          <table:table-cell table:formula="of:=[.A20]*[.A20]/3 +[.A20]" office:value-type="float" office:value="12223.3333333333" calcext:value-type="float">
            <text:p>12223,3333333333</text:p>
          </table:table-cell>
          <table:table-cell table:formula="of:=100*[.A20]+10000" office:value-type="float" office:value="29000" calcext:value-type="float">
            <text:p>29000</text:p>
          </table:table-cell>
          <table:table-cell table:formula="of:=[.D20]/[.C20]" office:value-type="float" office:value="1.01578947368421" calcext:value-type="float">
            <text:p>1,01578947368421</text:p>
          </table:table-cell>
          <table:table-cell table:formula="of:=[.B20]/[.A20]" office:value-type="float" office:value="190" calcext:value-type="float">
            <text:p>190</text:p>
          </table:table-cell>
          <table:table-cell table:formula="of:=[.B20]/[.E20]" office:value-type="float" office:value="1.2448275862069" calcext:value-type="float">
            <text:p>1,2448275862069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1]*[.A21]" office:value-type="float" office:value="40000" calcext:value-type="float">
            <text:p>40000</text:p>
          </table:table-cell>
          <table:table-cell table:formula="of:=[.A21]*[.A21]/3" office:value-type="float" office:value="13333.3333333333" calcext:value-type="float">
            <text:p>13333,3333333333</text:p>
          </table:table-cell>
          <table:table-cell table:formula="of:=[.A21]*[.A21]/3 +[.A21]" office:value-type="float" office:value="13533.3333333333" calcext:value-type="float">
            <text:p>13533,3333333333</text:p>
          </table:table-cell>
          <table:table-cell table:formula="of:=100*[.A21]+10000" office:value-type="float" office:value="30000" calcext:value-type="float">
            <text:p>30000</text:p>
          </table:table-cell>
          <table:table-cell table:formula="of:=[.D21]/[.C21]" office:value-type="float" office:value="1.015" calcext:value-type="float">
            <text:p>1,015</text:p>
          </table:table-cell>
          <table:table-cell table:formula="of:=[.B21]/[.A21]" office:value-type="float" office:value="200" calcext:value-type="float">
            <text:p>200</text:p>
          </table:table-cell>
          <table:table-cell table:formula="of:=[.B21]/[.E21]" office:value-type="float" office:value="1.33333333333333" calcext:value-type="float">
            <text:p>1,33333333333333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2]*[.A22]" office:value-type="float" office:value="44100" calcext:value-type="float">
            <text:p>44100</text:p>
          </table:table-cell>
          <table:table-cell table:formula="of:=[.A22]*[.A22]/3" office:value-type="float" office:value="14700" calcext:value-type="float">
            <text:p>14700</text:p>
          </table:table-cell>
          <table:table-cell table:formula="of:=[.A22]*[.A22]/3 +[.A22]" office:value-type="float" office:value="14910" calcext:value-type="float">
            <text:p>14910</text:p>
          </table:table-cell>
          <table:table-cell table:formula="of:=100*[.A22]+10000" office:value-type="float" office:value="31000" calcext:value-type="float">
            <text:p>31000</text:p>
          </table:table-cell>
          <table:table-cell table:formula="of:=[.D22]/[.C22]" office:value-type="float" office:value="1.01428571428571" calcext:value-type="float">
            <text:p>1,01428571428571</text:p>
          </table:table-cell>
          <table:table-cell table:formula="of:=[.B22]/[.A22]" office:value-type="float" office:value="210" calcext:value-type="float">
            <text:p>210</text:p>
          </table:table-cell>
          <table:table-cell table:formula="of:=[.B22]/[.E22]" office:value-type="float" office:value="1.42258064516129" calcext:value-type="float">
            <text:p>1,42258064516129</text:p>
          </table:table-cell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3]*[.A23]" office:value-type="float" office:value="48400" calcext:value-type="float">
            <text:p>48400</text:p>
          </table:table-cell>
          <table:table-cell table:formula="of:=[.A23]*[.A23]/3" office:value-type="float" office:value="16133.3333333333" calcext:value-type="float">
            <text:p>16133,3333333333</text:p>
          </table:table-cell>
          <table:table-cell table:formula="of:=[.A23]*[.A23]/3 +[.A23]" office:value-type="float" office:value="16353.3333333333" calcext:value-type="float">
            <text:p>16353,3333333333</text:p>
          </table:table-cell>
          <table:table-cell table:formula="of:=100*[.A23]+10000" office:value-type="float" office:value="32000" calcext:value-type="float">
            <text:p>32000</text:p>
          </table:table-cell>
          <table:table-cell table:formula="of:=[.D23]/[.C23]" office:value-type="float" office:value="1.01363636363636" calcext:value-type="float">
            <text:p>1,01363636363636</text:p>
          </table:table-cell>
          <table:table-cell table:formula="of:=[.B23]/[.A23]" office:value-type="float" office:value="220" calcext:value-type="float">
            <text:p>220</text:p>
          </table:table-cell>
          <table:table-cell table:formula="of:=[.B23]/[.E23]" office:value-type="float" office:value="1.5125" calcext:value-type="float">
            <text:p>1,5125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4]*[.A24]" office:value-type="float" office:value="52900" calcext:value-type="float">
            <text:p>52900</text:p>
          </table:table-cell>
          <table:table-cell table:formula="of:=[.A24]*[.A24]/3" office:value-type="float" office:value="17633.3333333333" calcext:value-type="float">
            <text:p>17633,3333333333</text:p>
          </table:table-cell>
          <table:table-cell table:formula="of:=[.A24]*[.A24]/3 +[.A24]" office:value-type="float" office:value="17863.3333333333" calcext:value-type="float">
            <text:p>17863,3333333333</text:p>
          </table:table-cell>
          <table:table-cell table:formula="of:=100*[.A24]+10000" office:value-type="float" office:value="33000" calcext:value-type="float">
            <text:p>33000</text:p>
          </table:table-cell>
          <table:table-cell table:formula="of:=[.D24]/[.C24]" office:value-type="float" office:value="1.01304347826087" calcext:value-type="float">
            <text:p>1,01304347826087</text:p>
          </table:table-cell>
          <table:table-cell table:formula="of:=[.B24]/[.A24]" office:value-type="float" office:value="230" calcext:value-type="float">
            <text:p>230</text:p>
          </table:table-cell>
          <table:table-cell table:formula="of:=[.B24]/[.E24]" office:value-type="float" office:value="1.6030303030303" calcext:value-type="float">
            <text:p>1,6030303030303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5]*[.A25]" office:value-type="float" office:value="57600" calcext:value-type="float">
            <text:p>57600</text:p>
          </table:table-cell>
          <table:table-cell table:formula="of:=[.A25]*[.A25]/3" office:value-type="float" office:value="19200" calcext:value-type="float">
            <text:p>19200</text:p>
          </table:table-cell>
          <table:table-cell table:formula="of:=[.A25]*[.A25]/3 +[.A25]" office:value-type="float" office:value="19440" calcext:value-type="float">
            <text:p>19440</text:p>
          </table:table-cell>
          <table:table-cell table:formula="of:=100*[.A25]+10000" office:value-type="float" office:value="34000" calcext:value-type="float">
            <text:p>34000</text:p>
          </table:table-cell>
          <table:table-cell table:formula="of:=[.D25]/[.C25]" office:value-type="float" office:value="1.0125" calcext:value-type="float">
            <text:p>1,0125</text:p>
          </table:table-cell>
          <table:table-cell table:formula="of:=[.B25]/[.A25]" office:value-type="float" office:value="240" calcext:value-type="float">
            <text:p>240</text:p>
          </table:table-cell>
          <table:table-cell table:formula="of:=[.B25]/[.E25]" office:value-type="float" office:value="1.69411764705882" calcext:value-type="float">
            <text:p>1,69411764705882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6]*[.A26]" office:value-type="float" office:value="62500" calcext:value-type="float">
            <text:p>62500</text:p>
          </table:table-cell>
          <table:table-cell table:formula="of:=[.A26]*[.A26]/3" office:value-type="float" office:value="20833.3333333333" calcext:value-type="float">
            <text:p>20833,3333333333</text:p>
          </table:table-cell>
          <table:table-cell table:formula="of:=[.A26]*[.A26]/3 +[.A26]" office:value-type="float" office:value="21083.3333333333" calcext:value-type="float">
            <text:p>21083,3333333333</text:p>
          </table:table-cell>
          <table:table-cell table:formula="of:=100*[.A26]+10000" office:value-type="float" office:value="35000" calcext:value-type="float">
            <text:p>35000</text:p>
          </table:table-cell>
          <table:table-cell table:formula="of:=[.D26]/[.C26]" office:value-type="float" office:value="1.012" calcext:value-type="float">
            <text:p>1,012</text:p>
          </table:table-cell>
          <table:table-cell table:formula="of:=[.B26]/[.A26]" office:value-type="float" office:value="250" calcext:value-type="float">
            <text:p>250</text:p>
          </table:table-cell>
          <table:table-cell table:formula="of:=[.B26]/[.E26]" office:value-type="float" office:value="1.78571428571429" calcext:value-type="float">
            <text:p>1,78571428571429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7]*[.A27]" office:value-type="float" office:value="67600" calcext:value-type="float">
            <text:p>67600</text:p>
          </table:table-cell>
          <table:table-cell table:formula="of:=[.A27]*[.A27]/3" office:value-type="float" office:value="22533.3333333333" calcext:value-type="float">
            <text:p>22533,3333333333</text:p>
          </table:table-cell>
          <table:table-cell table:formula="of:=[.A27]*[.A27]/3 +[.A27]" office:value-type="float" office:value="22793.3333333333" calcext:value-type="float">
            <text:p>22793,3333333333</text:p>
          </table:table-cell>
          <table:table-cell table:formula="of:=100*[.A27]+10000" office:value-type="float" office:value="36000" calcext:value-type="float">
            <text:p>36000</text:p>
          </table:table-cell>
          <table:table-cell table:formula="of:=[.D27]/[.C27]" office:value-type="float" office:value="1.01153846153846" calcext:value-type="float">
            <text:p>1,01153846153846</text:p>
          </table:table-cell>
          <table:table-cell table:formula="of:=[.B27]/[.A27]" office:value-type="float" office:value="260" calcext:value-type="float">
            <text:p>260</text:p>
          </table:table-cell>
          <table:table-cell table:formula="of:=[.B27]/[.E27]" office:value-type="float" office:value="1.87777777777778" calcext:value-type="float">
            <text:p>1,87777777777778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8]*[.A28]" office:value-type="float" office:value="72900" calcext:value-type="float">
            <text:p>72900</text:p>
          </table:table-cell>
          <table:table-cell table:formula="of:=[.A28]*[.A28]/3" office:value-type="float" office:value="24300" calcext:value-type="float">
            <text:p>24300</text:p>
          </table:table-cell>
          <table:table-cell table:formula="of:=[.A28]*[.A28]/3 +[.A28]" office:value-type="float" office:value="24570" calcext:value-type="float">
            <text:p>24570</text:p>
          </table:table-cell>
          <table:table-cell table:formula="of:=100*[.A28]+10000" office:value-type="float" office:value="37000" calcext:value-type="float">
            <text:p>37000</text:p>
          </table:table-cell>
          <table:table-cell table:formula="of:=[.D28]/[.C28]" office:value-type="float" office:value="1.01111111111111" calcext:value-type="float">
            <text:p>1,01111111111111</text:p>
          </table:table-cell>
          <table:table-cell table:formula="of:=[.B28]/[.A28]" office:value-type="float" office:value="270" calcext:value-type="float">
            <text:p>270</text:p>
          </table:table-cell>
          <table:table-cell table:formula="of:=[.B28]/[.E28]" office:value-type="float" office:value="1.97027027027027" calcext:value-type="float">
            <text:p>1,97027027027027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9]*[.A29]" office:value-type="float" office:value="78400" calcext:value-type="float">
            <text:p>78400</text:p>
          </table:table-cell>
          <table:table-cell table:formula="of:=[.A29]*[.A29]/3" office:value-type="float" office:value="26133.3333333333" calcext:value-type="float">
            <text:p>26133,3333333333</text:p>
          </table:table-cell>
          <table:table-cell table:formula="of:=[.A29]*[.A29]/3 +[.A29]" office:value-type="float" office:value="26413.3333333333" calcext:value-type="float">
            <text:p>26413,3333333333</text:p>
          </table:table-cell>
          <table:table-cell table:formula="of:=100*[.A29]+10000" office:value-type="float" office:value="38000" calcext:value-type="float">
            <text:p>38000</text:p>
          </table:table-cell>
          <table:table-cell table:formula="of:=[.D29]/[.C29]" office:value-type="float" office:value="1.01071428571429" calcext:value-type="float">
            <text:p>1,01071428571429</text:p>
          </table:table-cell>
          <table:table-cell table:formula="of:=[.B29]/[.A29]" office:value-type="float" office:value="280" calcext:value-type="float">
            <text:p>280</text:p>
          </table:table-cell>
          <table:table-cell table:formula="of:=[.B29]/[.E29]" office:value-type="float" office:value="2.06315789473684" calcext:value-type="float">
            <text:p>2,06315789473684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0]*[.A30]" office:value-type="float" office:value="84100" calcext:value-type="float">
            <text:p>84100</text:p>
          </table:table-cell>
          <table:table-cell table:formula="of:=[.A30]*[.A30]/3" office:value-type="float" office:value="28033.3333333333" calcext:value-type="float">
            <text:p>28033,3333333333</text:p>
          </table:table-cell>
          <table:table-cell table:formula="of:=[.A30]*[.A30]/3 +[.A30]" office:value-type="float" office:value="28323.3333333333" calcext:value-type="float">
            <text:p>28323,3333333333</text:p>
          </table:table-cell>
          <table:table-cell table:formula="of:=100*[.A30]+10000" office:value-type="float" office:value="39000" calcext:value-type="float">
            <text:p>39000</text:p>
          </table:table-cell>
          <table:table-cell table:formula="of:=[.D30]/[.C30]" office:value-type="float" office:value="1.01034482758621" calcext:value-type="float">
            <text:p>1,01034482758621</text:p>
          </table:table-cell>
          <table:table-cell table:formula="of:=[.B30]/[.A30]" office:value-type="float" office:value="290" calcext:value-type="float">
            <text:p>290</text:p>
          </table:table-cell>
          <table:table-cell table:formula="of:=[.B30]/[.E30]" office:value-type="float" office:value="2.15641025641026" calcext:value-type="float">
            <text:p>2,15641025641026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1]*[.A31]" office:value-type="float" office:value="90000" calcext:value-type="float">
            <text:p>90000</text:p>
          </table:table-cell>
          <table:table-cell table:formula="of:=[.A31]*[.A31]/3" office:value-type="float" office:value="30000" calcext:value-type="float">
            <text:p>30000</text:p>
          </table:table-cell>
          <table:table-cell table:formula="of:=[.A31]*[.A31]/3 +[.A31]" office:value-type="float" office:value="30300" calcext:value-type="float">
            <text:p>30300</text:p>
          </table:table-cell>
          <table:table-cell table:formula="of:=100*[.A31]+10000" office:value-type="float" office:value="40000" calcext:value-type="float">
            <text:p>40000</text:p>
          </table:table-cell>
          <table:table-cell table:formula="of:=[.D31]/[.C31]" office:value-type="float" office:value="1.01" calcext:value-type="float">
            <text:p>1,01</text:p>
          </table:table-cell>
          <table:table-cell table:formula="of:=[.B31]/[.A31]" office:value-type="float" office:value="300" calcext:value-type="float">
            <text:p>300</text:p>
          </table:table-cell>
          <table:table-cell table:formula="of:=[.B31]/[.E31]" office:value-type="float" office:value="2.25" calcext:value-type="float">
            <text:p>2,25</text:p>
          </table:table-cell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2]*[.A32]" office:value-type="float" office:value="96100" calcext:value-type="float">
            <text:p>96100</text:p>
          </table:table-cell>
          <table:table-cell table:formula="of:=[.A32]*[.A32]/3" office:value-type="float" office:value="32033.3333333333" calcext:value-type="float">
            <text:p>32033,3333333333</text:p>
          </table:table-cell>
          <table:table-cell table:formula="of:=[.A32]*[.A32]/3 +[.A32]" office:value-type="float" office:value="32343.3333333333" calcext:value-type="float">
            <text:p>32343,3333333333</text:p>
          </table:table-cell>
          <table:table-cell table:formula="of:=100*[.A32]+10000" office:value-type="float" office:value="41000" calcext:value-type="float">
            <text:p>41000</text:p>
          </table:table-cell>
          <table:table-cell table:formula="of:=[.D32]/[.C32]" office:value-type="float" office:value="1.00967741935484" calcext:value-type="float">
            <text:p>1,00967741935484</text:p>
          </table:table-cell>
          <table:table-cell table:formula="of:=[.B32]/[.A32]" office:value-type="float" office:value="310" calcext:value-type="float">
            <text:p>310</text:p>
          </table:table-cell>
          <table:table-cell table:formula="of:=[.B32]/[.E32]" office:value-type="float" office:value="2.34390243902439" calcext:value-type="float">
            <text:p>2,34390243902439</text:p>
          </table:table-cell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3]*[.A33]" office:value-type="float" office:value="102400" calcext:value-type="float">
            <text:p>102400</text:p>
          </table:table-cell>
          <table:table-cell table:formula="of:=[.A33]*[.A33]/3" office:value-type="float" office:value="34133.3333333333" calcext:value-type="float">
            <text:p>34133,3333333333</text:p>
          </table:table-cell>
          <table:table-cell table:formula="of:=[.A33]*[.A33]/3 +[.A33]" office:value-type="float" office:value="34453.3333333333" calcext:value-type="float">
            <text:p>34453,3333333333</text:p>
          </table:table-cell>
          <table:table-cell table:formula="of:=100*[.A33]+10000" office:value-type="float" office:value="42000" calcext:value-type="float">
            <text:p>42000</text:p>
          </table:table-cell>
          <table:table-cell table:formula="of:=[.D33]/[.C33]" office:value-type="float" office:value="1.009375" calcext:value-type="float">
            <text:p>1,009375</text:p>
          </table:table-cell>
          <table:table-cell table:formula="of:=[.B33]/[.A33]" office:value-type="float" office:value="320" calcext:value-type="float">
            <text:p>320</text:p>
          </table:table-cell>
          <table:table-cell table:formula="of:=[.B33]/[.E33]" office:value-type="float" office:value="2.43809523809524" calcext:value-type="float">
            <text:p>2,43809523809524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4]*[.A34]" office:value-type="float" office:value="108900" calcext:value-type="float">
            <text:p>108900</text:p>
          </table:table-cell>
          <table:table-cell table:formula="of:=[.A34]*[.A34]/3" office:value-type="float" office:value="36300" calcext:value-type="float">
            <text:p>36300</text:p>
          </table:table-cell>
          <table:table-cell table:formula="of:=[.A34]*[.A34]/3 +[.A34]" office:value-type="float" office:value="36630" calcext:value-type="float">
            <text:p>36630</text:p>
          </table:table-cell>
          <table:table-cell table:formula="of:=100*[.A34]+10000" office:value-type="float" office:value="43000" calcext:value-type="float">
            <text:p>43000</text:p>
          </table:table-cell>
          <table:table-cell table:formula="of:=[.D34]/[.C34]" office:value-type="float" office:value="1.00909090909091" calcext:value-type="float">
            <text:p>1,00909090909091</text:p>
          </table:table-cell>
          <table:table-cell table:formula="of:=[.B34]/[.A34]" office:value-type="float" office:value="330" calcext:value-type="float">
            <text:p>330</text:p>
          </table:table-cell>
          <table:table-cell table:formula="of:=[.B34]/[.E34]" office:value-type="float" office:value="2.53255813953488" calcext:value-type="float">
            <text:p>2,53255813953488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5]*[.A35]" office:value-type="float" office:value="115600" calcext:value-type="float">
            <text:p>115600</text:p>
          </table:table-cell>
          <table:table-cell table:formula="of:=[.A35]*[.A35]/3" office:value-type="float" office:value="38533.3333333333" calcext:value-type="float">
            <text:p>38533,3333333333</text:p>
          </table:table-cell>
          <table:table-cell table:formula="of:=[.A35]*[.A35]/3 +[.A35]" office:value-type="float" office:value="38873.3333333333" calcext:value-type="float">
            <text:p>38873,3333333333</text:p>
          </table:table-cell>
          <table:table-cell table:formula="of:=100*[.A35]+10000" office:value-type="float" office:value="44000" calcext:value-type="float">
            <text:p>44000</text:p>
          </table:table-cell>
          <table:table-cell table:formula="of:=[.D35]/[.C35]" office:value-type="float" office:value="1.00882352941176" calcext:value-type="float">
            <text:p>1,00882352941176</text:p>
          </table:table-cell>
          <table:table-cell table:formula="of:=[.B35]/[.A35]" office:value-type="float" office:value="340" calcext:value-type="float">
            <text:p>340</text:p>
          </table:table-cell>
          <table:table-cell table:formula="of:=[.B35]/[.E35]" office:value-type="float" office:value="2.62727272727273" calcext:value-type="float">
            <text:p>2,62727272727273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6]*[.A36]" office:value-type="float" office:value="122500" calcext:value-type="float">
            <text:p>122500</text:p>
          </table:table-cell>
          <table:table-cell table:formula="of:=[.A36]*[.A36]/3" office:value-type="float" office:value="40833.3333333333" calcext:value-type="float">
            <text:p>40833,3333333333</text:p>
          </table:table-cell>
          <table:table-cell table:formula="of:=[.A36]*[.A36]/3 +[.A36]" office:value-type="float" office:value="41183.3333333333" calcext:value-type="float">
            <text:p>41183,3333333333</text:p>
          </table:table-cell>
          <table:table-cell table:formula="of:=100*[.A36]+10000" office:value-type="float" office:value="45000" calcext:value-type="float">
            <text:p>45000</text:p>
          </table:table-cell>
          <table:table-cell table:formula="of:=[.D36]/[.C36]" office:value-type="float" office:value="1.00857142857143" calcext:value-type="float">
            <text:p>1,00857142857143</text:p>
          </table:table-cell>
          <table:table-cell table:formula="of:=[.B36]/[.A36]" office:value-type="float" office:value="350" calcext:value-type="float">
            <text:p>350</text:p>
          </table:table-cell>
          <table:table-cell table:formula="of:=[.B36]/[.E36]" office:value-type="float" office:value="2.72222222222222" calcext:value-type="float">
            <text:p>2,72222222222222</text:p>
          </table:table-cell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7]*[.A37]" office:value-type="float" office:value="129600" calcext:value-type="float">
            <text:p>129600</text:p>
          </table:table-cell>
          <table:table-cell table:formula="of:=[.A37]*[.A37]/3" office:value-type="float" office:value="43200" calcext:value-type="float">
            <text:p>43200</text:p>
          </table:table-cell>
          <table:table-cell table:formula="of:=[.A37]*[.A37]/3 +[.A37]" office:value-type="float" office:value="43560" calcext:value-type="float">
            <text:p>43560</text:p>
          </table:table-cell>
          <table:table-cell table:formula="of:=100*[.A37]+10000" office:value-type="float" office:value="46000" calcext:value-type="float">
            <text:p>46000</text:p>
          </table:table-cell>
          <table:table-cell table:formula="of:=[.D37]/[.C37]" office:value-type="float" office:value="1.00833333333333" calcext:value-type="float">
            <text:p>1,00833333333333</text:p>
          </table:table-cell>
          <table:table-cell table:formula="of:=[.B37]/[.A37]" office:value-type="float" office:value="360" calcext:value-type="float">
            <text:p>360</text:p>
          </table:table-cell>
          <table:table-cell table:formula="of:=[.B37]/[.E37]" office:value-type="float" office:value="2.81739130434783" calcext:value-type="float">
            <text:p>2,81739130434783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8]*[.A38]" office:value-type="float" office:value="136900" calcext:value-type="float">
            <text:p>136900</text:p>
          </table:table-cell>
          <table:table-cell table:formula="of:=[.A38]*[.A38]/3" office:value-type="float" office:value="45633.3333333333" calcext:value-type="float">
            <text:p>45633,3333333333</text:p>
          </table:table-cell>
          <table:table-cell table:formula="of:=[.A38]*[.A38]/3 +[.A38]" office:value-type="float" office:value="46003.3333333333" calcext:value-type="float">
            <text:p>46003,3333333333</text:p>
          </table:table-cell>
          <table:table-cell table:formula="of:=100*[.A38]+10000" office:value-type="float" office:value="47000" calcext:value-type="float">
            <text:p>47000</text:p>
          </table:table-cell>
          <table:table-cell table:formula="of:=[.D38]/[.C38]" office:value-type="float" office:value="1.00810810810811" calcext:value-type="float">
            <text:p>1,00810810810811</text:p>
          </table:table-cell>
          <table:table-cell table:formula="of:=[.B38]/[.A38]" office:value-type="float" office:value="370" calcext:value-type="float">
            <text:p>370</text:p>
          </table:table-cell>
          <table:table-cell table:formula="of:=[.B38]/[.E38]" office:value-type="float" office:value="2.91276595744681" calcext:value-type="float">
            <text:p>2,91276595744681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9]*[.A39]" office:value-type="float" office:value="144400" calcext:value-type="float">
            <text:p>144400</text:p>
          </table:table-cell>
          <table:table-cell table:formula="of:=[.A39]*[.A39]/3" office:value-type="float" office:value="48133.3333333333" calcext:value-type="float">
            <text:p>48133,3333333333</text:p>
          </table:table-cell>
          <table:table-cell table:formula="of:=[.A39]*[.A39]/3 +[.A39]" office:value-type="float" office:value="48513.3333333333" calcext:value-type="float">
            <text:p>48513,3333333333</text:p>
          </table:table-cell>
          <table:table-cell table:formula="of:=100*[.A39]+10000" office:value-type="float" office:value="48000" calcext:value-type="float">
            <text:p>48000</text:p>
          </table:table-cell>
          <table:table-cell table:formula="of:=[.D39]/[.C39]" office:value-type="float" office:value="1.00789473684211" calcext:value-type="float">
            <text:p>1,00789473684211</text:p>
          </table:table-cell>
          <table:table-cell table:formula="of:=[.B39]/[.A39]" office:value-type="float" office:value="380" calcext:value-type="float">
            <text:p>380</text:p>
          </table:table-cell>
          <table:table-cell table:formula="of:=[.B39]/[.E39]" office:value-type="float" office:value="3.00833333333333" calcext:value-type="float">
            <text:p>3,00833333333333</text:p>
          </table:table-cell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0]*[.A40]" office:value-type="float" office:value="152100" calcext:value-type="float">
            <text:p>152100</text:p>
          </table:table-cell>
          <table:table-cell table:formula="of:=[.A40]*[.A40]/3" office:value-type="float" office:value="50700" calcext:value-type="float">
            <text:p>50700</text:p>
          </table:table-cell>
          <table:table-cell table:formula="of:=[.A40]*[.A40]/3 +[.A40]" office:value-type="float" office:value="51090" calcext:value-type="float">
            <text:p>51090</text:p>
          </table:table-cell>
          <table:table-cell table:formula="of:=100*[.A40]+10000" office:value-type="float" office:value="49000" calcext:value-type="float">
            <text:p>49000</text:p>
          </table:table-cell>
          <table:table-cell table:formula="of:=[.D40]/[.C40]" office:value-type="float" office:value="1.00769230769231" calcext:value-type="float">
            <text:p>1,00769230769231</text:p>
          </table:table-cell>
          <table:table-cell table:formula="of:=[.B40]/[.A40]" office:value-type="float" office:value="390" calcext:value-type="float">
            <text:p>390</text:p>
          </table:table-cell>
          <table:table-cell table:formula="of:=[.B40]/[.E40]" office:value-type="float" office:value="3.10408163265306" calcext:value-type="float">
            <text:p>3,10408163265306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1]*[.A41]" office:value-type="float" office:value="160000" calcext:value-type="float">
            <text:p>160000</text:p>
          </table:table-cell>
          <table:table-cell table:formula="of:=[.A41]*[.A41]/3" office:value-type="float" office:value="53333.3333333333" calcext:value-type="float">
            <text:p>53333,3333333333</text:p>
          </table:table-cell>
          <table:table-cell table:formula="of:=[.A41]*[.A41]/3 +[.A41]" office:value-type="float" office:value="53733.3333333333" calcext:value-type="float">
            <text:p>53733,3333333333</text:p>
          </table:table-cell>
          <table:table-cell table:formula="of:=100*[.A41]+10000" office:value-type="float" office:value="50000" calcext:value-type="float">
            <text:p>50000</text:p>
          </table:table-cell>
          <table:table-cell table:formula="of:=[.D41]/[.C41]" office:value-type="float" office:value="1.0075" calcext:value-type="float">
            <text:p>1,0075</text:p>
          </table:table-cell>
          <table:table-cell table:formula="of:=[.B41]/[.A41]" office:value-type="float" office:value="400" calcext:value-type="float">
            <text:p>400</text:p>
          </table:table-cell>
          <table:table-cell table:formula="of:=[.B41]/[.E41]" office:value-type="float" office:value="3.2" calcext:value-type="float">
            <text:p>3,2</text:p>
          </table:table-cell>
          <table:table-cell table:number-columns-repeated="1015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2]*[.A42]" office:value-type="float" office:value="168100" calcext:value-type="float">
            <text:p>168100</text:p>
          </table:table-cell>
          <table:table-cell table:formula="of:=[.A42]*[.A42]/3" office:value-type="float" office:value="56033.3333333333" calcext:value-type="float">
            <text:p>56033,3333333333</text:p>
          </table:table-cell>
          <table:table-cell table:formula="of:=[.A42]*[.A42]/3 +[.A42]" office:value-type="float" office:value="56443.3333333333" calcext:value-type="float">
            <text:p>56443,3333333333</text:p>
          </table:table-cell>
          <table:table-cell table:formula="of:=100*[.A42]+10000" office:value-type="float" office:value="51000" calcext:value-type="float">
            <text:p>51000</text:p>
          </table:table-cell>
          <table:table-cell table:formula="of:=[.D42]/[.C42]" office:value-type="float" office:value="1.00731707317073" calcext:value-type="float">
            <text:p>1,00731707317073</text:p>
          </table:table-cell>
          <table:table-cell table:formula="of:=[.B42]/[.A42]" office:value-type="float" office:value="410" calcext:value-type="float">
            <text:p>410</text:p>
          </table:table-cell>
          <table:table-cell table:formula="of:=[.B42]/[.E42]" office:value-type="float" office:value="3.29607843137255" calcext:value-type="float">
            <text:p>3,29607843137255</text:p>
          </table:table-cell>
          <table:table-cell table:number-columns-repeated="1015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3]*[.A43]" office:value-type="float" office:value="176400" calcext:value-type="float">
            <text:p>176400</text:p>
          </table:table-cell>
          <table:table-cell table:formula="of:=[.A43]*[.A43]/3" office:value-type="float" office:value="58800" calcext:value-type="float">
            <text:p>58800</text:p>
          </table:table-cell>
          <table:table-cell table:formula="of:=[.A43]*[.A43]/3 +[.A43]" office:value-type="float" office:value="59220" calcext:value-type="float">
            <text:p>59220</text:p>
          </table:table-cell>
          <table:table-cell table:formula="of:=100*[.A43]+10000" office:value-type="float" office:value="52000" calcext:value-type="float">
            <text:p>52000</text:p>
          </table:table-cell>
          <table:table-cell table:formula="of:=[.D43]/[.C43]" office:value-type="float" office:value="1.00714285714286" calcext:value-type="float">
            <text:p>1,00714285714286</text:p>
          </table:table-cell>
          <table:table-cell table:formula="of:=[.B43]/[.A43]" office:value-type="float" office:value="420" calcext:value-type="float">
            <text:p>420</text:p>
          </table:table-cell>
          <table:table-cell table:formula="of:=[.B43]/[.E43]" office:value-type="float" office:value="3.39230769230769" calcext:value-type="float">
            <text:p>3,39230769230769</text:p>
          </table:table-cell>
          <table:table-cell table:number-columns-repeated="101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4]*[.A44]" office:value-type="float" office:value="184900" calcext:value-type="float">
            <text:p>184900</text:p>
          </table:table-cell>
          <table:table-cell table:formula="of:=[.A44]*[.A44]/3" office:value-type="float" office:value="61633.3333333333" calcext:value-type="float">
            <text:p>61633,3333333333</text:p>
          </table:table-cell>
          <table:table-cell table:formula="of:=[.A44]*[.A44]/3 +[.A44]" office:value-type="float" office:value="62063.3333333333" calcext:value-type="float">
            <text:p>62063,3333333333</text:p>
          </table:table-cell>
          <table:table-cell table:formula="of:=100*[.A44]+10000" office:value-type="float" office:value="53000" calcext:value-type="float">
            <text:p>53000</text:p>
          </table:table-cell>
          <table:table-cell table:formula="of:=[.D44]/[.C44]" office:value-type="float" office:value="1.00697674418605" calcext:value-type="float">
            <text:p>1,00697674418605</text:p>
          </table:table-cell>
          <table:table-cell table:formula="of:=[.B44]/[.A44]" office:value-type="float" office:value="430" calcext:value-type="float">
            <text:p>430</text:p>
          </table:table-cell>
          <table:table-cell table:formula="of:=[.B44]/[.E44]" office:value-type="float" office:value="3.48867924528302" calcext:value-type="float">
            <text:p>3,48867924528302</text:p>
          </table:table-cell>
          <table:table-cell table:number-columns-repeated="1015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5]*[.A45]" office:value-type="float" office:value="193600" calcext:value-type="float">
            <text:p>193600</text:p>
          </table:table-cell>
          <table:table-cell table:formula="of:=[.A45]*[.A45]/3" office:value-type="float" office:value="64533.3333333333" calcext:value-type="float">
            <text:p>64533,3333333333</text:p>
          </table:table-cell>
          <table:table-cell table:formula="of:=[.A45]*[.A45]/3 +[.A45]" office:value-type="float" office:value="64973.3333333333" calcext:value-type="float">
            <text:p>64973,3333333333</text:p>
          </table:table-cell>
          <table:table-cell table:formula="of:=100*[.A45]+10000" office:value-type="float" office:value="54000" calcext:value-type="float">
            <text:p>54000</text:p>
          </table:table-cell>
          <table:table-cell table:formula="of:=[.D45]/[.C45]" office:value-type="float" office:value="1.00681818181818" calcext:value-type="float">
            <text:p>1,00681818181818</text:p>
          </table:table-cell>
          <table:table-cell table:formula="of:=[.B45]/[.A45]" office:value-type="float" office:value="440" calcext:value-type="float">
            <text:p>440</text:p>
          </table:table-cell>
          <table:table-cell table:formula="of:=[.B45]/[.E45]" office:value-type="float" office:value="3.58518518518518" calcext:value-type="float">
            <text:p>3,58518518518518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6]*[.A46]" office:value-type="float" office:value="202500" calcext:value-type="float">
            <text:p>202500</text:p>
          </table:table-cell>
          <table:table-cell table:formula="of:=[.A46]*[.A46]/3" office:value-type="float" office:value="67500" calcext:value-type="float">
            <text:p>67500</text:p>
          </table:table-cell>
          <table:table-cell table:formula="of:=[.A46]*[.A46]/3 +[.A46]" office:value-type="float" office:value="67950" calcext:value-type="float">
            <text:p>67950</text:p>
          </table:table-cell>
          <table:table-cell table:formula="of:=100*[.A46]+10000" office:value-type="float" office:value="55000" calcext:value-type="float">
            <text:p>55000</text:p>
          </table:table-cell>
          <table:table-cell table:formula="of:=[.D46]/[.C46]" office:value-type="float" office:value="1.00666666666667" calcext:value-type="float">
            <text:p>1,00666666666667</text:p>
          </table:table-cell>
          <table:table-cell table:formula="of:=[.B46]/[.A46]" office:value-type="float" office:value="450" calcext:value-type="float">
            <text:p>450</text:p>
          </table:table-cell>
          <table:table-cell table:formula="of:=[.B46]/[.E46]" office:value-type="float" office:value="3.68181818181818" calcext:value-type="float">
            <text:p>3,68181818181818</text:p>
          </table:table-cell>
          <table:table-cell table:number-columns-repeated="1015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7]*[.A47]" office:value-type="float" office:value="211600" calcext:value-type="float">
            <text:p>211600</text:p>
          </table:table-cell>
          <table:table-cell table:formula="of:=[.A47]*[.A47]/3" office:value-type="float" office:value="70533.3333333333" calcext:value-type="float">
            <text:p>70533,3333333333</text:p>
          </table:table-cell>
          <table:table-cell table:formula="of:=[.A47]*[.A47]/3 +[.A47]" office:value-type="float" office:value="70993.3333333333" calcext:value-type="float">
            <text:p>70993,3333333333</text:p>
          </table:table-cell>
          <table:table-cell table:formula="of:=100*[.A47]+10000" office:value-type="float" office:value="56000" calcext:value-type="float">
            <text:p>56000</text:p>
          </table:table-cell>
          <table:table-cell table:formula="of:=[.D47]/[.C47]" office:value-type="float" office:value="1.00652173913043" calcext:value-type="float">
            <text:p>1,00652173913043</text:p>
          </table:table-cell>
          <table:table-cell table:formula="of:=[.B47]/[.A47]" office:value-type="float" office:value="460" calcext:value-type="float">
            <text:p>460</text:p>
          </table:table-cell>
          <table:table-cell table:formula="of:=[.B47]/[.E47]" office:value-type="float" office:value="3.77857142857143" calcext:value-type="float">
            <text:p>3,77857142857143</text:p>
          </table:table-cell>
          <table:table-cell table:number-columns-repeated="1015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8]*[.A48]" office:value-type="float" office:value="220900" calcext:value-type="float">
            <text:p>220900</text:p>
          </table:table-cell>
          <table:table-cell table:formula="of:=[.A48]*[.A48]/3" office:value-type="float" office:value="73633.3333333333" calcext:value-type="float">
            <text:p>73633,3333333333</text:p>
          </table:table-cell>
          <table:table-cell table:formula="of:=[.A48]*[.A48]/3 +[.A48]" office:value-type="float" office:value="74103.3333333333" calcext:value-type="float">
            <text:p>74103,3333333333</text:p>
          </table:table-cell>
          <table:table-cell table:formula="of:=100*[.A48]+10000" office:value-type="float" office:value="57000" calcext:value-type="float">
            <text:p>57000</text:p>
          </table:table-cell>
          <table:table-cell table:formula="of:=[.D48]/[.C48]" office:value-type="float" office:value="1.0063829787234" calcext:value-type="float">
            <text:p>1,0063829787234</text:p>
          </table:table-cell>
          <table:table-cell table:formula="of:=[.B48]/[.A48]" office:value-type="float" office:value="470" calcext:value-type="float">
            <text:p>470</text:p>
          </table:table-cell>
          <table:table-cell table:formula="of:=[.B48]/[.E48]" office:value-type="float" office:value="3.87543859649123" calcext:value-type="float">
            <text:p>3,87543859649123</text:p>
          </table:table-cell>
          <table:table-cell table:number-columns-repeated="1015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9]*[.A49]" office:value-type="float" office:value="230400" calcext:value-type="float">
            <text:p>230400</text:p>
          </table:table-cell>
          <table:table-cell table:formula="of:=[.A49]*[.A49]/3" office:value-type="float" office:value="76800" calcext:value-type="float">
            <text:p>76800</text:p>
          </table:table-cell>
          <table:table-cell table:formula="of:=[.A49]*[.A49]/3 +[.A49]" office:value-type="float" office:value="77280" calcext:value-type="float">
            <text:p>77280</text:p>
          </table:table-cell>
          <table:table-cell table:formula="of:=100*[.A49]+10000" office:value-type="float" office:value="58000" calcext:value-type="float">
            <text:p>58000</text:p>
          </table:table-cell>
          <table:table-cell table:formula="of:=[.D49]/[.C49]" office:value-type="float" office:value="1.00625" calcext:value-type="float">
            <text:p>1,00625</text:p>
          </table:table-cell>
          <table:table-cell table:formula="of:=[.B49]/[.A49]" office:value-type="float" office:value="480" calcext:value-type="float">
            <text:p>480</text:p>
          </table:table-cell>
          <table:table-cell table:formula="of:=[.B49]/[.E49]" office:value-type="float" office:value="3.97241379310345" calcext:value-type="float">
            <text:p>3,97241379310345</text:p>
          </table:table-cell>
          <table:table-cell table:number-columns-repeated="101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0]*[.A50]" office:value-type="float" office:value="240100" calcext:value-type="float">
            <text:p>240100</text:p>
          </table:table-cell>
          <table:table-cell table:formula="of:=[.A50]*[.A50]/3" office:value-type="float" office:value="80033.3333333333" calcext:value-type="float">
            <text:p>80033,3333333333</text:p>
          </table:table-cell>
          <table:table-cell table:formula="of:=[.A50]*[.A50]/3 +[.A50]" office:value-type="float" office:value="80523.3333333333" calcext:value-type="float">
            <text:p>80523,3333333333</text:p>
          </table:table-cell>
          <table:table-cell table:formula="of:=100*[.A50]+10000" office:value-type="float" office:value="59000" calcext:value-type="float">
            <text:p>59000</text:p>
          </table:table-cell>
          <table:table-cell table:formula="of:=[.D50]/[.C50]" office:value-type="float" office:value="1.00612244897959" calcext:value-type="float">
            <text:p>1,00612244897959</text:p>
          </table:table-cell>
          <table:table-cell table:formula="of:=[.B50]/[.A50]" office:value-type="float" office:value="490" calcext:value-type="float">
            <text:p>490</text:p>
          </table:table-cell>
          <table:table-cell table:formula="of:=[.B50]/[.E50]" office:value-type="float" office:value="4.06949152542373" calcext:value-type="float">
            <text:p>4,06949152542373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1]*[.A51]" office:value-type="float" office:value="250000" calcext:value-type="float">
            <text:p>250000</text:p>
          </table:table-cell>
          <table:table-cell table:formula="of:=[.A51]*[.A51]/3" office:value-type="float" office:value="83333.3333333333" calcext:value-type="float">
            <text:p>83333,3333333333</text:p>
          </table:table-cell>
          <table:table-cell table:formula="of:=[.A51]*[.A51]/3 +[.A51]" office:value-type="float" office:value="83833.3333333333" calcext:value-type="float">
            <text:p>83833,3333333333</text:p>
          </table:table-cell>
          <table:table-cell table:formula="of:=100*[.A51]+10000" office:value-type="float" office:value="60000" calcext:value-type="float">
            <text:p>60000</text:p>
          </table:table-cell>
          <table:table-cell table:formula="of:=[.D51]/[.C51]" office:value-type="float" office:value="1.006" calcext:value-type="float">
            <text:p>1,006</text:p>
          </table:table-cell>
          <table:table-cell table:formula="of:=[.B51]/[.A51]" office:value-type="float" office:value="500" calcext:value-type="float">
            <text:p>500</text:p>
          </table:table-cell>
          <table:table-cell table:formula="of:=[.B51]/[.E51]" office:value-type="float" office:value="4.16666666666667" calcext:value-type="float">
            <text:p>4,16666666666667</text:p>
          </table:table-cell>
          <table:table-cell table:number-columns-repeated="101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2]*[.A52]" office:value-type="float" office:value="260100" calcext:value-type="float">
            <text:p>260100</text:p>
          </table:table-cell>
          <table:table-cell table:formula="of:=[.A52]*[.A52]/3" office:value-type="float" office:value="86700" calcext:value-type="float">
            <text:p>86700</text:p>
          </table:table-cell>
          <table:table-cell table:formula="of:=[.A52]*[.A52]/3 +[.A52]" office:value-type="float" office:value="87210" calcext:value-type="float">
            <text:p>87210</text:p>
          </table:table-cell>
          <table:table-cell table:formula="of:=100*[.A52]+10000" office:value-type="float" office:value="61000" calcext:value-type="float">
            <text:p>61000</text:p>
          </table:table-cell>
          <table:table-cell table:formula="of:=[.D52]/[.C52]" office:value-type="float" office:value="1.00588235294118" calcext:value-type="float">
            <text:p>1,00588235294118</text:p>
          </table:table-cell>
          <table:table-cell table:formula="of:=[.B52]/[.A52]" office:value-type="float" office:value="510" calcext:value-type="float">
            <text:p>510</text:p>
          </table:table-cell>
          <table:table-cell table:formula="of:=[.B52]/[.E52]" office:value-type="float" office:value="4.26393442622951" calcext:value-type="float">
            <text:p>4,26393442622951</text:p>
          </table:table-cell>
          <table:table-cell table:number-columns-repeated="1015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3]*[.A53]" office:value-type="float" office:value="270400" calcext:value-type="float">
            <text:p>270400</text:p>
          </table:table-cell>
          <table:table-cell table:formula="of:=[.A53]*[.A53]/3" office:value-type="float" office:value="90133.3333333333" calcext:value-type="float">
            <text:p>90133,3333333333</text:p>
          </table:table-cell>
          <table:table-cell table:formula="of:=[.A53]*[.A53]/3 +[.A53]" office:value-type="float" office:value="90653.3333333333" calcext:value-type="float">
            <text:p>90653,3333333333</text:p>
          </table:table-cell>
          <table:table-cell table:formula="of:=100*[.A53]+10000" office:value-type="float" office:value="62000" calcext:value-type="float">
            <text:p>62000</text:p>
          </table:table-cell>
          <table:table-cell table:formula="of:=[.D53]/[.C53]" office:value-type="float" office:value="1.00576923076923" calcext:value-type="float">
            <text:p>1,00576923076923</text:p>
          </table:table-cell>
          <table:table-cell table:formula="of:=[.B53]/[.A53]" office:value-type="float" office:value="520" calcext:value-type="float">
            <text:p>520</text:p>
          </table:table-cell>
          <table:table-cell table:formula="of:=[.B53]/[.E53]" office:value-type="float" office:value="4.36129032258065" calcext:value-type="float">
            <text:p>4,36129032258065</text:p>
          </table:table-cell>
          <table:table-cell table:number-columns-repeated="1015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4]*[.A54]" office:value-type="float" office:value="280900" calcext:value-type="float">
            <text:p>280900</text:p>
          </table:table-cell>
          <table:table-cell table:formula="of:=[.A54]*[.A54]/3" office:value-type="float" office:value="93633.3333333333" calcext:value-type="float">
            <text:p>93633,3333333333</text:p>
          </table:table-cell>
          <table:table-cell table:formula="of:=[.A54]*[.A54]/3 +[.A54]" office:value-type="float" office:value="94163.3333333333" calcext:value-type="float">
            <text:p>94163,3333333333</text:p>
          </table:table-cell>
          <table:table-cell table:formula="of:=100*[.A54]+10000" office:value-type="float" office:value="63000" calcext:value-type="float">
            <text:p>63000</text:p>
          </table:table-cell>
          <table:table-cell table:formula="of:=[.D54]/[.C54]" office:value-type="float" office:value="1.00566037735849" calcext:value-type="float">
            <text:p>1,00566037735849</text:p>
          </table:table-cell>
          <table:table-cell table:formula="of:=[.B54]/[.A54]" office:value-type="float" office:value="530" calcext:value-type="float">
            <text:p>530</text:p>
          </table:table-cell>
          <table:table-cell table:formula="of:=[.B54]/[.E54]" office:value-type="float" office:value="4.45873015873016" calcext:value-type="float">
            <text:p>4,45873015873016</text:p>
          </table:table-cell>
          <table:table-cell table:number-columns-repeated="1015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5]*[.A55]" office:value-type="float" office:value="291600" calcext:value-type="float">
            <text:p>291600</text:p>
          </table:table-cell>
          <table:table-cell table:formula="of:=[.A55]*[.A55]/3" office:value-type="float" office:value="97200" calcext:value-type="float">
            <text:p>97200</text:p>
          </table:table-cell>
          <table:table-cell table:formula="of:=[.A55]*[.A55]/3 +[.A55]" office:value-type="float" office:value="97740" calcext:value-type="float">
            <text:p>97740</text:p>
          </table:table-cell>
          <table:table-cell table:formula="of:=100*[.A55]+10000" office:value-type="float" office:value="64000" calcext:value-type="float">
            <text:p>64000</text:p>
          </table:table-cell>
          <table:table-cell table:formula="of:=[.D55]/[.C55]" office:value-type="float" office:value="1.00555555555556" calcext:value-type="float">
            <text:p>1,00555555555556</text:p>
          </table:table-cell>
          <table:table-cell table:formula="of:=[.B55]/[.A55]" office:value-type="float" office:value="540" calcext:value-type="float">
            <text:p>540</text:p>
          </table:table-cell>
          <table:table-cell table:formula="of:=[.B55]/[.E55]" office:value-type="float" office:value="4.55625" calcext:value-type="float">
            <text:p>4,55625</text:p>
          </table:table-cell>
          <table:table-cell table:number-columns-repeated="1015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6]*[.A56]" office:value-type="float" office:value="302500" calcext:value-type="float">
            <text:p>302500</text:p>
          </table:table-cell>
          <table:table-cell table:formula="of:=[.A56]*[.A56]/3" office:value-type="float" office:value="100833.333333333" calcext:value-type="float">
            <text:p>100833,333333333</text:p>
          </table:table-cell>
          <table:table-cell table:formula="of:=[.A56]*[.A56]/3 +[.A56]" office:value-type="float" office:value="101383.333333333" calcext:value-type="float">
            <text:p>101383,333333333</text:p>
          </table:table-cell>
          <table:table-cell table:formula="of:=100*[.A56]+10000" office:value-type="float" office:value="65000" calcext:value-type="float">
            <text:p>65000</text:p>
          </table:table-cell>
          <table:table-cell table:formula="of:=[.D56]/[.C56]" office:value-type="float" office:value="1.00545454545455" calcext:value-type="float">
            <text:p>1,00545454545455</text:p>
          </table:table-cell>
          <table:table-cell table:formula="of:=[.B56]/[.A56]" office:value-type="float" office:value="550" calcext:value-type="float">
            <text:p>550</text:p>
          </table:table-cell>
          <table:table-cell table:formula="of:=[.B56]/[.E56]" office:value-type="float" office:value="4.65384615384615" calcext:value-type="float">
            <text:p>4,65384615384615</text:p>
          </table:table-cell>
          <table:table-cell table:number-columns-repeated="1015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7]*[.A57]" office:value-type="float" office:value="313600" calcext:value-type="float">
            <text:p>313600</text:p>
          </table:table-cell>
          <table:table-cell table:formula="of:=[.A57]*[.A57]/3" office:value-type="float" office:value="104533.333333333" calcext:value-type="float">
            <text:p>104533,333333333</text:p>
          </table:table-cell>
          <table:table-cell table:formula="of:=[.A57]*[.A57]/3 +[.A57]" office:value-type="float" office:value="105093.333333333" calcext:value-type="float">
            <text:p>105093,333333333</text:p>
          </table:table-cell>
          <table:table-cell table:formula="of:=100*[.A57]+10000" office:value-type="float" office:value="66000" calcext:value-type="float">
            <text:p>66000</text:p>
          </table:table-cell>
          <table:table-cell table:formula="of:=[.D57]/[.C57]" office:value-type="float" office:value="1.00535714285714" calcext:value-type="float">
            <text:p>1,00535714285714</text:p>
          </table:table-cell>
          <table:table-cell table:formula="of:=[.B57]/[.A57]" office:value-type="float" office:value="560" calcext:value-type="float">
            <text:p>560</text:p>
          </table:table-cell>
          <table:table-cell table:formula="of:=[.B57]/[.E57]" office:value-type="float" office:value="4.75151515151515" calcext:value-type="float">
            <text:p>4,75151515151515</text:p>
          </table:table-cell>
          <table:table-cell table:number-columns-repeated="1015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8]*[.A58]" office:value-type="float" office:value="324900" calcext:value-type="float">
            <text:p>324900</text:p>
          </table:table-cell>
          <table:table-cell table:formula="of:=[.A58]*[.A58]/3" office:value-type="float" office:value="108300" calcext:value-type="float">
            <text:p>108300</text:p>
          </table:table-cell>
          <table:table-cell table:formula="of:=[.A58]*[.A58]/3 +[.A58]" office:value-type="float" office:value="108870" calcext:value-type="float">
            <text:p>108870</text:p>
          </table:table-cell>
          <table:table-cell table:formula="of:=100*[.A58]+10000" office:value-type="float" office:value="67000" calcext:value-type="float">
            <text:p>67000</text:p>
          </table:table-cell>
          <table:table-cell table:formula="of:=[.D58]/[.C58]" office:value-type="float" office:value="1.00526315789474" calcext:value-type="float">
            <text:p>1,00526315789474</text:p>
          </table:table-cell>
          <table:table-cell table:formula="of:=[.B58]/[.A58]" office:value-type="float" office:value="570" calcext:value-type="float">
            <text:p>570</text:p>
          </table:table-cell>
          <table:table-cell table:formula="of:=[.B58]/[.E58]" office:value-type="float" office:value="4.84925373134328" calcext:value-type="float">
            <text:p>4,84925373134328</text:p>
          </table:table-cell>
          <table:table-cell table:number-columns-repeated="1015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9]*[.A59]" office:value-type="float" office:value="336400" calcext:value-type="float">
            <text:p>336400</text:p>
          </table:table-cell>
          <table:table-cell table:formula="of:=[.A59]*[.A59]/3" office:value-type="float" office:value="112133.333333333" calcext:value-type="float">
            <text:p>112133,333333333</text:p>
          </table:table-cell>
          <table:table-cell table:formula="of:=[.A59]*[.A59]/3 +[.A59]" office:value-type="float" office:value="112713.333333333" calcext:value-type="float">
            <text:p>112713,333333333</text:p>
          </table:table-cell>
          <table:table-cell table:formula="of:=100*[.A59]+10000" office:value-type="float" office:value="68000" calcext:value-type="float">
            <text:p>68000</text:p>
          </table:table-cell>
          <table:table-cell table:formula="of:=[.D59]/[.C59]" office:value-type="float" office:value="1.0051724137931" calcext:value-type="float">
            <text:p>1,0051724137931</text:p>
          </table:table-cell>
          <table:table-cell table:formula="of:=[.B59]/[.A59]" office:value-type="float" office:value="580" calcext:value-type="float">
            <text:p>580</text:p>
          </table:table-cell>
          <table:table-cell table:formula="of:=[.B59]/[.E59]" office:value-type="float" office:value="4.94705882352941" calcext:value-type="float">
            <text:p>4,94705882352941</text:p>
          </table:table-cell>
          <table:table-cell table:number-columns-repeated="1015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0]*[.A60]" office:value-type="float" office:value="348100" calcext:value-type="float">
            <text:p>348100</text:p>
          </table:table-cell>
          <table:table-cell table:formula="of:=[.A60]*[.A60]/3" office:value-type="float" office:value="116033.333333333" calcext:value-type="float">
            <text:p>116033,333333333</text:p>
          </table:table-cell>
          <table:table-cell table:formula="of:=[.A60]*[.A60]/3 +[.A60]" office:value-type="float" office:value="116623.333333333" calcext:value-type="float">
            <text:p>116623,333333333</text:p>
          </table:table-cell>
          <table:table-cell table:formula="of:=100*[.A60]+10000" office:value-type="float" office:value="69000" calcext:value-type="float">
            <text:p>69000</text:p>
          </table:table-cell>
          <table:table-cell table:formula="of:=[.D60]/[.C60]" office:value-type="float" office:value="1.00508474576271" calcext:value-type="float">
            <text:p>1,00508474576271</text:p>
          </table:table-cell>
          <table:table-cell table:formula="of:=[.B60]/[.A60]" office:value-type="float" office:value="590" calcext:value-type="float">
            <text:p>590</text:p>
          </table:table-cell>
          <table:table-cell table:formula="of:=[.B60]/[.E60]" office:value-type="float" office:value="5.04492753623188" calcext:value-type="float">
            <text:p>5,04492753623188</text:p>
          </table:table-cell>
          <table:table-cell table:number-columns-repeated="1015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1]*[.A61]" office:value-type="float" office:value="360000" calcext:value-type="float">
            <text:p>360000</text:p>
          </table:table-cell>
          <table:table-cell table:formula="of:=[.A61]*[.A61]/3" office:value-type="float" office:value="120000" calcext:value-type="float">
            <text:p>120000</text:p>
          </table:table-cell>
          <table:table-cell table:formula="of:=[.A61]*[.A61]/3 +[.A61]" office:value-type="float" office:value="120600" calcext:value-type="float">
            <text:p>120600</text:p>
          </table:table-cell>
          <table:table-cell table:formula="of:=100*[.A61]+10000" office:value-type="float" office:value="70000" calcext:value-type="float">
            <text:p>70000</text:p>
          </table:table-cell>
          <table:table-cell table:formula="of:=[.D61]/[.C61]" office:value-type="float" office:value="1.005" calcext:value-type="float">
            <text:p>1,005</text:p>
          </table:table-cell>
          <table:table-cell table:formula="of:=[.B61]/[.A61]" office:value-type="float" office:value="600" calcext:value-type="float">
            <text:p>600</text:p>
          </table:table-cell>
          <table:table-cell table:formula="of:=[.B61]/[.E61]" office:value-type="float" office:value="5.14285714285714" calcext:value-type="float">
            <text:p>5,14285714285714</text:p>
          </table:table-cell>
          <table:table-cell table:number-columns-repeated="1015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2]*[.A62]" office:value-type="float" office:value="372100" calcext:value-type="float">
            <text:p>372100</text:p>
          </table:table-cell>
          <table:table-cell table:formula="of:=[.A62]*[.A62]/3" office:value-type="float" office:value="124033.333333333" calcext:value-type="float">
            <text:p>124033,333333333</text:p>
          </table:table-cell>
          <table:table-cell table:formula="of:=[.A62]*[.A62]/3 +[.A62]" office:value-type="float" office:value="124643.333333333" calcext:value-type="float">
            <text:p>124643,333333333</text:p>
          </table:table-cell>
          <table:table-cell table:formula="of:=100*[.A62]+10000" office:value-type="float" office:value="71000" calcext:value-type="float">
            <text:p>71000</text:p>
          </table:table-cell>
          <table:table-cell table:formula="of:=[.D62]/[.C62]" office:value-type="float" office:value="1.00491803278689" calcext:value-type="float">
            <text:p>1,00491803278689</text:p>
          </table:table-cell>
          <table:table-cell table:formula="of:=[.B62]/[.A62]" office:value-type="float" office:value="610" calcext:value-type="float">
            <text:p>610</text:p>
          </table:table-cell>
          <table:table-cell table:formula="of:=[.B62]/[.E62]" office:value-type="float" office:value="5.24084507042254" calcext:value-type="float">
            <text:p>5,24084507042254</text:p>
          </table:table-cell>
          <table:table-cell table:number-columns-repeated="1015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3]*[.A63]" office:value-type="float" office:value="384400" calcext:value-type="float">
            <text:p>384400</text:p>
          </table:table-cell>
          <table:table-cell table:formula="of:=[.A63]*[.A63]/3" office:value-type="float" office:value="128133.333333333" calcext:value-type="float">
            <text:p>128133,333333333</text:p>
          </table:table-cell>
          <table:table-cell table:formula="of:=[.A63]*[.A63]/3 +[.A63]" office:value-type="float" office:value="128753.333333333" calcext:value-type="float">
            <text:p>128753,333333333</text:p>
          </table:table-cell>
          <table:table-cell table:formula="of:=100*[.A63]+10000" office:value-type="float" office:value="72000" calcext:value-type="float">
            <text:p>72000</text:p>
          </table:table-cell>
          <table:table-cell table:formula="of:=[.D63]/[.C63]" office:value-type="float" office:value="1.00483870967742" calcext:value-type="float">
            <text:p>1,00483870967742</text:p>
          </table:table-cell>
          <table:table-cell table:formula="of:=[.B63]/[.A63]" office:value-type="float" office:value="620" calcext:value-type="float">
            <text:p>620</text:p>
          </table:table-cell>
          <table:table-cell table:formula="of:=[.B63]/[.E63]" office:value-type="float" office:value="5.33888888888889" calcext:value-type="float">
            <text:p>5,33888888888889</text:p>
          </table:table-cell>
          <table:table-cell table:number-columns-repeated="1015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4]*[.A64]" office:value-type="float" office:value="396900" calcext:value-type="float">
            <text:p>396900</text:p>
          </table:table-cell>
          <table:table-cell table:formula="of:=[.A64]*[.A64]/3" office:value-type="float" office:value="132300" calcext:value-type="float">
            <text:p>132300</text:p>
          </table:table-cell>
          <table:table-cell table:formula="of:=[.A64]*[.A64]/3 +[.A64]" office:value-type="float" office:value="132930" calcext:value-type="float">
            <text:p>132930</text:p>
          </table:table-cell>
          <table:table-cell table:formula="of:=100*[.A64]+10000" office:value-type="float" office:value="73000" calcext:value-type="float">
            <text:p>73000</text:p>
          </table:table-cell>
          <table:table-cell table:formula="of:=[.D64]/[.C64]" office:value-type="float" office:value="1.0047619047619" calcext:value-type="float">
            <text:p>1,0047619047619</text:p>
          </table:table-cell>
          <table:table-cell table:formula="of:=[.B64]/[.A64]" office:value-type="float" office:value="630" calcext:value-type="float">
            <text:p>630</text:p>
          </table:table-cell>
          <table:table-cell table:formula="of:=[.B64]/[.E64]" office:value-type="float" office:value="5.43698630136986" calcext:value-type="float">
            <text:p>5,43698630136986</text:p>
          </table:table-cell>
          <table:table-cell table:number-columns-repeated="1015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5]*[.A65]" office:value-type="float" office:value="409600" calcext:value-type="float">
            <text:p>409600</text:p>
          </table:table-cell>
          <table:table-cell table:formula="of:=[.A65]*[.A65]/3" office:value-type="float" office:value="136533.333333333" calcext:value-type="float">
            <text:p>136533,333333333</text:p>
          </table:table-cell>
          <table:table-cell table:formula="of:=[.A65]*[.A65]/3 +[.A65]" office:value-type="float" office:value="137173.333333333" calcext:value-type="float">
            <text:p>137173,333333333</text:p>
          </table:table-cell>
          <table:table-cell table:formula="of:=100*[.A65]+10000" office:value-type="float" office:value="74000" calcext:value-type="float">
            <text:p>74000</text:p>
          </table:table-cell>
          <table:table-cell table:formula="of:=[.D65]/[.C65]" office:value-type="float" office:value="1.0046875" calcext:value-type="float">
            <text:p>1,0046875</text:p>
          </table:table-cell>
          <table:table-cell table:formula="of:=[.B65]/[.A65]" office:value-type="float" office:value="640" calcext:value-type="float">
            <text:p>640</text:p>
          </table:table-cell>
          <table:table-cell table:formula="of:=[.B65]/[.E65]" office:value-type="float" office:value="5.53513513513514" calcext:value-type="float">
            <text:p>5,53513513513514</text:p>
          </table:table-cell>
          <table:table-cell table:number-columns-repeated="1015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6]*[.A66]" office:value-type="float" office:value="422500" calcext:value-type="float">
            <text:p>422500</text:p>
          </table:table-cell>
          <table:table-cell table:formula="of:=[.A66]*[.A66]/3" office:value-type="float" office:value="140833.333333333" calcext:value-type="float">
            <text:p>140833,333333333</text:p>
          </table:table-cell>
          <table:table-cell table:formula="of:=[.A66]*[.A66]/3 +[.A66]" office:value-type="float" office:value="141483.333333333" calcext:value-type="float">
            <text:p>141483,333333333</text:p>
          </table:table-cell>
          <table:table-cell table:formula="of:=100*[.A66]+10000" office:value-type="float" office:value="75000" calcext:value-type="float">
            <text:p>75000</text:p>
          </table:table-cell>
          <table:table-cell table:formula="of:=[.D66]/[.C66]" office:value-type="float" office:value="1.00461538461538" calcext:value-type="float">
            <text:p>1,00461538461538</text:p>
          </table:table-cell>
          <table:table-cell table:formula="of:=[.B66]/[.A66]" office:value-type="float" office:value="650" calcext:value-type="float">
            <text:p>650</text:p>
          </table:table-cell>
          <table:table-cell table:formula="of:=[.B66]/[.E66]" office:value-type="float" office:value="5.63333333333333" calcext:value-type="float">
            <text:p>5,63333333333333</text:p>
          </table:table-cell>
          <table:table-cell table:number-columns-repeated="1015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7]*[.A67]" office:value-type="float" office:value="435600" calcext:value-type="float">
            <text:p>435600</text:p>
          </table:table-cell>
          <table:table-cell table:formula="of:=[.A67]*[.A67]/3" office:value-type="float" office:value="145200" calcext:value-type="float">
            <text:p>145200</text:p>
          </table:table-cell>
          <table:table-cell table:formula="of:=[.A67]*[.A67]/3 +[.A67]" office:value-type="float" office:value="145860" calcext:value-type="float">
            <text:p>145860</text:p>
          </table:table-cell>
          <table:table-cell table:formula="of:=100*[.A67]+10000" office:value-type="float" office:value="76000" calcext:value-type="float">
            <text:p>76000</text:p>
          </table:table-cell>
          <table:table-cell table:formula="of:=[.D67]/[.C67]" office:value-type="float" office:value="1.00454545454545" calcext:value-type="float">
            <text:p>1,00454545454545</text:p>
          </table:table-cell>
          <table:table-cell table:formula="of:=[.B67]/[.A67]" office:value-type="float" office:value="660" calcext:value-type="float">
            <text:p>660</text:p>
          </table:table-cell>
          <table:table-cell table:formula="of:=[.B67]/[.E67]" office:value-type="float" office:value="5.73157894736842" calcext:value-type="float">
            <text:p>5,73157894736842</text:p>
          </table:table-cell>
          <table:table-cell table:number-columns-repeated="1015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8]*[.A68]" office:value-type="float" office:value="448900" calcext:value-type="float">
            <text:p>448900</text:p>
          </table:table-cell>
          <table:table-cell table:formula="of:=[.A68]*[.A68]/3" office:value-type="float" office:value="149633.333333333" calcext:value-type="float">
            <text:p>149633,333333333</text:p>
          </table:table-cell>
          <table:table-cell table:formula="of:=[.A68]*[.A68]/3 +[.A68]" office:value-type="float" office:value="150303.333333333" calcext:value-type="float">
            <text:p>150303,333333333</text:p>
          </table:table-cell>
          <table:table-cell table:formula="of:=100*[.A68]+10000" office:value-type="float" office:value="77000" calcext:value-type="float">
            <text:p>77000</text:p>
          </table:table-cell>
          <table:table-cell table:formula="of:=[.D68]/[.C68]" office:value-type="float" office:value="1.0044776119403" calcext:value-type="float">
            <text:p>1,0044776119403</text:p>
          </table:table-cell>
          <table:table-cell table:formula="of:=[.B68]/[.A68]" office:value-type="float" office:value="670" calcext:value-type="float">
            <text:p>670</text:p>
          </table:table-cell>
          <table:table-cell table:formula="of:=[.B68]/[.E68]" office:value-type="float" office:value="5.82987012987013" calcext:value-type="float">
            <text:p>5,82987012987013</text:p>
          </table:table-cell>
          <table:table-cell table:number-columns-repeated="1015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9]*[.A69]" office:value-type="float" office:value="462400" calcext:value-type="float">
            <text:p>462400</text:p>
          </table:table-cell>
          <table:table-cell table:formula="of:=[.A69]*[.A69]/3" office:value-type="float" office:value="154133.333333333" calcext:value-type="float">
            <text:p>154133,333333333</text:p>
          </table:table-cell>
          <table:table-cell table:formula="of:=[.A69]*[.A69]/3 +[.A69]" office:value-type="float" office:value="154813.333333333" calcext:value-type="float">
            <text:p>154813,333333333</text:p>
          </table:table-cell>
          <table:table-cell table:formula="of:=100*[.A69]+10000" office:value-type="float" office:value="78000" calcext:value-type="float">
            <text:p>78000</text:p>
          </table:table-cell>
          <table:table-cell table:formula="of:=[.D69]/[.C69]" office:value-type="float" office:value="1.00441176470588" calcext:value-type="float">
            <text:p>1,00441176470588</text:p>
          </table:table-cell>
          <table:table-cell table:formula="of:=[.B69]/[.A69]" office:value-type="float" office:value="680" calcext:value-type="float">
            <text:p>680</text:p>
          </table:table-cell>
          <table:table-cell table:formula="of:=[.B69]/[.E69]" office:value-type="float" office:value="5.92820512820513" calcext:value-type="float">
            <text:p>5,92820512820513</text:p>
          </table:table-cell>
          <table:table-cell table:number-columns-repeated="1015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0]*[.A70]" office:value-type="float" office:value="476100" calcext:value-type="float">
            <text:p>476100</text:p>
          </table:table-cell>
          <table:table-cell table:formula="of:=[.A70]*[.A70]/3" office:value-type="float" office:value="158700" calcext:value-type="float">
            <text:p>158700</text:p>
          </table:table-cell>
          <table:table-cell table:formula="of:=[.A70]*[.A70]/3 +[.A70]" office:value-type="float" office:value="159390" calcext:value-type="float">
            <text:p>159390</text:p>
          </table:table-cell>
          <table:table-cell table:formula="of:=100*[.A70]+10000" office:value-type="float" office:value="79000" calcext:value-type="float">
            <text:p>79000</text:p>
          </table:table-cell>
          <table:table-cell table:formula="of:=[.D70]/[.C70]" office:value-type="float" office:value="1.00434782608696" calcext:value-type="float">
            <text:p>1,00434782608696</text:p>
          </table:table-cell>
          <table:table-cell table:formula="of:=[.B70]/[.A70]" office:value-type="float" office:value="690" calcext:value-type="float">
            <text:p>690</text:p>
          </table:table-cell>
          <table:table-cell table:formula="of:=[.B70]/[.E70]" office:value-type="float" office:value="6.02658227848101" calcext:value-type="float">
            <text:p>6,02658227848101</text:p>
          </table:table-cell>
          <table:table-cell table:number-columns-repeated="1015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1]*[.A71]" office:value-type="float" office:value="490000" calcext:value-type="float">
            <text:p>490000</text:p>
          </table:table-cell>
          <table:table-cell table:formula="of:=[.A71]*[.A71]/3" office:value-type="float" office:value="163333.333333333" calcext:value-type="float">
            <text:p>163333,333333333</text:p>
          </table:table-cell>
          <table:table-cell table:formula="of:=[.A71]*[.A71]/3 +[.A71]" office:value-type="float" office:value="164033.333333333" calcext:value-type="float">
            <text:p>164033,333333333</text:p>
          </table:table-cell>
          <table:table-cell table:formula="of:=100*[.A71]+10000" office:value-type="float" office:value="80000" calcext:value-type="float">
            <text:p>80000</text:p>
          </table:table-cell>
          <table:table-cell table:formula="of:=[.D71]/[.C71]" office:value-type="float" office:value="1.00428571428571" calcext:value-type="float">
            <text:p>1,00428571428571</text:p>
          </table:table-cell>
          <table:table-cell table:formula="of:=[.B71]/[.A71]" office:value-type="float" office:value="700" calcext:value-type="float">
            <text:p>700</text:p>
          </table:table-cell>
          <table:table-cell table:formula="of:=[.B71]/[.E71]" office:value-type="float" office:value="6.125" calcext:value-type="float">
            <text:p>6,125</text:p>
          </table:table-cell>
          <table:table-cell table:number-columns-repeated="1015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2]*[.A72]" office:value-type="float" office:value="504100" calcext:value-type="float">
            <text:p>504100</text:p>
          </table:table-cell>
          <table:table-cell table:formula="of:=[.A72]*[.A72]/3" office:value-type="float" office:value="168033.333333333" calcext:value-type="float">
            <text:p>168033,333333333</text:p>
          </table:table-cell>
          <table:table-cell table:formula="of:=[.A72]*[.A72]/3 +[.A72]" office:value-type="float" office:value="168743.333333333" calcext:value-type="float">
            <text:p>168743,333333333</text:p>
          </table:table-cell>
          <table:table-cell table:formula="of:=100*[.A72]+10000" office:value-type="float" office:value="81000" calcext:value-type="float">
            <text:p>81000</text:p>
          </table:table-cell>
          <table:table-cell table:formula="of:=[.D72]/[.C72]" office:value-type="float" office:value="1.00422535211268" calcext:value-type="float">
            <text:p>1,00422535211268</text:p>
          </table:table-cell>
          <table:table-cell table:formula="of:=[.B72]/[.A72]" office:value-type="float" office:value="710" calcext:value-type="float">
            <text:p>710</text:p>
          </table:table-cell>
          <table:table-cell table:formula="of:=[.B72]/[.E72]" office:value-type="float" office:value="6.22345679012346" calcext:value-type="float">
            <text:p>6,22345679012346</text:p>
          </table:table-cell>
          <table:table-cell table:number-columns-repeated="1015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3]*[.A73]" office:value-type="float" office:value="518400" calcext:value-type="float">
            <text:p>518400</text:p>
          </table:table-cell>
          <table:table-cell table:formula="of:=[.A73]*[.A73]/3" office:value-type="float" office:value="172800" calcext:value-type="float">
            <text:p>172800</text:p>
          </table:table-cell>
          <table:table-cell table:formula="of:=[.A73]*[.A73]/3 +[.A73]" office:value-type="float" office:value="173520" calcext:value-type="float">
            <text:p>173520</text:p>
          </table:table-cell>
          <table:table-cell table:formula="of:=100*[.A73]+10000" office:value-type="float" office:value="82000" calcext:value-type="float">
            <text:p>82000</text:p>
          </table:table-cell>
          <table:table-cell table:formula="of:=[.D73]/[.C73]" office:value-type="float" office:value="1.00416666666667" calcext:value-type="float">
            <text:p>1,00416666666667</text:p>
          </table:table-cell>
          <table:table-cell table:formula="of:=[.B73]/[.A73]" office:value-type="float" office:value="720" calcext:value-type="float">
            <text:p>720</text:p>
          </table:table-cell>
          <table:table-cell table:formula="of:=[.B73]/[.E73]" office:value-type="float" office:value="6.3219512195122" calcext:value-type="float">
            <text:p>6,3219512195122</text:p>
          </table:table-cell>
          <table:table-cell table:number-columns-repeated="1015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4]*[.A74]" office:value-type="float" office:value="532900" calcext:value-type="float">
            <text:p>532900</text:p>
          </table:table-cell>
          <table:table-cell table:formula="of:=[.A74]*[.A74]/3" office:value-type="float" office:value="177633.333333333" calcext:value-type="float">
            <text:p>177633,333333333</text:p>
          </table:table-cell>
          <table:table-cell table:formula="of:=[.A74]*[.A74]/3 +[.A74]" office:value-type="float" office:value="178363.333333333" calcext:value-type="float">
            <text:p>178363,333333333</text:p>
          </table:table-cell>
          <table:table-cell table:formula="of:=100*[.A74]+10000" office:value-type="float" office:value="83000" calcext:value-type="float">
            <text:p>83000</text:p>
          </table:table-cell>
          <table:table-cell table:formula="of:=[.D74]/[.C74]" office:value-type="float" office:value="1.0041095890411" calcext:value-type="float">
            <text:p>1,0041095890411</text:p>
          </table:table-cell>
          <table:table-cell table:formula="of:=[.B74]/[.A74]" office:value-type="float" office:value="730" calcext:value-type="float">
            <text:p>730</text:p>
          </table:table-cell>
          <table:table-cell table:formula="of:=[.B74]/[.E74]" office:value-type="float" office:value="6.42048192771084" calcext:value-type="float">
            <text:p>6,42048192771084</text:p>
          </table:table-cell>
          <table:table-cell table:number-columns-repeated="1015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5]*[.A75]" office:value-type="float" office:value="547600" calcext:value-type="float">
            <text:p>547600</text:p>
          </table:table-cell>
          <table:table-cell table:formula="of:=[.A75]*[.A75]/3" office:value-type="float" office:value="182533.333333333" calcext:value-type="float">
            <text:p>182533,333333333</text:p>
          </table:table-cell>
          <table:table-cell table:formula="of:=[.A75]*[.A75]/3 +[.A75]" office:value-type="float" office:value="183273.333333333" calcext:value-type="float">
            <text:p>183273,333333333</text:p>
          </table:table-cell>
          <table:table-cell table:formula="of:=100*[.A75]+10000" office:value-type="float" office:value="84000" calcext:value-type="float">
            <text:p>84000</text:p>
          </table:table-cell>
          <table:table-cell table:formula="of:=[.D75]/[.C75]" office:value-type="float" office:value="1.00405405405405" calcext:value-type="float">
            <text:p>1,00405405405405</text:p>
          </table:table-cell>
          <table:table-cell table:formula="of:=[.B75]/[.A75]" office:value-type="float" office:value="740" calcext:value-type="float">
            <text:p>740</text:p>
          </table:table-cell>
          <table:table-cell table:formula="of:=[.B75]/[.E75]" office:value-type="float" office:value="6.51904761904762" calcext:value-type="float">
            <text:p>6,51904761904762</text:p>
          </table:table-cell>
          <table:table-cell table:number-columns-repeated="1015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6]*[.A76]" office:value-type="float" office:value="562500" calcext:value-type="float">
            <text:p>562500</text:p>
          </table:table-cell>
          <table:table-cell table:formula="of:=[.A76]*[.A76]/3" office:value-type="float" office:value="187500" calcext:value-type="float">
            <text:p>187500</text:p>
          </table:table-cell>
          <table:table-cell table:formula="of:=[.A76]*[.A76]/3 +[.A76]" office:value-type="float" office:value="188250" calcext:value-type="float">
            <text:p>188250</text:p>
          </table:table-cell>
          <table:table-cell table:formula="of:=100*[.A76]+10000" office:value-type="float" office:value="85000" calcext:value-type="float">
            <text:p>85000</text:p>
          </table:table-cell>
          <table:table-cell table:formula="of:=[.D76]/[.C76]" office:value-type="float" office:value="1.004" calcext:value-type="float">
            <text:p>1,004</text:p>
          </table:table-cell>
          <table:table-cell table:formula="of:=[.B76]/[.A76]" office:value-type="float" office:value="750" calcext:value-type="float">
            <text:p>750</text:p>
          </table:table-cell>
          <table:table-cell table:formula="of:=[.B76]/[.E76]" office:value-type="float" office:value="6.61764705882353" calcext:value-type="float">
            <text:p>6,61764705882353</text:p>
          </table:table-cell>
          <table:table-cell table:number-columns-repeated="1015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7]*[.A77]" office:value-type="float" office:value="577600" calcext:value-type="float">
            <text:p>577600</text:p>
          </table:table-cell>
          <table:table-cell table:formula="of:=[.A77]*[.A77]/3" office:value-type="float" office:value="192533.333333333" calcext:value-type="float">
            <text:p>192533,333333333</text:p>
          </table:table-cell>
          <table:table-cell table:formula="of:=[.A77]*[.A77]/3 +[.A77]" office:value-type="float" office:value="193293.333333333" calcext:value-type="float">
            <text:p>193293,333333333</text:p>
          </table:table-cell>
          <table:table-cell table:formula="of:=100*[.A77]+10000" office:value-type="float" office:value="86000" calcext:value-type="float">
            <text:p>86000</text:p>
          </table:table-cell>
          <table:table-cell table:formula="of:=[.D77]/[.C77]" office:value-type="float" office:value="1.00394736842105" calcext:value-type="float">
            <text:p>1,00394736842105</text:p>
          </table:table-cell>
          <table:table-cell table:formula="of:=[.B77]/[.A77]" office:value-type="float" office:value="760" calcext:value-type="float">
            <text:p>760</text:p>
          </table:table-cell>
          <table:table-cell table:formula="of:=[.B77]/[.E77]" office:value-type="float" office:value="6.71627906976744" calcext:value-type="float">
            <text:p>6,71627906976744</text:p>
          </table:table-cell>
          <table:table-cell table:number-columns-repeated="1015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8]*[.A78]" office:value-type="float" office:value="592900" calcext:value-type="float">
            <text:p>592900</text:p>
          </table:table-cell>
          <table:table-cell table:formula="of:=[.A78]*[.A78]/3" office:value-type="float" office:value="197633.333333333" calcext:value-type="float">
            <text:p>197633,333333333</text:p>
          </table:table-cell>
          <table:table-cell table:formula="of:=[.A78]*[.A78]/3 +[.A78]" office:value-type="float" office:value="198403.333333333" calcext:value-type="float">
            <text:p>198403,333333333</text:p>
          </table:table-cell>
          <table:table-cell table:formula="of:=100*[.A78]+10000" office:value-type="float" office:value="87000" calcext:value-type="float">
            <text:p>87000</text:p>
          </table:table-cell>
          <table:table-cell table:formula="of:=[.D78]/[.C78]" office:value-type="float" office:value="1.0038961038961" calcext:value-type="float">
            <text:p>1,0038961038961</text:p>
          </table:table-cell>
          <table:table-cell table:formula="of:=[.B78]/[.A78]" office:value-type="float" office:value="770" calcext:value-type="float">
            <text:p>770</text:p>
          </table:table-cell>
          <table:table-cell table:formula="of:=[.B78]/[.E78]" office:value-type="float" office:value="6.81494252873563" calcext:value-type="float">
            <text:p>6,81494252873563</text:p>
          </table:table-cell>
          <table:table-cell table:number-columns-repeated="1015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9]*[.A79]" office:value-type="float" office:value="608400" calcext:value-type="float">
            <text:p>608400</text:p>
          </table:table-cell>
          <table:table-cell table:formula="of:=[.A79]*[.A79]/3" office:value-type="float" office:value="202800" calcext:value-type="float">
            <text:p>202800</text:p>
          </table:table-cell>
          <table:table-cell table:formula="of:=[.A79]*[.A79]/3 +[.A79]" office:value-type="float" office:value="203580" calcext:value-type="float">
            <text:p>203580</text:p>
          </table:table-cell>
          <table:table-cell table:formula="of:=100*[.A79]+10000" office:value-type="float" office:value="88000" calcext:value-type="float">
            <text:p>88000</text:p>
          </table:table-cell>
          <table:table-cell table:formula="of:=[.D79]/[.C79]" office:value-type="float" office:value="1.00384615384615" calcext:value-type="float">
            <text:p>1,00384615384615</text:p>
          </table:table-cell>
          <table:table-cell table:formula="of:=[.B79]/[.A79]" office:value-type="float" office:value="780" calcext:value-type="float">
            <text:p>780</text:p>
          </table:table-cell>
          <table:table-cell table:formula="of:=[.B79]/[.E79]" office:value-type="float" office:value="6.91363636363636" calcext:value-type="float">
            <text:p>6,91363636363636</text:p>
          </table:table-cell>
          <table:table-cell table:number-columns-repeated="1015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0]*[.A80]" office:value-type="float" office:value="624100" calcext:value-type="float">
            <text:p>624100</text:p>
          </table:table-cell>
          <table:table-cell table:formula="of:=[.A80]*[.A80]/3" office:value-type="float" office:value="208033.333333333" calcext:value-type="float">
            <text:p>208033,333333333</text:p>
          </table:table-cell>
          <table:table-cell table:formula="of:=[.A80]*[.A80]/3 +[.A80]" office:value-type="float" office:value="208823.333333333" calcext:value-type="float">
            <text:p>208823,333333333</text:p>
          </table:table-cell>
          <table:table-cell table:formula="of:=100*[.A80]+10000" office:value-type="float" office:value="89000" calcext:value-type="float">
            <text:p>89000</text:p>
          </table:table-cell>
          <table:table-cell table:formula="of:=[.D80]/[.C80]" office:value-type="float" office:value="1.00379746835443" calcext:value-type="float">
            <text:p>1,00379746835443</text:p>
          </table:table-cell>
          <table:table-cell table:formula="of:=[.B80]/[.A80]" office:value-type="float" office:value="790" calcext:value-type="float">
            <text:p>790</text:p>
          </table:table-cell>
          <table:table-cell table:formula="of:=[.B80]/[.E80]" office:value-type="float" office:value="7.0123595505618" calcext:value-type="float">
            <text:p>7,0123595505618</text:p>
          </table:table-cell>
          <table:table-cell table:number-columns-repeated="101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1]*[.A81]" office:value-type="float" office:value="640000" calcext:value-type="float">
            <text:p>640000</text:p>
          </table:table-cell>
          <table:table-cell table:formula="of:=[.A81]*[.A81]/3" office:value-type="float" office:value="213333.333333333" calcext:value-type="float">
            <text:p>213333,333333333</text:p>
          </table:table-cell>
          <table:table-cell table:formula="of:=[.A81]*[.A81]/3 +[.A81]" office:value-type="float" office:value="214133.333333333" calcext:value-type="float">
            <text:p>214133,333333333</text:p>
          </table:table-cell>
          <table:table-cell table:formula="of:=100*[.A81]+10000" office:value-type="float" office:value="90000" calcext:value-type="float">
            <text:p>90000</text:p>
          </table:table-cell>
          <table:table-cell table:formula="of:=[.D81]/[.C81]" office:value-type="float" office:value="1.00375" calcext:value-type="float">
            <text:p>1,00375</text:p>
          </table:table-cell>
          <table:table-cell table:formula="of:=[.B81]/[.A81]" office:value-type="float" office:value="800" calcext:value-type="float">
            <text:p>800</text:p>
          </table:table-cell>
          <table:table-cell table:formula="of:=[.B81]/[.E81]" office:value-type="float" office:value="7.11111111111111" calcext:value-type="float">
            <text:p>7,11111111111111</text:p>
          </table:table-cell>
          <table:table-cell table:number-columns-repeated="1015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2]*[.A82]" office:value-type="float" office:value="656100" calcext:value-type="float">
            <text:p>656100</text:p>
          </table:table-cell>
          <table:table-cell table:formula="of:=[.A82]*[.A82]/3" office:value-type="float" office:value="218700" calcext:value-type="float">
            <text:p>218700</text:p>
          </table:table-cell>
          <table:table-cell table:formula="of:=[.A82]*[.A82]/3 +[.A82]" office:value-type="float" office:value="219510" calcext:value-type="float">
            <text:p>219510</text:p>
          </table:table-cell>
          <table:table-cell table:formula="of:=100*[.A82]+10000" office:value-type="float" office:value="91000" calcext:value-type="float">
            <text:p>91000</text:p>
          </table:table-cell>
          <table:table-cell table:formula="of:=[.D82]/[.C82]" office:value-type="float" office:value="1.0037037037037" calcext:value-type="float">
            <text:p>1,0037037037037</text:p>
          </table:table-cell>
          <table:table-cell table:formula="of:=[.B82]/[.A82]" office:value-type="float" office:value="810" calcext:value-type="float">
            <text:p>810</text:p>
          </table:table-cell>
          <table:table-cell table:formula="of:=[.B82]/[.E82]" office:value-type="float" office:value="7.20989010989011" calcext:value-type="float">
            <text:p>7,20989010989011</text:p>
          </table:table-cell>
          <table:table-cell table:number-columns-repeated="1015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3]*[.A83]" office:value-type="float" office:value="672400" calcext:value-type="float">
            <text:p>672400</text:p>
          </table:table-cell>
          <table:table-cell table:formula="of:=[.A83]*[.A83]/3" office:value-type="float" office:value="224133.333333333" calcext:value-type="float">
            <text:p>224133,333333333</text:p>
          </table:table-cell>
          <table:table-cell table:formula="of:=[.A83]*[.A83]/3 +[.A83]" office:value-type="float" office:value="224953.333333333" calcext:value-type="float">
            <text:p>224953,333333333</text:p>
          </table:table-cell>
          <table:table-cell table:formula="of:=100*[.A83]+10000" office:value-type="float" office:value="92000" calcext:value-type="float">
            <text:p>92000</text:p>
          </table:table-cell>
          <table:table-cell table:formula="of:=[.D83]/[.C83]" office:value-type="float" office:value="1.00365853658537" calcext:value-type="float">
            <text:p>1,00365853658537</text:p>
          </table:table-cell>
          <table:table-cell table:formula="of:=[.B83]/[.A83]" office:value-type="float" office:value="820" calcext:value-type="float">
            <text:p>820</text:p>
          </table:table-cell>
          <table:table-cell table:formula="of:=[.B83]/[.E83]" office:value-type="float" office:value="7.30869565217391" calcext:value-type="float">
            <text:p>7,30869565217391</text:p>
          </table:table-cell>
          <table:table-cell table:number-columns-repeated="1015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4]*[.A84]" office:value-type="float" office:value="688900" calcext:value-type="float">
            <text:p>688900</text:p>
          </table:table-cell>
          <table:table-cell table:formula="of:=[.A84]*[.A84]/3" office:value-type="float" office:value="229633.333333333" calcext:value-type="float">
            <text:p>229633,333333333</text:p>
          </table:table-cell>
          <table:table-cell table:formula="of:=[.A84]*[.A84]/3 +[.A84]" office:value-type="float" office:value="230463.333333333" calcext:value-type="float">
            <text:p>230463,333333333</text:p>
          </table:table-cell>
          <table:table-cell table:formula="of:=100*[.A84]+10000" office:value-type="float" office:value="93000" calcext:value-type="float">
            <text:p>93000</text:p>
          </table:table-cell>
          <table:table-cell table:formula="of:=[.D84]/[.C84]" office:value-type="float" office:value="1.00361445783133" calcext:value-type="float">
            <text:p>1,00361445783133</text:p>
          </table:table-cell>
          <table:table-cell table:formula="of:=[.B84]/[.A84]" office:value-type="float" office:value="830" calcext:value-type="float">
            <text:p>830</text:p>
          </table:table-cell>
          <table:table-cell table:formula="of:=[.B84]/[.E84]" office:value-type="float" office:value="7.40752688172043" calcext:value-type="float">
            <text:p>7,40752688172043</text:p>
          </table:table-cell>
          <table:table-cell table:number-columns-repeated="1015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5]*[.A85]" office:value-type="float" office:value="705600" calcext:value-type="float">
            <text:p>705600</text:p>
          </table:table-cell>
          <table:table-cell table:formula="of:=[.A85]*[.A85]/3" office:value-type="float" office:value="235200" calcext:value-type="float">
            <text:p>235200</text:p>
          </table:table-cell>
          <table:table-cell table:formula="of:=[.A85]*[.A85]/3 +[.A85]" office:value-type="float" office:value="236040" calcext:value-type="float">
            <text:p>236040</text:p>
          </table:table-cell>
          <table:table-cell table:formula="of:=100*[.A85]+10000" office:value-type="float" office:value="94000" calcext:value-type="float">
            <text:p>94000</text:p>
          </table:table-cell>
          <table:table-cell table:formula="of:=[.D85]/[.C85]" office:value-type="float" office:value="1.00357142857143" calcext:value-type="float">
            <text:p>1,00357142857143</text:p>
          </table:table-cell>
          <table:table-cell table:formula="of:=[.B85]/[.A85]" office:value-type="float" office:value="840" calcext:value-type="float">
            <text:p>840</text:p>
          </table:table-cell>
          <table:table-cell table:formula="of:=[.B85]/[.E85]" office:value-type="float" office:value="7.5063829787234" calcext:value-type="float">
            <text:p>7,5063829787234</text:p>
          </table:table-cell>
          <table:table-cell table:number-columns-repeated="1015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6]*[.A86]" office:value-type="float" office:value="722500" calcext:value-type="float">
            <text:p>722500</text:p>
          </table:table-cell>
          <table:table-cell table:formula="of:=[.A86]*[.A86]/3" office:value-type="float" office:value="240833.333333333" calcext:value-type="float">
            <text:p>240833,333333333</text:p>
          </table:table-cell>
          <table:table-cell table:formula="of:=[.A86]*[.A86]/3 +[.A86]" office:value-type="float" office:value="241683.333333333" calcext:value-type="float">
            <text:p>241683,333333333</text:p>
          </table:table-cell>
          <table:table-cell table:formula="of:=100*[.A86]+10000" office:value-type="float" office:value="95000" calcext:value-type="float">
            <text:p>95000</text:p>
          </table:table-cell>
          <table:table-cell table:formula="of:=[.D86]/[.C86]" office:value-type="float" office:value="1.00352941176471" calcext:value-type="float">
            <text:p>1,00352941176471</text:p>
          </table:table-cell>
          <table:table-cell table:formula="of:=[.B86]/[.A86]" office:value-type="float" office:value="850" calcext:value-type="float">
            <text:p>850</text:p>
          </table:table-cell>
          <table:table-cell table:formula="of:=[.B86]/[.E86]" office:value-type="float" office:value="7.60526315789474" calcext:value-type="float">
            <text:p>7,60526315789474</text:p>
          </table:table-cell>
          <table:table-cell table:number-columns-repeated="1015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7]*[.A87]" office:value-type="float" office:value="739600" calcext:value-type="float">
            <text:p>739600</text:p>
          </table:table-cell>
          <table:table-cell table:formula="of:=[.A87]*[.A87]/3" office:value-type="float" office:value="246533.333333333" calcext:value-type="float">
            <text:p>246533,333333333</text:p>
          </table:table-cell>
          <table:table-cell table:formula="of:=[.A87]*[.A87]/3 +[.A87]" office:value-type="float" office:value="247393.333333333" calcext:value-type="float">
            <text:p>247393,333333333</text:p>
          </table:table-cell>
          <table:table-cell table:formula="of:=100*[.A87]+10000" office:value-type="float" office:value="96000" calcext:value-type="float">
            <text:p>96000</text:p>
          </table:table-cell>
          <table:table-cell table:formula="of:=[.D87]/[.C87]" office:value-type="float" office:value="1.00348837209302" calcext:value-type="float">
            <text:p>1,00348837209302</text:p>
          </table:table-cell>
          <table:table-cell table:formula="of:=[.B87]/[.A87]" office:value-type="float" office:value="860" calcext:value-type="float">
            <text:p>860</text:p>
          </table:table-cell>
          <table:table-cell table:formula="of:=[.B87]/[.E87]" office:value-type="float" office:value="7.70416666666667" calcext:value-type="float">
            <text:p>7,70416666666667</text:p>
          </table:table-cell>
          <table:table-cell table:number-columns-repeated="1015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8]*[.A88]" office:value-type="float" office:value="756900" calcext:value-type="float">
            <text:p>756900</text:p>
          </table:table-cell>
          <table:table-cell table:formula="of:=[.A88]*[.A88]/3" office:value-type="float" office:value="252300" calcext:value-type="float">
            <text:p>252300</text:p>
          </table:table-cell>
          <table:table-cell table:formula="of:=[.A88]*[.A88]/3 +[.A88]" office:value-type="float" office:value="253170" calcext:value-type="float">
            <text:p>253170</text:p>
          </table:table-cell>
          <table:table-cell table:formula="of:=100*[.A88]+10000" office:value-type="float" office:value="97000" calcext:value-type="float">
            <text:p>97000</text:p>
          </table:table-cell>
          <table:table-cell table:formula="of:=[.D88]/[.C88]" office:value-type="float" office:value="1.00344827586207" calcext:value-type="float">
            <text:p>1,00344827586207</text:p>
          </table:table-cell>
          <table:table-cell table:formula="of:=[.B88]/[.A88]" office:value-type="float" office:value="870" calcext:value-type="float">
            <text:p>870</text:p>
          </table:table-cell>
          <table:table-cell table:formula="of:=[.B88]/[.E88]" office:value-type="float" office:value="7.80309278350515" calcext:value-type="float">
            <text:p>7,80309278350515</text:p>
          </table:table-cell>
          <table:table-cell table:number-columns-repeated="1015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9]*[.A89]" office:value-type="float" office:value="774400" calcext:value-type="float">
            <text:p>774400</text:p>
          </table:table-cell>
          <table:table-cell table:formula="of:=[.A89]*[.A89]/3" office:value-type="float" office:value="258133.333333333" calcext:value-type="float">
            <text:p>258133,333333333</text:p>
          </table:table-cell>
          <table:table-cell table:formula="of:=[.A89]*[.A89]/3 +[.A89]" office:value-type="float" office:value="259013.333333333" calcext:value-type="float">
            <text:p>259013,333333333</text:p>
          </table:table-cell>
          <table:table-cell table:formula="of:=100*[.A89]+10000" office:value-type="float" office:value="98000" calcext:value-type="float">
            <text:p>98000</text:p>
          </table:table-cell>
          <table:table-cell table:formula="of:=[.D89]/[.C89]" office:value-type="float" office:value="1.00340909090909" calcext:value-type="float">
            <text:p>1,00340909090909</text:p>
          </table:table-cell>
          <table:table-cell table:formula="of:=[.B89]/[.A89]" office:value-type="float" office:value="880" calcext:value-type="float">
            <text:p>880</text:p>
          </table:table-cell>
          <table:table-cell table:formula="of:=[.B89]/[.E89]" office:value-type="float" office:value="7.90204081632653" calcext:value-type="float">
            <text:p>7,90204081632653</text:p>
          </table:table-cell>
          <table:table-cell table:number-columns-repeated="1015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0]*[.A90]" office:value-type="float" office:value="792100" calcext:value-type="float">
            <text:p>792100</text:p>
          </table:table-cell>
          <table:table-cell table:formula="of:=[.A90]*[.A90]/3" office:value-type="float" office:value="264033.333333333" calcext:value-type="float">
            <text:p>264033,333333333</text:p>
          </table:table-cell>
          <table:table-cell table:formula="of:=[.A90]*[.A90]/3 +[.A90]" office:value-type="float" office:value="264923.333333333" calcext:value-type="float">
            <text:p>264923,333333333</text:p>
          </table:table-cell>
          <table:table-cell table:formula="of:=100*[.A90]+10000" office:value-type="float" office:value="99000" calcext:value-type="float">
            <text:p>99000</text:p>
          </table:table-cell>
          <table:table-cell table:formula="of:=[.D90]/[.C90]" office:value-type="float" office:value="1.00337078651685" calcext:value-type="float">
            <text:p>1,00337078651685</text:p>
          </table:table-cell>
          <table:table-cell table:formula="of:=[.B90]/[.A90]" office:value-type="float" office:value="890" calcext:value-type="float">
            <text:p>890</text:p>
          </table:table-cell>
          <table:table-cell table:formula="of:=[.B90]/[.E90]" office:value-type="float" office:value="8.0010101010101" calcext:value-type="float">
            <text:p>8,0010101010101</text:p>
          </table:table-cell>
          <table:table-cell table:number-columns-repeated="1015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1]*[.A91]" office:value-type="float" office:value="810000" calcext:value-type="float">
            <text:p>810000</text:p>
          </table:table-cell>
          <table:table-cell table:formula="of:=[.A91]*[.A91]/3" office:value-type="float" office:value="270000" calcext:value-type="float">
            <text:p>270000</text:p>
          </table:table-cell>
          <table:table-cell table:formula="of:=[.A91]*[.A91]/3 +[.A91]" office:value-type="float" office:value="270900" calcext:value-type="float">
            <text:p>270900</text:p>
          </table:table-cell>
          <table:table-cell table:formula="of:=100*[.A91]+10000" office:value-type="float" office:value="100000" calcext:value-type="float">
            <text:p>100000</text:p>
          </table:table-cell>
          <table:table-cell table:formula="of:=[.D91]/[.C91]" office:value-type="float" office:value="1.00333333333333" calcext:value-type="float">
            <text:p>1,00333333333333</text:p>
          </table:table-cell>
          <table:table-cell table:formula="of:=[.B91]/[.A91]" office:value-type="float" office:value="900" calcext:value-type="float">
            <text:p>900</text:p>
          </table:table-cell>
          <table:table-cell table:formula="of:=[.B91]/[.E91]" office:value-type="float" office:value="8.1" calcext:value-type="float">
            <text:p>8,1</text:p>
          </table:table-cell>
          <table:table-cell table:number-columns-repeated="1015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2]*[.A92]" office:value-type="float" office:value="828100" calcext:value-type="float">
            <text:p>828100</text:p>
          </table:table-cell>
          <table:table-cell table:formula="of:=[.A92]*[.A92]/3" office:value-type="float" office:value="276033.333333333" calcext:value-type="float">
            <text:p>276033,333333333</text:p>
          </table:table-cell>
          <table:table-cell table:formula="of:=[.A92]*[.A92]/3 +[.A92]" office:value-type="float" office:value="276943.333333333" calcext:value-type="float">
            <text:p>276943,333333333</text:p>
          </table:table-cell>
          <table:table-cell table:formula="of:=100*[.A92]+10000" office:value-type="float" office:value="101000" calcext:value-type="float">
            <text:p>101000</text:p>
          </table:table-cell>
          <table:table-cell table:formula="of:=[.D92]/[.C92]" office:value-type="float" office:value="1.0032967032967" calcext:value-type="float">
            <text:p>1,0032967032967</text:p>
          </table:table-cell>
          <table:table-cell table:formula="of:=[.B92]/[.A92]" office:value-type="float" office:value="910" calcext:value-type="float">
            <text:p>910</text:p>
          </table:table-cell>
          <table:table-cell table:formula="of:=[.B92]/[.E92]" office:value-type="float" office:value="8.1990099009901" calcext:value-type="float">
            <text:p>8,1990099009901</text:p>
          </table:table-cell>
          <table:table-cell table:number-columns-repeated="1015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3]*[.A93]" office:value-type="float" office:value="846400" calcext:value-type="float">
            <text:p>846400</text:p>
          </table:table-cell>
          <table:table-cell table:formula="of:=[.A93]*[.A93]/3" office:value-type="float" office:value="282133.333333333" calcext:value-type="float">
            <text:p>282133,333333333</text:p>
          </table:table-cell>
          <table:table-cell table:formula="of:=[.A93]*[.A93]/3 +[.A93]" office:value-type="float" office:value="283053.333333333" calcext:value-type="float">
            <text:p>283053,333333333</text:p>
          </table:table-cell>
          <table:table-cell table:formula="of:=100*[.A93]+10000" office:value-type="float" office:value="102000" calcext:value-type="float">
            <text:p>102000</text:p>
          </table:table-cell>
          <table:table-cell table:formula="of:=[.D93]/[.C93]" office:value-type="float" office:value="1.00326086956522" calcext:value-type="float">
            <text:p>1,00326086956522</text:p>
          </table:table-cell>
          <table:table-cell table:formula="of:=[.B93]/[.A93]" office:value-type="float" office:value="920" calcext:value-type="float">
            <text:p>920</text:p>
          </table:table-cell>
          <table:table-cell table:formula="of:=[.B93]/[.E93]" office:value-type="float" office:value="8.29803921568628" calcext:value-type="float">
            <text:p>8,29803921568628</text:p>
          </table:table-cell>
          <table:table-cell table:number-columns-repeated="1015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4]*[.A94]" office:value-type="float" office:value="864900" calcext:value-type="float">
            <text:p>864900</text:p>
          </table:table-cell>
          <table:table-cell table:formula="of:=[.A94]*[.A94]/3" office:value-type="float" office:value="288300" calcext:value-type="float">
            <text:p>288300</text:p>
          </table:table-cell>
          <table:table-cell table:formula="of:=[.A94]*[.A94]/3 +[.A94]" office:value-type="float" office:value="289230" calcext:value-type="float">
            <text:p>289230</text:p>
          </table:table-cell>
          <table:table-cell table:formula="of:=100*[.A94]+10000" office:value-type="float" office:value="103000" calcext:value-type="float">
            <text:p>103000</text:p>
          </table:table-cell>
          <table:table-cell table:formula="of:=[.D94]/[.C94]" office:value-type="float" office:value="1.00322580645161" calcext:value-type="float">
            <text:p>1,00322580645161</text:p>
          </table:table-cell>
          <table:table-cell table:formula="of:=[.B94]/[.A94]" office:value-type="float" office:value="930" calcext:value-type="float">
            <text:p>930</text:p>
          </table:table-cell>
          <table:table-cell table:formula="of:=[.B94]/[.E94]" office:value-type="float" office:value="8.39708737864078" calcext:value-type="float">
            <text:p>8,39708737864078</text:p>
          </table:table-cell>
          <table:table-cell table:number-columns-repeated="1015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5]*[.A95]" office:value-type="float" office:value="883600" calcext:value-type="float">
            <text:p>883600</text:p>
          </table:table-cell>
          <table:table-cell table:formula="of:=[.A95]*[.A95]/3" office:value-type="float" office:value="294533.333333333" calcext:value-type="float">
            <text:p>294533,333333333</text:p>
          </table:table-cell>
          <table:table-cell table:formula="of:=[.A95]*[.A95]/3 +[.A95]" office:value-type="float" office:value="295473.333333333" calcext:value-type="float">
            <text:p>295473,333333333</text:p>
          </table:table-cell>
          <table:table-cell table:formula="of:=100*[.A95]+10000" office:value-type="float" office:value="104000" calcext:value-type="float">
            <text:p>104000</text:p>
          </table:table-cell>
          <table:table-cell table:formula="of:=[.D95]/[.C95]" office:value-type="float" office:value="1.0031914893617" calcext:value-type="float">
            <text:p>1,0031914893617</text:p>
          </table:table-cell>
          <table:table-cell table:formula="of:=[.B95]/[.A95]" office:value-type="float" office:value="940" calcext:value-type="float">
            <text:p>940</text:p>
          </table:table-cell>
          <table:table-cell table:formula="of:=[.B95]/[.E95]" office:value-type="float" office:value="8.49615384615385" calcext:value-type="float">
            <text:p>8,49615384615385</text:p>
          </table:table-cell>
          <table:table-cell table:number-columns-repeated="1015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6]*[.A96]" office:value-type="float" office:value="902500" calcext:value-type="float">
            <text:p>902500</text:p>
          </table:table-cell>
          <table:table-cell table:formula="of:=[.A96]*[.A96]/3" office:value-type="float" office:value="300833.333333333" calcext:value-type="float">
            <text:p>300833,333333333</text:p>
          </table:table-cell>
          <table:table-cell table:formula="of:=[.A96]*[.A96]/3 +[.A96]" office:value-type="float" office:value="301783.333333333" calcext:value-type="float">
            <text:p>301783,333333333</text:p>
          </table:table-cell>
          <table:table-cell table:formula="of:=100*[.A96]+10000" office:value-type="float" office:value="105000" calcext:value-type="float">
            <text:p>105000</text:p>
          </table:table-cell>
          <table:table-cell table:formula="of:=[.D96]/[.C96]" office:value-type="float" office:value="1.00315789473684" calcext:value-type="float">
            <text:p>1,00315789473684</text:p>
          </table:table-cell>
          <table:table-cell table:formula="of:=[.B96]/[.A96]" office:value-type="float" office:value="950" calcext:value-type="float">
            <text:p>950</text:p>
          </table:table-cell>
          <table:table-cell table:formula="of:=[.B96]/[.E96]" office:value-type="float" office:value="8.5952380952381" calcext:value-type="float">
            <text:p>8,5952380952381</text:p>
          </table:table-cell>
          <table:table-cell table:number-columns-repeated="1015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7]*[.A97]" office:value-type="float" office:value="921600" calcext:value-type="float">
            <text:p>921600</text:p>
          </table:table-cell>
          <table:table-cell table:formula="of:=[.A97]*[.A97]/3" office:value-type="float" office:value="307200" calcext:value-type="float">
            <text:p>307200</text:p>
          </table:table-cell>
          <table:table-cell table:formula="of:=[.A97]*[.A97]/3 +[.A97]" office:value-type="float" office:value="308160" calcext:value-type="float">
            <text:p>308160</text:p>
          </table:table-cell>
          <table:table-cell table:formula="of:=100*[.A97]+10000" office:value-type="float" office:value="106000" calcext:value-type="float">
            <text:p>106000</text:p>
          </table:table-cell>
          <table:table-cell table:formula="of:=[.D97]/[.C97]" office:value-type="float" office:value="1.003125" calcext:value-type="float">
            <text:p>1,003125</text:p>
          </table:table-cell>
          <table:table-cell table:formula="of:=[.B97]/[.A97]" office:value-type="float" office:value="960" calcext:value-type="float">
            <text:p>960</text:p>
          </table:table-cell>
          <table:table-cell table:formula="of:=[.B97]/[.E97]" office:value-type="float" office:value="8.69433962264151" calcext:value-type="float">
            <text:p>8,69433962264151</text:p>
          </table:table-cell>
          <table:table-cell table:number-columns-repeated="1015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8]*[.A98]" office:value-type="float" office:value="940900" calcext:value-type="float">
            <text:p>940900</text:p>
          </table:table-cell>
          <table:table-cell table:formula="of:=[.A98]*[.A98]/3" office:value-type="float" office:value="313633.333333333" calcext:value-type="float">
            <text:p>313633,333333333</text:p>
          </table:table-cell>
          <table:table-cell table:formula="of:=[.A98]*[.A98]/3 +[.A98]" office:value-type="float" office:value="314603.333333333" calcext:value-type="float">
            <text:p>314603,333333333</text:p>
          </table:table-cell>
          <table:table-cell table:formula="of:=100*[.A98]+10000" office:value-type="float" office:value="107000" calcext:value-type="float">
            <text:p>107000</text:p>
          </table:table-cell>
          <table:table-cell table:formula="of:=[.D98]/[.C98]" office:value-type="float" office:value="1.00309278350515" calcext:value-type="float">
            <text:p>1,00309278350515</text:p>
          </table:table-cell>
          <table:table-cell table:formula="of:=[.B98]/[.A98]" office:value-type="float" office:value="970" calcext:value-type="float">
            <text:p>970</text:p>
          </table:table-cell>
          <table:table-cell table:formula="of:=[.B98]/[.E98]" office:value-type="float" office:value="8.79345794392523" calcext:value-type="float">
            <text:p>8,79345794392523</text:p>
          </table:table-cell>
          <table:table-cell table:number-columns-repeated="1015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9]*[.A99]" office:value-type="float" office:value="960400" calcext:value-type="float">
            <text:p>960400</text:p>
          </table:table-cell>
          <table:table-cell table:formula="of:=[.A99]*[.A99]/3" office:value-type="float" office:value="320133.333333333" calcext:value-type="float">
            <text:p>320133,333333333</text:p>
          </table:table-cell>
          <table:table-cell table:formula="of:=[.A99]*[.A99]/3 +[.A99]" office:value-type="float" office:value="321113.333333333" calcext:value-type="float">
            <text:p>321113,333333333</text:p>
          </table:table-cell>
          <table:table-cell table:formula="of:=100*[.A99]+10000" office:value-type="float" office:value="108000" calcext:value-type="float">
            <text:p>108000</text:p>
          </table:table-cell>
          <table:table-cell table:formula="of:=[.D99]/[.C99]" office:value-type="float" office:value="1.0030612244898" calcext:value-type="float">
            <text:p>1,0030612244898</text:p>
          </table:table-cell>
          <table:table-cell table:formula="of:=[.B99]/[.A99]" office:value-type="float" office:value="980" calcext:value-type="float">
            <text:p>980</text:p>
          </table:table-cell>
          <table:table-cell table:formula="of:=[.B99]/[.E99]" office:value-type="float" office:value="8.89259259259259" calcext:value-type="float">
            <text:p>8,89259259259259</text:p>
          </table:table-cell>
          <table:table-cell table:number-columns-repeated="1015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0]*[.A100]" office:value-type="float" office:value="980100" calcext:value-type="float">
            <text:p>980100</text:p>
          </table:table-cell>
          <table:table-cell table:formula="of:=[.A100]*[.A100]/3" office:value-type="float" office:value="326700" calcext:value-type="float">
            <text:p>326700</text:p>
          </table:table-cell>
          <table:table-cell table:formula="of:=[.A100]*[.A100]/3 +[.A100]" office:value-type="float" office:value="327690" calcext:value-type="float">
            <text:p>327690</text:p>
          </table:table-cell>
          <table:table-cell table:formula="of:=100*[.A100]+10000" office:value-type="float" office:value="109000" calcext:value-type="float">
            <text:p>109000</text:p>
          </table:table-cell>
          <table:table-cell table:formula="of:=[.D100]/[.C100]" office:value-type="float" office:value="1.0030303030303" calcext:value-type="float">
            <text:p>1,0030303030303</text:p>
          </table:table-cell>
          <table:table-cell table:formula="of:=[.B100]/[.A100]" office:value-type="float" office:value="990" calcext:value-type="float">
            <text:p>990</text:p>
          </table:table-cell>
          <table:table-cell table:formula="of:=[.B100]/[.E100]" office:value-type="float" office:value="8.99174311926605" calcext:value-type="float">
            <text:p>8,99174311926605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1]*[.A101]" office:value-type="float" office:value="1000000" calcext:value-type="float">
            <text:p>1000000</text:p>
          </table:table-cell>
          <table:table-cell table:formula="of:=[.A101]*[.A101]/3" office:value-type="float" office:value="333333.333333333" calcext:value-type="float">
            <text:p>333333,333333333</text:p>
          </table:table-cell>
          <table:table-cell table:formula="of:=[.A101]*[.A101]/3 +[.A101]" office:value-type="float" office:value="334333.333333333" calcext:value-type="float">
            <text:p>334333,333333333</text:p>
          </table:table-cell>
          <table:table-cell table:formula="of:=100*[.A101]+10000" office:value-type="float" office:value="110000" calcext:value-type="float">
            <text:p>110000</text:p>
          </table:table-cell>
          <table:table-cell table:formula="of:=[.D101]/[.C101]" office:value-type="float" office:value="1.003" calcext:value-type="float">
            <text:p>1,003</text:p>
          </table:table-cell>
          <table:table-cell table:formula="of:=[.B101]/[.A101]" office:value-type="float" office:value="1000" calcext:value-type="float">
            <text:p>1000</text:p>
          </table:table-cell>
          <table:table-cell table:formula="of:=[.B101]/[.E101]" office:value-type="float" office:value="9.09090909090909" calcext:value-type="float">
            <text:p>9,09090909090909</text:p>
          </table:table-cell>
          <table:table-cell table:number-columns-repeated="1015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2]*[.A102]" office:value-type="float" office:value="1020100" calcext:value-type="float">
            <text:p>1020100</text:p>
          </table:table-cell>
          <table:table-cell table:formula="of:=[.A102]*[.A102]/3" office:value-type="float" office:value="340033.333333333" calcext:value-type="float">
            <text:p>340033,333333333</text:p>
          </table:table-cell>
          <table:table-cell table:formula="of:=[.A102]*[.A102]/3 +[.A102]" office:value-type="float" office:value="341043.333333333" calcext:value-type="float">
            <text:p>341043,333333333</text:p>
          </table:table-cell>
          <table:table-cell table:formula="of:=100*[.A102]+10000" office:value-type="float" office:value="111000" calcext:value-type="float">
            <text:p>111000</text:p>
          </table:table-cell>
          <table:table-cell table:formula="of:=[.D102]/[.C102]" office:value-type="float" office:value="1.0029702970297" calcext:value-type="float">
            <text:p>1,0029702970297</text:p>
          </table:table-cell>
          <table:table-cell table:formula="of:=[.B102]/[.A102]" office:value-type="float" office:value="1010" calcext:value-type="float">
            <text:p>1010</text:p>
          </table:table-cell>
          <table:table-cell table:formula="of:=[.B102]/[.E102]" office:value-type="float" office:value="9.19009009009009" calcext:value-type="float">
            <text:p>9,19009009009009</text:p>
          </table:table-cell>
          <table:table-cell table:number-columns-repeated="1015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3]*[.A103]" office:value-type="float" office:value="1040400" calcext:value-type="float">
            <text:p>1040400</text:p>
          </table:table-cell>
          <table:table-cell table:formula="of:=[.A103]*[.A103]/3" office:value-type="float" office:value="346800" calcext:value-type="float">
            <text:p>346800</text:p>
          </table:table-cell>
          <table:table-cell table:formula="of:=[.A103]*[.A103]/3 +[.A103]" office:value-type="float" office:value="347820" calcext:value-type="float">
            <text:p>347820</text:p>
          </table:table-cell>
          <table:table-cell table:formula="of:=100*[.A103]+10000" office:value-type="float" office:value="112000" calcext:value-type="float">
            <text:p>112000</text:p>
          </table:table-cell>
          <table:table-cell table:formula="of:=[.D103]/[.C103]" office:value-type="float" office:value="1.00294117647059" calcext:value-type="float">
            <text:p>1,00294117647059</text:p>
          </table:table-cell>
          <table:table-cell table:formula="of:=[.B103]/[.A103]" office:value-type="float" office:value="1020" calcext:value-type="float">
            <text:p>1020</text:p>
          </table:table-cell>
          <table:table-cell table:formula="of:=[.B103]/[.E103]" office:value-type="float" office:value="9.28928571428571" calcext:value-type="float">
            <text:p>9,28928571428571</text:p>
          </table:table-cell>
          <table:table-cell table:number-columns-repeated="1015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A104]*[.A104]" office:value-type="float" office:value="1060900" calcext:value-type="float">
            <text:p>1060900</text:p>
          </table:table-cell>
          <table:table-cell table:formula="of:=[.A104]*[.A104]/3" office:value-type="float" office:value="353633.333333333" calcext:value-type="float">
            <text:p>353633,333333333</text:p>
          </table:table-cell>
          <table:table-cell table:formula="of:=[.A104]*[.A104]/3 +[.A104]" office:value-type="float" office:value="354663.333333333" calcext:value-type="float">
            <text:p>354663,333333333</text:p>
          </table:table-cell>
          <table:table-cell table:formula="of:=100*[.A104]+10000" office:value-type="float" office:value="113000" calcext:value-type="float">
            <text:p>113000</text:p>
          </table:table-cell>
          <table:table-cell table:formula="of:=[.D104]/[.C104]" office:value-type="float" office:value="1.00291262135922" calcext:value-type="float">
            <text:p>1,00291262135922</text:p>
          </table:table-cell>
          <table:table-cell table:formula="of:=[.B104]/[.A104]" office:value-type="float" office:value="1030" calcext:value-type="float">
            <text:p>1030</text:p>
          </table:table-cell>
          <table:table-cell table:formula="of:=[.B104]/[.E104]" office:value-type="float" office:value="9.38849557522124" calcext:value-type="float">
            <text:p>9,38849557522124</text:p>
          </table:table-cell>
          <table:table-cell table:number-columns-repeated="1015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A105]*[.A105]" office:value-type="float" office:value="1081600" calcext:value-type="float">
            <text:p>1081600</text:p>
          </table:table-cell>
          <table:table-cell table:formula="of:=[.A105]*[.A105]/3" office:value-type="float" office:value="360533.333333333" calcext:value-type="float">
            <text:p>360533,333333333</text:p>
          </table:table-cell>
          <table:table-cell table:formula="of:=[.A105]*[.A105]/3 +[.A105]" office:value-type="float" office:value="361573.333333333" calcext:value-type="float">
            <text:p>361573,333333333</text:p>
          </table:table-cell>
          <table:table-cell table:formula="of:=100*[.A105]+10000" office:value-type="float" office:value="114000" calcext:value-type="float">
            <text:p>114000</text:p>
          </table:table-cell>
          <table:table-cell table:formula="of:=[.D105]/[.C105]" office:value-type="float" office:value="1.00288461538462" calcext:value-type="float">
            <text:p>1,00288461538462</text:p>
          </table:table-cell>
          <table:table-cell table:formula="of:=[.B105]/[.A105]" office:value-type="float" office:value="1040" calcext:value-type="float">
            <text:p>1040</text:p>
          </table:table-cell>
          <table:table-cell table:formula="of:=[.B105]/[.E105]" office:value-type="float" office:value="9.48771929824561" calcext:value-type="float">
            <text:p>9,48771929824561</text:p>
          </table:table-cell>
          <table:table-cell table:number-columns-repeated="101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06]*[.A106]" office:value-type="float" office:value="1102500" calcext:value-type="float">
            <text:p>1102500</text:p>
          </table:table-cell>
          <table:table-cell table:formula="of:=[.A106]*[.A106]/3" office:value-type="float" office:value="367500" calcext:value-type="float">
            <text:p>367500</text:p>
          </table:table-cell>
          <table:table-cell table:formula="of:=[.A106]*[.A106]/3 +[.A106]" office:value-type="float" office:value="368550" calcext:value-type="float">
            <text:p>368550</text:p>
          </table:table-cell>
          <table:table-cell table:formula="of:=100*[.A106]+10000" office:value-type="float" office:value="115000" calcext:value-type="float">
            <text:p>115000</text:p>
          </table:table-cell>
          <table:table-cell table:formula="of:=[.D106]/[.C106]" office:value-type="float" office:value="1.00285714285714" calcext:value-type="float">
            <text:p>1,00285714285714</text:p>
          </table:table-cell>
          <table:table-cell table:formula="of:=[.B106]/[.A106]" office:value-type="float" office:value="1050" calcext:value-type="float">
            <text:p>1050</text:p>
          </table:table-cell>
          <table:table-cell table:formula="of:=[.B106]/[.E106]" office:value-type="float" office:value="9.58695652173913" calcext:value-type="float">
            <text:p>9,58695652173913</text:p>
          </table:table-cell>
          <table:table-cell table:number-columns-repeated="1015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107]*[.A107]" office:value-type="float" office:value="1123600" calcext:value-type="float">
            <text:p>1123600</text:p>
          </table:table-cell>
          <table:table-cell table:formula="of:=[.A107]*[.A107]/3" office:value-type="float" office:value="374533.333333333" calcext:value-type="float">
            <text:p>374533,333333333</text:p>
          </table:table-cell>
          <table:table-cell table:formula="of:=[.A107]*[.A107]/3 +[.A107]" office:value-type="float" office:value="375593.333333333" calcext:value-type="float">
            <text:p>375593,333333333</text:p>
          </table:table-cell>
          <table:table-cell table:formula="of:=100*[.A107]+10000" office:value-type="float" office:value="116000" calcext:value-type="float">
            <text:p>116000</text:p>
          </table:table-cell>
          <table:table-cell table:formula="of:=[.D107]/[.C107]" office:value-type="float" office:value="1.00283018867925" calcext:value-type="float">
            <text:p>1,00283018867925</text:p>
          </table:table-cell>
          <table:table-cell table:formula="of:=[.B107]/[.A107]" office:value-type="float" office:value="1060" calcext:value-type="float">
            <text:p>1060</text:p>
          </table:table-cell>
          <table:table-cell table:formula="of:=[.B107]/[.E107]" office:value-type="float" office:value="9.68620689655172" calcext:value-type="float">
            <text:p>9,68620689655172</text:p>
          </table:table-cell>
          <table:table-cell table:number-columns-repeated="1015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A108]*[.A108]" office:value-type="float" office:value="1144900" calcext:value-type="float">
            <text:p>1144900</text:p>
          </table:table-cell>
          <table:table-cell table:formula="of:=[.A108]*[.A108]/3" office:value-type="float" office:value="381633.333333333" calcext:value-type="float">
            <text:p>381633,333333333</text:p>
          </table:table-cell>
          <table:table-cell table:formula="of:=[.A108]*[.A108]/3 +[.A108]" office:value-type="float" office:value="382703.333333333" calcext:value-type="float">
            <text:p>382703,333333333</text:p>
          </table:table-cell>
          <table:table-cell table:formula="of:=100*[.A108]+10000" office:value-type="float" office:value="117000" calcext:value-type="float">
            <text:p>117000</text:p>
          </table:table-cell>
          <table:table-cell table:formula="of:=[.D108]/[.C108]" office:value-type="float" office:value="1.00280373831776" calcext:value-type="float">
            <text:p>1,00280373831776</text:p>
          </table:table-cell>
          <table:table-cell table:formula="of:=[.B108]/[.A108]" office:value-type="float" office:value="1070" calcext:value-type="float">
            <text:p>1070</text:p>
          </table:table-cell>
          <table:table-cell table:formula="of:=[.B108]/[.E108]" office:value-type="float" office:value="9.78547008547009" calcext:value-type="float">
            <text:p>9,78547008547009</text:p>
          </table:table-cell>
          <table:table-cell table:number-columns-repeated="1015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109]*[.A109]" office:value-type="float" office:value="1166400" calcext:value-type="float">
            <text:p>1166400</text:p>
          </table:table-cell>
          <table:table-cell table:formula="of:=[.A109]*[.A109]/3" office:value-type="float" office:value="388800" calcext:value-type="float">
            <text:p>388800</text:p>
          </table:table-cell>
          <table:table-cell table:formula="of:=[.A109]*[.A109]/3 +[.A109]" office:value-type="float" office:value="389880" calcext:value-type="float">
            <text:p>389880</text:p>
          </table:table-cell>
          <table:table-cell table:formula="of:=100*[.A109]+10000" office:value-type="float" office:value="118000" calcext:value-type="float">
            <text:p>118000</text:p>
          </table:table-cell>
          <table:table-cell table:formula="of:=[.D109]/[.C109]" office:value-type="float" office:value="1.00277777777778" calcext:value-type="float">
            <text:p>1,00277777777778</text:p>
          </table:table-cell>
          <table:table-cell table:formula="of:=[.B109]/[.A109]" office:value-type="float" office:value="1080" calcext:value-type="float">
            <text:p>1080</text:p>
          </table:table-cell>
          <table:table-cell table:formula="of:=[.B109]/[.E109]" office:value-type="float" office:value="9.88474576271186" calcext:value-type="float">
            <text:p>9,88474576271186</text:p>
          </table:table-cell>
          <table:table-cell table:number-columns-repeated="1015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A110]*[.A110]" office:value-type="float" office:value="1188100" calcext:value-type="float">
            <text:p>1188100</text:p>
          </table:table-cell>
          <table:table-cell table:formula="of:=[.A110]*[.A110]/3" office:value-type="float" office:value="396033.333333333" calcext:value-type="float">
            <text:p>396033,333333333</text:p>
          </table:table-cell>
          <table:table-cell table:formula="of:=[.A110]*[.A110]/3 +[.A110]" office:value-type="float" office:value="397123.333333333" calcext:value-type="float">
            <text:p>397123,333333333</text:p>
          </table:table-cell>
          <table:table-cell table:formula="of:=100*[.A110]+10000" office:value-type="float" office:value="119000" calcext:value-type="float">
            <text:p>119000</text:p>
          </table:table-cell>
          <table:table-cell table:formula="of:=[.D110]/[.C110]" office:value-type="float" office:value="1.00275229357798" calcext:value-type="float">
            <text:p>1,00275229357798</text:p>
          </table:table-cell>
          <table:table-cell table:formula="of:=[.B110]/[.A110]" office:value-type="float" office:value="1090" calcext:value-type="float">
            <text:p>1090</text:p>
          </table:table-cell>
          <table:table-cell table:formula="of:=[.B110]/[.E110]" office:value-type="float" office:value="9.98403361344538" calcext:value-type="float">
            <text:p>9,98403361344538</text:p>
          </table:table-cell>
          <table:table-cell table:number-columns-repeated="101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11]*[.A111]" office:value-type="float" office:value="1210000" calcext:value-type="float">
            <text:p>1210000</text:p>
          </table:table-cell>
          <table:table-cell table:formula="of:=[.A111]*[.A111]/3" office:value-type="float" office:value="403333.333333333" calcext:value-type="float">
            <text:p>403333,333333333</text:p>
          </table:table-cell>
          <table:table-cell table:formula="of:=[.A111]*[.A111]/3 +[.A111]" office:value-type="float" office:value="404433.333333333" calcext:value-type="float">
            <text:p>404433,333333333</text:p>
          </table:table-cell>
          <table:table-cell table:formula="of:=100*[.A111]+10000" office:value-type="float" office:value="120000" calcext:value-type="float">
            <text:p>120000</text:p>
          </table:table-cell>
          <table:table-cell table:formula="of:=[.D111]/[.C111]" office:value-type="float" office:value="1.00272727272727" calcext:value-type="float">
            <text:p>1,00272727272727</text:p>
          </table:table-cell>
          <table:table-cell table:formula="of:=[.B111]/[.A111]" office:value-type="float" office:value="1100" calcext:value-type="float">
            <text:p>1100</text:p>
          </table:table-cell>
          <table:table-cell table:formula="of:=[.B111]/[.E111]" office:value-type="float" office:value="10.0833333333333" calcext:value-type="float">
            <text:p>10,0833333333333</text:p>
          </table:table-cell>
          <table:table-cell table:number-columns-repeated="1015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A112]*[.A112]" office:value-type="float" office:value="1232100" calcext:value-type="float">
            <text:p>1232100</text:p>
          </table:table-cell>
          <table:table-cell table:formula="of:=[.A112]*[.A112]/3" office:value-type="float" office:value="410700" calcext:value-type="float">
            <text:p>410700</text:p>
          </table:table-cell>
          <table:table-cell table:formula="of:=[.A112]*[.A112]/3 +[.A112]" office:value-type="float" office:value="411810" calcext:value-type="float">
            <text:p>411810</text:p>
          </table:table-cell>
          <table:table-cell table:formula="of:=100*[.A112]+10000" office:value-type="float" office:value="121000" calcext:value-type="float">
            <text:p>121000</text:p>
          </table:table-cell>
          <table:table-cell table:formula="of:=[.D112]/[.C112]" office:value-type="float" office:value="1.0027027027027" calcext:value-type="float">
            <text:p>1,0027027027027</text:p>
          </table:table-cell>
          <table:table-cell table:formula="of:=[.B112]/[.A112]" office:value-type="float" office:value="1110" calcext:value-type="float">
            <text:p>1110</text:p>
          </table:table-cell>
          <table:table-cell table:formula="of:=[.B112]/[.E112]" office:value-type="float" office:value="10.1826446280992" calcext:value-type="float">
            <text:p>10,1826446280992</text:p>
          </table:table-cell>
          <table:table-cell table:number-columns-repeated="1015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113]*[.A113]" office:value-type="float" office:value="1254400" calcext:value-type="float">
            <text:p>1254400</text:p>
          </table:table-cell>
          <table:table-cell table:formula="of:=[.A113]*[.A113]/3" office:value-type="float" office:value="418133.333333333" calcext:value-type="float">
            <text:p>418133,333333333</text:p>
          </table:table-cell>
          <table:table-cell table:formula="of:=[.A113]*[.A113]/3 +[.A113]" office:value-type="float" office:value="419253.333333333" calcext:value-type="float">
            <text:p>419253,333333333</text:p>
          </table:table-cell>
          <table:table-cell table:formula="of:=100*[.A113]+10000" office:value-type="float" office:value="122000" calcext:value-type="float">
            <text:p>122000</text:p>
          </table:table-cell>
          <table:table-cell table:formula="of:=[.D113]/[.C113]" office:value-type="float" office:value="1.00267857142857" calcext:value-type="float">
            <text:p>1,00267857142857</text:p>
          </table:table-cell>
          <table:table-cell table:formula="of:=[.B113]/[.A113]" office:value-type="float" office:value="1120" calcext:value-type="float">
            <text:p>1120</text:p>
          </table:table-cell>
          <table:table-cell table:formula="of:=[.B113]/[.E113]" office:value-type="float" office:value="10.2819672131148" calcext:value-type="float">
            <text:p>10,2819672131148</text:p>
          </table:table-cell>
          <table:table-cell table:number-columns-repeated="1015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A114]*[.A114]" office:value-type="float" office:value="1276900" calcext:value-type="float">
            <text:p>1276900</text:p>
          </table:table-cell>
          <table:table-cell table:formula="of:=[.A114]*[.A114]/3" office:value-type="float" office:value="425633.333333333" calcext:value-type="float">
            <text:p>425633,333333333</text:p>
          </table:table-cell>
          <table:table-cell table:formula="of:=[.A114]*[.A114]/3 +[.A114]" office:value-type="float" office:value="426763.333333333" calcext:value-type="float">
            <text:p>426763,333333333</text:p>
          </table:table-cell>
          <table:table-cell table:formula="of:=100*[.A114]+10000" office:value-type="float" office:value="123000" calcext:value-type="float">
            <text:p>123000</text:p>
          </table:table-cell>
          <table:table-cell table:formula="of:=[.D114]/[.C114]" office:value-type="float" office:value="1.00265486725664" calcext:value-type="float">
            <text:p>1,00265486725664</text:p>
          </table:table-cell>
          <table:table-cell table:formula="of:=[.B114]/[.A114]" office:value-type="float" office:value="1130" calcext:value-type="float">
            <text:p>1130</text:p>
          </table:table-cell>
          <table:table-cell table:formula="of:=[.B114]/[.E114]" office:value-type="float" office:value="10.3813008130081" calcext:value-type="float">
            <text:p>10,3813008130081</text:p>
          </table:table-cell>
          <table:table-cell table:number-columns-repeated="1015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A115]*[.A115]" office:value-type="float" office:value="1299600" calcext:value-type="float">
            <text:p>1299600</text:p>
          </table:table-cell>
          <table:table-cell table:formula="of:=[.A115]*[.A115]/3" office:value-type="float" office:value="433200" calcext:value-type="float">
            <text:p>433200</text:p>
          </table:table-cell>
          <table:table-cell table:formula="of:=[.A115]*[.A115]/3 +[.A115]" office:value-type="float" office:value="434340" calcext:value-type="float">
            <text:p>434340</text:p>
          </table:table-cell>
          <table:table-cell table:formula="of:=100*[.A115]+10000" office:value-type="float" office:value="124000" calcext:value-type="float">
            <text:p>124000</text:p>
          </table:table-cell>
          <table:table-cell table:formula="of:=[.D115]/[.C115]" office:value-type="float" office:value="1.00263157894737" calcext:value-type="float">
            <text:p>1,00263157894737</text:p>
          </table:table-cell>
          <table:table-cell table:formula="of:=[.B115]/[.A115]" office:value-type="float" office:value="1140" calcext:value-type="float">
            <text:p>1140</text:p>
          </table:table-cell>
          <table:table-cell table:formula="of:=[.B115]/[.E115]" office:value-type="float" office:value="10.4806451612903" calcext:value-type="float">
            <text:p>10,4806451612903</text:p>
          </table:table-cell>
          <table:table-cell table:number-columns-repeated="1015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116]*[.A116]" office:value-type="float" office:value="1322500" calcext:value-type="float">
            <text:p>1322500</text:p>
          </table:table-cell>
          <table:table-cell table:formula="of:=[.A116]*[.A116]/3" office:value-type="float" office:value="440833.333333333" calcext:value-type="float">
            <text:p>440833,333333333</text:p>
          </table:table-cell>
          <table:table-cell table:formula="of:=[.A116]*[.A116]/3 +[.A116]" office:value-type="float" office:value="441983.333333333" calcext:value-type="float">
            <text:p>441983,333333333</text:p>
          </table:table-cell>
          <table:table-cell table:formula="of:=100*[.A116]+10000" office:value-type="float" office:value="125000" calcext:value-type="float">
            <text:p>125000</text:p>
          </table:table-cell>
          <table:table-cell table:formula="of:=[.D116]/[.C116]" office:value-type="float" office:value="1.00260869565217" calcext:value-type="float">
            <text:p>1,00260869565217</text:p>
          </table:table-cell>
          <table:table-cell table:formula="of:=[.B116]/[.A116]" office:value-type="float" office:value="1150" calcext:value-type="float">
            <text:p>1150</text:p>
          </table:table-cell>
          <table:table-cell table:formula="of:=[.B116]/[.E116]" office:value-type="float" office:value="10.58" calcext:value-type="float">
            <text:p>10,58</text:p>
          </table:table-cell>
          <table:table-cell table:number-columns-repeated="1015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A117]*[.A117]" office:value-type="float" office:value="1345600" calcext:value-type="float">
            <text:p>1345600</text:p>
          </table:table-cell>
          <table:table-cell table:formula="of:=[.A117]*[.A117]/3" office:value-type="float" office:value="448533.333333333" calcext:value-type="float">
            <text:p>448533,333333333</text:p>
          </table:table-cell>
          <table:table-cell table:formula="of:=[.A117]*[.A117]/3 +[.A117]" office:value-type="float" office:value="449693.333333333" calcext:value-type="float">
            <text:p>449693,333333333</text:p>
          </table:table-cell>
          <table:table-cell table:formula="of:=100*[.A117]+10000" office:value-type="float" office:value="126000" calcext:value-type="float">
            <text:p>126000</text:p>
          </table:table-cell>
          <table:table-cell table:formula="of:=[.D117]/[.C117]" office:value-type="float" office:value="1.00258620689655" calcext:value-type="float">
            <text:p>1,00258620689655</text:p>
          </table:table-cell>
          <table:table-cell table:formula="of:=[.B117]/[.A117]" office:value-type="float" office:value="1160" calcext:value-type="float">
            <text:p>1160</text:p>
          </table:table-cell>
          <table:table-cell table:formula="of:=[.B117]/[.E117]" office:value-type="float" office:value="10.6793650793651" calcext:value-type="float">
            <text:p>10,6793650793651</text:p>
          </table:table-cell>
          <table:table-cell table:number-columns-repeated="1015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A118]*[.A118]" office:value-type="float" office:value="1368900" calcext:value-type="float">
            <text:p>1368900</text:p>
          </table:table-cell>
          <table:table-cell table:formula="of:=[.A118]*[.A118]/3" office:value-type="float" office:value="456300" calcext:value-type="float">
            <text:p>456300</text:p>
          </table:table-cell>
          <table:table-cell table:formula="of:=[.A118]*[.A118]/3 +[.A118]" office:value-type="float" office:value="457470" calcext:value-type="float">
            <text:p>457470</text:p>
          </table:table-cell>
          <table:table-cell table:formula="of:=100*[.A118]+10000" office:value-type="float" office:value="127000" calcext:value-type="float">
            <text:p>127000</text:p>
          </table:table-cell>
          <table:table-cell table:formula="of:=[.D118]/[.C118]" office:value-type="float" office:value="1.0025641025641" calcext:value-type="float">
            <text:p>1,0025641025641</text:p>
          </table:table-cell>
          <table:table-cell table:formula="of:=[.B118]/[.A118]" office:value-type="float" office:value="1170" calcext:value-type="float">
            <text:p>1170</text:p>
          </table:table-cell>
          <table:table-cell table:formula="of:=[.B118]/[.E118]" office:value-type="float" office:value="10.7787401574803" calcext:value-type="float">
            <text:p>10,7787401574803</text:p>
          </table:table-cell>
          <table:table-cell table:number-columns-repeated="1015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A119]*[.A119]" office:value-type="float" office:value="1392400" calcext:value-type="float">
            <text:p>1392400</text:p>
          </table:table-cell>
          <table:table-cell table:formula="of:=[.A119]*[.A119]/3" office:value-type="float" office:value="464133.333333333" calcext:value-type="float">
            <text:p>464133,333333333</text:p>
          </table:table-cell>
          <table:table-cell table:formula="of:=[.A119]*[.A119]/3 +[.A119]" office:value-type="float" office:value="465313.333333333" calcext:value-type="float">
            <text:p>465313,333333333</text:p>
          </table:table-cell>
          <table:table-cell table:formula="of:=100*[.A119]+10000" office:value-type="float" office:value="128000" calcext:value-type="float">
            <text:p>128000</text:p>
          </table:table-cell>
          <table:table-cell table:formula="of:=[.D119]/[.C119]" office:value-type="float" office:value="1.00254237288136" calcext:value-type="float">
            <text:p>1,00254237288136</text:p>
          </table:table-cell>
          <table:table-cell table:formula="of:=[.B119]/[.A119]" office:value-type="float" office:value="1180" calcext:value-type="float">
            <text:p>1180</text:p>
          </table:table-cell>
          <table:table-cell table:formula="of:=[.B119]/[.E119]" office:value-type="float" office:value="10.878125" calcext:value-type="float">
            <text:p>10,878125</text:p>
          </table:table-cell>
          <table:table-cell table:number-columns-repeated="1015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A120]*[.A120]" office:value-type="float" office:value="1416100" calcext:value-type="float">
            <text:p>1416100</text:p>
          </table:table-cell>
          <table:table-cell table:formula="of:=[.A120]*[.A120]/3" office:value-type="float" office:value="472033.333333333" calcext:value-type="float">
            <text:p>472033,333333333</text:p>
          </table:table-cell>
          <table:table-cell table:formula="of:=[.A120]*[.A120]/3 +[.A120]" office:value-type="float" office:value="473223.333333333" calcext:value-type="float">
            <text:p>473223,333333333</text:p>
          </table:table-cell>
          <table:table-cell table:formula="of:=100*[.A120]+10000" office:value-type="float" office:value="129000" calcext:value-type="float">
            <text:p>129000</text:p>
          </table:table-cell>
          <table:table-cell table:formula="of:=[.D120]/[.C120]" office:value-type="float" office:value="1.00252100840336" calcext:value-type="float">
            <text:p>1,00252100840336</text:p>
          </table:table-cell>
          <table:table-cell table:formula="of:=[.B120]/[.A120]" office:value-type="float" office:value="1190" calcext:value-type="float">
            <text:p>1190</text:p>
          </table:table-cell>
          <table:table-cell table:formula="of:=[.B120]/[.E120]" office:value-type="float" office:value="10.977519379845" calcext:value-type="float">
            <text:p>10,977519379845</text:p>
          </table:table-cell>
          <table:table-cell table:number-columns-repeated="101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21]*[.A121]" office:value-type="float" office:value="1440000" calcext:value-type="float">
            <text:p>1440000</text:p>
          </table:table-cell>
          <table:table-cell table:formula="of:=[.A121]*[.A121]/3" office:value-type="float" office:value="480000" calcext:value-type="float">
            <text:p>480000</text:p>
          </table:table-cell>
          <table:table-cell table:formula="of:=[.A121]*[.A121]/3 +[.A121]" office:value-type="float" office:value="481200" calcext:value-type="float">
            <text:p>481200</text:p>
          </table:table-cell>
          <table:table-cell table:formula="of:=100*[.A121]+10000" office:value-type="float" office:value="130000" calcext:value-type="float">
            <text:p>130000</text:p>
          </table:table-cell>
          <table:table-cell table:formula="of:=[.D121]/[.C121]" office:value-type="float" office:value="1.0025" calcext:value-type="float">
            <text:p>1,0025</text:p>
          </table:table-cell>
          <table:table-cell table:formula="of:=[.B121]/[.A121]" office:value-type="float" office:value="1200" calcext:value-type="float">
            <text:p>1200</text:p>
          </table:table-cell>
          <table:table-cell table:formula="of:=[.B121]/[.E121]" office:value-type="float" office:value="11.0769230769231" calcext:value-type="float">
            <text:p>11,0769230769231</text:p>
          </table:table-cell>
          <table:table-cell table:number-columns-repeated="1015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122]*[.A122]" office:value-type="float" office:value="1464100" calcext:value-type="float">
            <text:p>1464100</text:p>
          </table:table-cell>
          <table:table-cell table:formula="of:=[.A122]*[.A122]/3" office:value-type="float" office:value="488033.333333333" calcext:value-type="float">
            <text:p>488033,333333333</text:p>
          </table:table-cell>
          <table:table-cell table:formula="of:=[.A122]*[.A122]/3 +[.A122]" office:value-type="float" office:value="489243.333333333" calcext:value-type="float">
            <text:p>489243,333333333</text:p>
          </table:table-cell>
          <table:table-cell table:formula="of:=100*[.A122]+10000" office:value-type="float" office:value="131000" calcext:value-type="float">
            <text:p>131000</text:p>
          </table:table-cell>
          <table:table-cell table:formula="of:=[.D122]/[.C122]" office:value-type="float" office:value="1.00247933884298" calcext:value-type="float">
            <text:p>1,00247933884298</text:p>
          </table:table-cell>
          <table:table-cell table:formula="of:=[.B122]/[.A122]" office:value-type="float" office:value="1210" calcext:value-type="float">
            <text:p>1210</text:p>
          </table:table-cell>
          <table:table-cell table:formula="of:=[.B122]/[.E122]" office:value-type="float" office:value="11.1763358778626" calcext:value-type="float">
            <text:p>11,1763358778626</text:p>
          </table:table-cell>
          <table:table-cell table:number-columns-repeated="1015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A123]*[.A123]" office:value-type="float" office:value="1488400" calcext:value-type="float">
            <text:p>1488400</text:p>
          </table:table-cell>
          <table:table-cell table:formula="of:=[.A123]*[.A123]/3" office:value-type="float" office:value="496133.333333333" calcext:value-type="float">
            <text:p>496133,333333333</text:p>
          </table:table-cell>
          <table:table-cell table:formula="of:=[.A123]*[.A123]/3 +[.A123]" office:value-type="float" office:value="497353.333333333" calcext:value-type="float">
            <text:p>497353,333333333</text:p>
          </table:table-cell>
          <table:table-cell table:formula="of:=100*[.A123]+10000" office:value-type="float" office:value="132000" calcext:value-type="float">
            <text:p>132000</text:p>
          </table:table-cell>
          <table:table-cell table:formula="of:=[.D123]/[.C123]" office:value-type="float" office:value="1.00245901639344" calcext:value-type="float">
            <text:p>1,00245901639344</text:p>
          </table:table-cell>
          <table:table-cell table:formula="of:=[.B123]/[.A123]" office:value-type="float" office:value="1220" calcext:value-type="float">
            <text:p>1220</text:p>
          </table:table-cell>
          <table:table-cell table:formula="of:=[.B123]/[.E123]" office:value-type="float" office:value="11.2757575757576" calcext:value-type="float">
            <text:p>11,2757575757576</text:p>
          </table:table-cell>
          <table:table-cell table:number-columns-repeated="1015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A124]*[.A124]" office:value-type="float" office:value="1512900" calcext:value-type="float">
            <text:p>1512900</text:p>
          </table:table-cell>
          <table:table-cell table:formula="of:=[.A124]*[.A124]/3" office:value-type="float" office:value="504300" calcext:value-type="float">
            <text:p>504300</text:p>
          </table:table-cell>
          <table:table-cell table:formula="of:=[.A124]*[.A124]/3 +[.A124]" office:value-type="float" office:value="505530" calcext:value-type="float">
            <text:p>505530</text:p>
          </table:table-cell>
          <table:table-cell table:formula="of:=100*[.A124]+10000" office:value-type="float" office:value="133000" calcext:value-type="float">
            <text:p>133000</text:p>
          </table:table-cell>
          <table:table-cell table:formula="of:=[.D124]/[.C124]" office:value-type="float" office:value="1.00243902439024" calcext:value-type="float">
            <text:p>1,00243902439024</text:p>
          </table:table-cell>
          <table:table-cell table:formula="of:=[.B124]/[.A124]" office:value-type="float" office:value="1230" calcext:value-type="float">
            <text:p>1230</text:p>
          </table:table-cell>
          <table:table-cell table:formula="of:=[.B124]/[.E124]" office:value-type="float" office:value="11.3751879699248" calcext:value-type="float">
            <text:p>11,3751879699248</text:p>
          </table:table-cell>
          <table:table-cell table:number-columns-repeated="1015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125]*[.A125]" office:value-type="float" office:value="1537600" calcext:value-type="float">
            <text:p>1537600</text:p>
          </table:table-cell>
          <table:table-cell table:formula="of:=[.A125]*[.A125]/3" office:value-type="float" office:value="512533.333333333" calcext:value-type="float">
            <text:p>512533,333333333</text:p>
          </table:table-cell>
          <table:table-cell table:formula="of:=[.A125]*[.A125]/3 +[.A125]" office:value-type="float" office:value="513773.333333333" calcext:value-type="float">
            <text:p>513773,333333333</text:p>
          </table:table-cell>
          <table:table-cell table:formula="of:=100*[.A125]+10000" office:value-type="float" office:value="134000" calcext:value-type="float">
            <text:p>134000</text:p>
          </table:table-cell>
          <table:table-cell table:formula="of:=[.D125]/[.C125]" office:value-type="float" office:value="1.00241935483871" calcext:value-type="float">
            <text:p>1,00241935483871</text:p>
          </table:table-cell>
          <table:table-cell table:formula="of:=[.B125]/[.A125]" office:value-type="float" office:value="1240" calcext:value-type="float">
            <text:p>1240</text:p>
          </table:table-cell>
          <table:table-cell table:formula="of:=[.B125]/[.E125]" office:value-type="float" office:value="11.4746268656716" calcext:value-type="float">
            <text:p>11,4746268656716</text:p>
          </table:table-cell>
          <table:table-cell table:number-columns-repeated="1015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A126]*[.A126]" office:value-type="float" office:value="1562500" calcext:value-type="float">
            <text:p>1562500</text:p>
          </table:table-cell>
          <table:table-cell table:formula="of:=[.A126]*[.A126]/3" office:value-type="float" office:value="520833.333333333" calcext:value-type="float">
            <text:p>520833,333333333</text:p>
          </table:table-cell>
          <table:table-cell table:formula="of:=[.A126]*[.A126]/3 +[.A126]" office:value-type="float" office:value="522083.333333333" calcext:value-type="float">
            <text:p>522083,333333333</text:p>
          </table:table-cell>
          <table:table-cell table:formula="of:=100*[.A126]+10000" office:value-type="float" office:value="135000" calcext:value-type="float">
            <text:p>135000</text:p>
          </table:table-cell>
          <table:table-cell table:formula="of:=[.D126]/[.C126]" office:value-type="float" office:value="1.0024" calcext:value-type="float">
            <text:p>1,0024</text:p>
          </table:table-cell>
          <table:table-cell table:formula="of:=[.B126]/[.A126]" office:value-type="float" office:value="1250" calcext:value-type="float">
            <text:p>1250</text:p>
          </table:table-cell>
          <table:table-cell table:formula="of:=[.B126]/[.E126]" office:value-type="float" office:value="11.5740740740741" calcext:value-type="float">
            <text:p>11,5740740740741</text:p>
          </table:table-cell>
          <table:table-cell table:number-columns-repeated="1015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A127]*[.A127]" office:value-type="float" office:value="1587600" calcext:value-type="float">
            <text:p>1587600</text:p>
          </table:table-cell>
          <table:table-cell table:formula="of:=[.A127]*[.A127]/3" office:value-type="float" office:value="529200" calcext:value-type="float">
            <text:p>529200</text:p>
          </table:table-cell>
          <table:table-cell table:formula="of:=[.A127]*[.A127]/3 +[.A127]" office:value-type="float" office:value="530460" calcext:value-type="float">
            <text:p>530460</text:p>
          </table:table-cell>
          <table:table-cell table:formula="of:=100*[.A127]+10000" office:value-type="float" office:value="136000" calcext:value-type="float">
            <text:p>136000</text:p>
          </table:table-cell>
          <table:table-cell table:formula="of:=[.D127]/[.C127]" office:value-type="float" office:value="1.00238095238095" calcext:value-type="float">
            <text:p>1,00238095238095</text:p>
          </table:table-cell>
          <table:table-cell table:formula="of:=[.B127]/[.A127]" office:value-type="float" office:value="1260" calcext:value-type="float">
            <text:p>1260</text:p>
          </table:table-cell>
          <table:table-cell table:formula="of:=[.B127]/[.E127]" office:value-type="float" office:value="11.6735294117647" calcext:value-type="float">
            <text:p>11,6735294117647</text:p>
          </table:table-cell>
          <table:table-cell table:number-columns-repeated="1015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A128]*[.A128]" office:value-type="float" office:value="1612900" calcext:value-type="float">
            <text:p>1612900</text:p>
          </table:table-cell>
          <table:table-cell table:formula="of:=[.A128]*[.A128]/3" office:value-type="float" office:value="537633.333333333" calcext:value-type="float">
            <text:p>537633,333333333</text:p>
          </table:table-cell>
          <table:table-cell table:formula="of:=[.A128]*[.A128]/3 +[.A128]" office:value-type="float" office:value="538903.333333333" calcext:value-type="float">
            <text:p>538903,333333333</text:p>
          </table:table-cell>
          <table:table-cell table:formula="of:=100*[.A128]+10000" office:value-type="float" office:value="137000" calcext:value-type="float">
            <text:p>137000</text:p>
          </table:table-cell>
          <table:table-cell table:formula="of:=[.D128]/[.C128]" office:value-type="float" office:value="1.00236220472441" calcext:value-type="float">
            <text:p>1,00236220472441</text:p>
          </table:table-cell>
          <table:table-cell table:formula="of:=[.B128]/[.A128]" office:value-type="float" office:value="1270" calcext:value-type="float">
            <text:p>1270</text:p>
          </table:table-cell>
          <table:table-cell table:formula="of:=[.B128]/[.E128]" office:value-type="float" office:value="11.7729927007299" calcext:value-type="float">
            <text:p>11,7729927007299</text:p>
          </table:table-cell>
          <table:table-cell table:number-columns-repeated="1015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A129]*[.A129]" office:value-type="float" office:value="1638400" calcext:value-type="float">
            <text:p>1638400</text:p>
          </table:table-cell>
          <table:table-cell table:formula="of:=[.A129]*[.A129]/3" office:value-type="float" office:value="546133.333333333" calcext:value-type="float">
            <text:p>546133,333333333</text:p>
          </table:table-cell>
          <table:table-cell table:formula="of:=[.A129]*[.A129]/3 +[.A129]" office:value-type="float" office:value="547413.333333333" calcext:value-type="float">
            <text:p>547413,333333333</text:p>
          </table:table-cell>
          <table:table-cell table:formula="of:=100*[.A129]+10000" office:value-type="float" office:value="138000" calcext:value-type="float">
            <text:p>138000</text:p>
          </table:table-cell>
          <table:table-cell table:formula="of:=[.D129]/[.C129]" office:value-type="float" office:value="1.00234375" calcext:value-type="float">
            <text:p>1,00234375</text:p>
          </table:table-cell>
          <table:table-cell table:formula="of:=[.B129]/[.A129]" office:value-type="float" office:value="1280" calcext:value-type="float">
            <text:p>1280</text:p>
          </table:table-cell>
          <table:table-cell table:formula="of:=[.B129]/[.E129]" office:value-type="float" office:value="11.8724637681159" calcext:value-type="float">
            <text:p>11,8724637681159</text:p>
          </table:table-cell>
          <table:table-cell table:number-columns-repeated="1015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A130]*[.A130]" office:value-type="float" office:value="1664100" calcext:value-type="float">
            <text:p>1664100</text:p>
          </table:table-cell>
          <table:table-cell table:formula="of:=[.A130]*[.A130]/3" office:value-type="float" office:value="554700" calcext:value-type="float">
            <text:p>554700</text:p>
          </table:table-cell>
          <table:table-cell table:formula="of:=[.A130]*[.A130]/3 +[.A130]" office:value-type="float" office:value="555990" calcext:value-type="float">
            <text:p>555990</text:p>
          </table:table-cell>
          <table:table-cell table:formula="of:=100*[.A130]+10000" office:value-type="float" office:value="139000" calcext:value-type="float">
            <text:p>139000</text:p>
          </table:table-cell>
          <table:table-cell table:formula="of:=[.D130]/[.C130]" office:value-type="float" office:value="1.00232558139535" calcext:value-type="float">
            <text:p>1,00232558139535</text:p>
          </table:table-cell>
          <table:table-cell table:formula="of:=[.B130]/[.A130]" office:value-type="float" office:value="1290" calcext:value-type="float">
            <text:p>1290</text:p>
          </table:table-cell>
          <table:table-cell table:formula="of:=[.B130]/[.E130]" office:value-type="float" office:value="11.9719424460432" calcext:value-type="float">
            <text:p>11,9719424460432</text:p>
          </table:table-cell>
          <table:table-cell table:number-columns-repeated="1015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131]*[.A131]" office:value-type="float" office:value="1690000" calcext:value-type="float">
            <text:p>1690000</text:p>
          </table:table-cell>
          <table:table-cell table:formula="of:=[.A131]*[.A131]/3" office:value-type="float" office:value="563333.333333333" calcext:value-type="float">
            <text:p>563333,333333333</text:p>
          </table:table-cell>
          <table:table-cell table:formula="of:=[.A131]*[.A131]/3 +[.A131]" office:value-type="float" office:value="564633.333333333" calcext:value-type="float">
            <text:p>564633,333333333</text:p>
          </table:table-cell>
          <table:table-cell table:formula="of:=100*[.A131]+10000" office:value-type="float" office:value="140000" calcext:value-type="float">
            <text:p>140000</text:p>
          </table:table-cell>
          <table:table-cell table:formula="of:=[.D131]/[.C131]" office:value-type="float" office:value="1.00230769230769" calcext:value-type="float">
            <text:p>1,00230769230769</text:p>
          </table:table-cell>
          <table:table-cell table:formula="of:=[.B131]/[.A131]" office:value-type="float" office:value="1300" calcext:value-type="float">
            <text:p>1300</text:p>
          </table:table-cell>
          <table:table-cell table:formula="of:=[.B131]/[.E131]" office:value-type="float" office:value="12.0714285714286" calcext:value-type="float">
            <text:p>12,0714285714286</text:p>
          </table:table-cell>
          <table:table-cell table:number-columns-repeated="1015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A132]*[.A132]" office:value-type="float" office:value="1716100" calcext:value-type="float">
            <text:p>1716100</text:p>
          </table:table-cell>
          <table:table-cell table:formula="of:=[.A132]*[.A132]/3" office:value-type="float" office:value="572033.333333333" calcext:value-type="float">
            <text:p>572033,333333333</text:p>
          </table:table-cell>
          <table:table-cell table:formula="of:=[.A132]*[.A132]/3 +[.A132]" office:value-type="float" office:value="573343.333333333" calcext:value-type="float">
            <text:p>573343,333333333</text:p>
          </table:table-cell>
          <table:table-cell table:formula="of:=100*[.A132]+10000" office:value-type="float" office:value="141000" calcext:value-type="float">
            <text:p>141000</text:p>
          </table:table-cell>
          <table:table-cell table:formula="of:=[.D132]/[.C132]" office:value-type="float" office:value="1.00229007633588" calcext:value-type="float">
            <text:p>1,00229007633588</text:p>
          </table:table-cell>
          <table:table-cell table:formula="of:=[.B132]/[.A132]" office:value-type="float" office:value="1310" calcext:value-type="float">
            <text:p>1310</text:p>
          </table:table-cell>
          <table:table-cell table:formula="of:=[.B132]/[.E132]" office:value-type="float" office:value="12.1709219858156" calcext:value-type="float">
            <text:p>12,1709219858156</text:p>
          </table:table-cell>
          <table:table-cell table:number-columns-repeated="1015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A133]*[.A133]" office:value-type="float" office:value="1742400" calcext:value-type="float">
            <text:p>1742400</text:p>
          </table:table-cell>
          <table:table-cell table:formula="of:=[.A133]*[.A133]/3" office:value-type="float" office:value="580800" calcext:value-type="float">
            <text:p>580800</text:p>
          </table:table-cell>
          <table:table-cell table:formula="of:=[.A133]*[.A133]/3 +[.A133]" office:value-type="float" office:value="582120" calcext:value-type="float">
            <text:p>582120</text:p>
          </table:table-cell>
          <table:table-cell table:formula="of:=100*[.A133]+10000" office:value-type="float" office:value="142000" calcext:value-type="float">
            <text:p>142000</text:p>
          </table:table-cell>
          <table:table-cell table:formula="of:=[.D133]/[.C133]" office:value-type="float" office:value="1.00227272727273" calcext:value-type="float">
            <text:p>1,00227272727273</text:p>
          </table:table-cell>
          <table:table-cell table:formula="of:=[.B133]/[.A133]" office:value-type="float" office:value="1320" calcext:value-type="float">
            <text:p>1320</text:p>
          </table:table-cell>
          <table:table-cell table:formula="of:=[.B133]/[.E133]" office:value-type="float" office:value="12.2704225352113" calcext:value-type="float">
            <text:p>12,2704225352113</text:p>
          </table:table-cell>
          <table:table-cell table:number-columns-repeated="1015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A134]*[.A134]" office:value-type="float" office:value="1768900" calcext:value-type="float">
            <text:p>1768900</text:p>
          </table:table-cell>
          <table:table-cell table:formula="of:=[.A134]*[.A134]/3" office:value-type="float" office:value="589633.333333333" calcext:value-type="float">
            <text:p>589633,333333333</text:p>
          </table:table-cell>
          <table:table-cell table:formula="of:=[.A134]*[.A134]/3 +[.A134]" office:value-type="float" office:value="590963.333333333" calcext:value-type="float">
            <text:p>590963,333333333</text:p>
          </table:table-cell>
          <table:table-cell table:formula="of:=100*[.A134]+10000" office:value-type="float" office:value="143000" calcext:value-type="float">
            <text:p>143000</text:p>
          </table:table-cell>
          <table:table-cell table:formula="of:=[.D134]/[.C134]" office:value-type="float" office:value="1.00225563909774" calcext:value-type="float">
            <text:p>1,00225563909774</text:p>
          </table:table-cell>
          <table:table-cell table:formula="of:=[.B134]/[.A134]" office:value-type="float" office:value="1330" calcext:value-type="float">
            <text:p>1330</text:p>
          </table:table-cell>
          <table:table-cell table:formula="of:=[.B134]/[.E134]" office:value-type="float" office:value="12.3699300699301" calcext:value-type="float">
            <text:p>12,3699300699301</text:p>
          </table:table-cell>
          <table:table-cell table:number-columns-repeated="1015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A135]*[.A135]" office:value-type="float" office:value="1795600" calcext:value-type="float">
            <text:p>1795600</text:p>
          </table:table-cell>
          <table:table-cell table:formula="of:=[.A135]*[.A135]/3" office:value-type="float" office:value="598533.333333333" calcext:value-type="float">
            <text:p>598533,333333333</text:p>
          </table:table-cell>
          <table:table-cell table:formula="of:=[.A135]*[.A135]/3 +[.A135]" office:value-type="float" office:value="599873.333333333" calcext:value-type="float">
            <text:p>599873,333333333</text:p>
          </table:table-cell>
          <table:table-cell table:formula="of:=100*[.A135]+10000" office:value-type="float" office:value="144000" calcext:value-type="float">
            <text:p>144000</text:p>
          </table:table-cell>
          <table:table-cell table:formula="of:=[.D135]/[.C135]" office:value-type="float" office:value="1.00223880597015" calcext:value-type="float">
            <text:p>1,00223880597015</text:p>
          </table:table-cell>
          <table:table-cell table:formula="of:=[.B135]/[.A135]" office:value-type="float" office:value="1340" calcext:value-type="float">
            <text:p>1340</text:p>
          </table:table-cell>
          <table:table-cell table:formula="of:=[.B135]/[.E135]" office:value-type="float" office:value="12.4694444444444" calcext:value-type="float">
            <text:p>12,4694444444444</text:p>
          </table:table-cell>
          <table:table-cell table:number-columns-repeated="1015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A136]*[.A136]" office:value-type="float" office:value="1822500" calcext:value-type="float">
            <text:p>1822500</text:p>
          </table:table-cell>
          <table:table-cell table:formula="of:=[.A136]*[.A136]/3" office:value-type="float" office:value="607500" calcext:value-type="float">
            <text:p>607500</text:p>
          </table:table-cell>
          <table:table-cell table:formula="of:=[.A136]*[.A136]/3 +[.A136]" office:value-type="float" office:value="608850" calcext:value-type="float">
            <text:p>608850</text:p>
          </table:table-cell>
          <table:table-cell table:formula="of:=100*[.A136]+10000" office:value-type="float" office:value="145000" calcext:value-type="float">
            <text:p>145000</text:p>
          </table:table-cell>
          <table:table-cell table:formula="of:=[.D136]/[.C136]" office:value-type="float" office:value="1.00222222222222" calcext:value-type="float">
            <text:p>1,00222222222222</text:p>
          </table:table-cell>
          <table:table-cell table:formula="of:=[.B136]/[.A136]" office:value-type="float" office:value="1350" calcext:value-type="float">
            <text:p>1350</text:p>
          </table:table-cell>
          <table:table-cell table:formula="of:=[.B136]/[.E136]" office:value-type="float" office:value="12.5689655172414" calcext:value-type="float">
            <text:p>12,5689655172414</text:p>
          </table:table-cell>
          <table:table-cell table:number-columns-repeated="1015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A137]*[.A137]" office:value-type="float" office:value="1849600" calcext:value-type="float">
            <text:p>1849600</text:p>
          </table:table-cell>
          <table:table-cell table:formula="of:=[.A137]*[.A137]/3" office:value-type="float" office:value="616533.333333333" calcext:value-type="float">
            <text:p>616533,333333333</text:p>
          </table:table-cell>
          <table:table-cell table:formula="of:=[.A137]*[.A137]/3 +[.A137]" office:value-type="float" office:value="617893.333333333" calcext:value-type="float">
            <text:p>617893,333333333</text:p>
          </table:table-cell>
          <table:table-cell table:formula="of:=100*[.A137]+10000" office:value-type="float" office:value="146000" calcext:value-type="float">
            <text:p>146000</text:p>
          </table:table-cell>
          <table:table-cell table:formula="of:=[.D137]/[.C137]" office:value-type="float" office:value="1.00220588235294" calcext:value-type="float">
            <text:p>1,00220588235294</text:p>
          </table:table-cell>
          <table:table-cell table:formula="of:=[.B137]/[.A137]" office:value-type="float" office:value="1360" calcext:value-type="float">
            <text:p>1360</text:p>
          </table:table-cell>
          <table:table-cell table:formula="of:=[.B137]/[.E137]" office:value-type="float" office:value="12.6684931506849" calcext:value-type="float">
            <text:p>12,6684931506849</text:p>
          </table:table-cell>
          <table:table-cell table:number-columns-repeated="1015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138]*[.A138]" office:value-type="float" office:value="1876900" calcext:value-type="float">
            <text:p>1876900</text:p>
          </table:table-cell>
          <table:table-cell table:formula="of:=[.A138]*[.A138]/3" office:value-type="float" office:value="625633.333333333" calcext:value-type="float">
            <text:p>625633,333333333</text:p>
          </table:table-cell>
          <table:table-cell table:formula="of:=[.A138]*[.A138]/3 +[.A138]" office:value-type="float" office:value="627003.333333333" calcext:value-type="float">
            <text:p>627003,333333333</text:p>
          </table:table-cell>
          <table:table-cell table:formula="of:=100*[.A138]+10000" office:value-type="float" office:value="147000" calcext:value-type="float">
            <text:p>147000</text:p>
          </table:table-cell>
          <table:table-cell table:formula="of:=[.D138]/[.C138]" office:value-type="float" office:value="1.0021897810219" calcext:value-type="float">
            <text:p>1,0021897810219</text:p>
          </table:table-cell>
          <table:table-cell table:formula="of:=[.B138]/[.A138]" office:value-type="float" office:value="1370" calcext:value-type="float">
            <text:p>1370</text:p>
          </table:table-cell>
          <table:table-cell table:formula="of:=[.B138]/[.E138]" office:value-type="float" office:value="12.7680272108844" calcext:value-type="float">
            <text:p>12,7680272108844</text:p>
          </table:table-cell>
          <table:table-cell table:number-columns-repeated="1015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A139]*[.A139]" office:value-type="float" office:value="1904400" calcext:value-type="float">
            <text:p>1904400</text:p>
          </table:table-cell>
          <table:table-cell table:formula="of:=[.A139]*[.A139]/3" office:value-type="float" office:value="634800" calcext:value-type="float">
            <text:p>634800</text:p>
          </table:table-cell>
          <table:table-cell table:formula="of:=[.A139]*[.A139]/3 +[.A139]" office:value-type="float" office:value="636180" calcext:value-type="float">
            <text:p>636180</text:p>
          </table:table-cell>
          <table:table-cell table:formula="of:=100*[.A139]+10000" office:value-type="float" office:value="148000" calcext:value-type="float">
            <text:p>148000</text:p>
          </table:table-cell>
          <table:table-cell table:formula="of:=[.D139]/[.C139]" office:value-type="float" office:value="1.00217391304348" calcext:value-type="float">
            <text:p>1,00217391304348</text:p>
          </table:table-cell>
          <table:table-cell table:formula="of:=[.B139]/[.A139]" office:value-type="float" office:value="1380" calcext:value-type="float">
            <text:p>1380</text:p>
          </table:table-cell>
          <table:table-cell table:formula="of:=[.B139]/[.E139]" office:value-type="float" office:value="12.8675675675676" calcext:value-type="float">
            <text:p>12,8675675675676</text:p>
          </table:table-cell>
          <table:table-cell table:number-columns-repeated="1015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140]*[.A140]" office:value-type="float" office:value="1932100" calcext:value-type="float">
            <text:p>1932100</text:p>
          </table:table-cell>
          <table:table-cell table:formula="of:=[.A140]*[.A140]/3" office:value-type="float" office:value="644033.333333333" calcext:value-type="float">
            <text:p>644033,333333333</text:p>
          </table:table-cell>
          <table:table-cell table:formula="of:=[.A140]*[.A140]/3 +[.A140]" office:value-type="float" office:value="645423.333333333" calcext:value-type="float">
            <text:p>645423,333333333</text:p>
          </table:table-cell>
          <table:table-cell table:formula="of:=100*[.A140]+10000" office:value-type="float" office:value="149000" calcext:value-type="float">
            <text:p>149000</text:p>
          </table:table-cell>
          <table:table-cell table:formula="of:=[.D140]/[.C140]" office:value-type="float" office:value="1.0021582733813" calcext:value-type="float">
            <text:p>1,0021582733813</text:p>
          </table:table-cell>
          <table:table-cell table:formula="of:=[.B140]/[.A140]" office:value-type="float" office:value="1390" calcext:value-type="float">
            <text:p>1390</text:p>
          </table:table-cell>
          <table:table-cell table:formula="of:=[.B140]/[.E140]" office:value-type="float" office:value="12.9671140939597" calcext:value-type="float">
            <text:p>12,9671140939597</text:p>
          </table:table-cell>
          <table:table-cell table:number-columns-repeated="101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41]*[.A141]" office:value-type="float" office:value="1960000" calcext:value-type="float">
            <text:p>1960000</text:p>
          </table:table-cell>
          <table:table-cell table:formula="of:=[.A141]*[.A141]/3" office:value-type="float" office:value="653333.333333333" calcext:value-type="float">
            <text:p>653333,333333333</text:p>
          </table:table-cell>
          <table:table-cell table:formula="of:=[.A141]*[.A141]/3 +[.A141]" office:value-type="float" office:value="654733.333333333" calcext:value-type="float">
            <text:p>654733,333333333</text:p>
          </table:table-cell>
          <table:table-cell table:formula="of:=100*[.A141]+10000" office:value-type="float" office:value="150000" calcext:value-type="float">
            <text:p>150000</text:p>
          </table:table-cell>
          <table:table-cell table:formula="of:=[.D141]/[.C141]" office:value-type="float" office:value="1.00214285714286" calcext:value-type="float">
            <text:p>1,00214285714286</text:p>
          </table:table-cell>
          <table:table-cell table:formula="of:=[.B141]/[.A141]" office:value-type="float" office:value="1400" calcext:value-type="float">
            <text:p>1400</text:p>
          </table:table-cell>
          <table:table-cell table:formula="of:=[.B141]/[.E141]" office:value-type="float" office:value="13.0666666666667" calcext:value-type="float">
            <text:p>13,0666666666667</text:p>
          </table:table-cell>
          <table:table-cell table:number-columns-repeated="1015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A142]*[.A142]" office:value-type="float" office:value="1988100" calcext:value-type="float">
            <text:p>1988100</text:p>
          </table:table-cell>
          <table:table-cell table:formula="of:=[.A142]*[.A142]/3" office:value-type="float" office:value="662700" calcext:value-type="float">
            <text:p>662700</text:p>
          </table:table-cell>
          <table:table-cell table:formula="of:=[.A142]*[.A142]/3 +[.A142]" office:value-type="float" office:value="664110" calcext:value-type="float">
            <text:p>664110</text:p>
          </table:table-cell>
          <table:table-cell table:formula="of:=100*[.A142]+10000" office:value-type="float" office:value="151000" calcext:value-type="float">
            <text:p>151000</text:p>
          </table:table-cell>
          <table:table-cell table:formula="of:=[.D142]/[.C142]" office:value-type="float" office:value="1.00212765957447" calcext:value-type="float">
            <text:p>1,00212765957447</text:p>
          </table:table-cell>
          <table:table-cell table:formula="of:=[.B142]/[.A142]" office:value-type="float" office:value="1410" calcext:value-type="float">
            <text:p>1410</text:p>
          </table:table-cell>
          <table:table-cell table:formula="of:=[.B142]/[.E142]" office:value-type="float" office:value="13.1662251655629" calcext:value-type="float">
            <text:p>13,1662251655629</text:p>
          </table:table-cell>
          <table:table-cell table:number-columns-repeated="1015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A143]*[.A143]" office:value-type="float" office:value="2016400" calcext:value-type="float">
            <text:p>2016400</text:p>
          </table:table-cell>
          <table:table-cell table:formula="of:=[.A143]*[.A143]/3" office:value-type="float" office:value="672133.333333333" calcext:value-type="float">
            <text:p>672133,333333333</text:p>
          </table:table-cell>
          <table:table-cell table:formula="of:=[.A143]*[.A143]/3 +[.A143]" office:value-type="float" office:value="673553.333333333" calcext:value-type="float">
            <text:p>673553,333333333</text:p>
          </table:table-cell>
          <table:table-cell table:formula="of:=100*[.A143]+10000" office:value-type="float" office:value="152000" calcext:value-type="float">
            <text:p>152000</text:p>
          </table:table-cell>
          <table:table-cell table:formula="of:=[.D143]/[.C143]" office:value-type="float" office:value="1.00211267605634" calcext:value-type="float">
            <text:p>1,00211267605634</text:p>
          </table:table-cell>
          <table:table-cell table:formula="of:=[.B143]/[.A143]" office:value-type="float" office:value="1420" calcext:value-type="float">
            <text:p>1420</text:p>
          </table:table-cell>
          <table:table-cell table:formula="of:=[.B143]/[.E143]" office:value-type="float" office:value="13.2657894736842" calcext:value-type="float">
            <text:p>13,2657894736842</text:p>
          </table:table-cell>
          <table:table-cell table:number-columns-repeated="1015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A144]*[.A144]" office:value-type="float" office:value="2044900" calcext:value-type="float">
            <text:p>2044900</text:p>
          </table:table-cell>
          <table:table-cell table:formula="of:=[.A144]*[.A144]/3" office:value-type="float" office:value="681633.333333333" calcext:value-type="float">
            <text:p>681633,333333333</text:p>
          </table:table-cell>
          <table:table-cell table:formula="of:=[.A144]*[.A144]/3 +[.A144]" office:value-type="float" office:value="683063.333333333" calcext:value-type="float">
            <text:p>683063,333333333</text:p>
          </table:table-cell>
          <table:table-cell table:formula="of:=100*[.A144]+10000" office:value-type="float" office:value="153000" calcext:value-type="float">
            <text:p>153000</text:p>
          </table:table-cell>
          <table:table-cell table:formula="of:=[.D144]/[.C144]" office:value-type="float" office:value="1.0020979020979" calcext:value-type="float">
            <text:p>1,0020979020979</text:p>
          </table:table-cell>
          <table:table-cell table:formula="of:=[.B144]/[.A144]" office:value-type="float" office:value="1430" calcext:value-type="float">
            <text:p>1430</text:p>
          </table:table-cell>
          <table:table-cell table:formula="of:=[.B144]/[.E144]" office:value-type="float" office:value="13.3653594771242" calcext:value-type="float">
            <text:p>13,3653594771242</text:p>
          </table:table-cell>
          <table:table-cell table:number-columns-repeated="1015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A145]*[.A145]" office:value-type="float" office:value="2073600" calcext:value-type="float">
            <text:p>2073600</text:p>
          </table:table-cell>
          <table:table-cell table:formula="of:=[.A145]*[.A145]/3" office:value-type="float" office:value="691200" calcext:value-type="float">
            <text:p>691200</text:p>
          </table:table-cell>
          <table:table-cell table:formula="of:=[.A145]*[.A145]/3 +[.A145]" office:value-type="float" office:value="692640" calcext:value-type="float">
            <text:p>692640</text:p>
          </table:table-cell>
          <table:table-cell table:formula="of:=100*[.A145]+10000" office:value-type="float" office:value="154000" calcext:value-type="float">
            <text:p>154000</text:p>
          </table:table-cell>
          <table:table-cell table:formula="of:=[.D145]/[.C145]" office:value-type="float" office:value="1.00208333333333" calcext:value-type="float">
            <text:p>1,00208333333333</text:p>
          </table:table-cell>
          <table:table-cell table:formula="of:=[.B145]/[.A145]" office:value-type="float" office:value="1440" calcext:value-type="float">
            <text:p>1440</text:p>
          </table:table-cell>
          <table:table-cell table:formula="of:=[.B145]/[.E145]" office:value-type="float" office:value="13.4649350649351" calcext:value-type="float">
            <text:p>13,4649350649351</text:p>
          </table:table-cell>
          <table:table-cell table:number-columns-repeated="1015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A146]*[.A146]" office:value-type="float" office:value="2102500" calcext:value-type="float">
            <text:p>2102500</text:p>
          </table:table-cell>
          <table:table-cell table:formula="of:=[.A146]*[.A146]/3" office:value-type="float" office:value="700833.333333333" calcext:value-type="float">
            <text:p>700833,333333333</text:p>
          </table:table-cell>
          <table:table-cell table:formula="of:=[.A146]*[.A146]/3 +[.A146]" office:value-type="float" office:value="702283.333333333" calcext:value-type="float">
            <text:p>702283,333333333</text:p>
          </table:table-cell>
          <table:table-cell table:formula="of:=100*[.A146]+10000" office:value-type="float" office:value="155000" calcext:value-type="float">
            <text:p>155000</text:p>
          </table:table-cell>
          <table:table-cell table:formula="of:=[.D146]/[.C146]" office:value-type="float" office:value="1.00206896551724" calcext:value-type="float">
            <text:p>1,00206896551724</text:p>
          </table:table-cell>
          <table:table-cell table:formula="of:=[.B146]/[.A146]" office:value-type="float" office:value="1450" calcext:value-type="float">
            <text:p>1450</text:p>
          </table:table-cell>
          <table:table-cell table:formula="of:=[.B146]/[.E146]" office:value-type="float" office:value="13.5645161290323" calcext:value-type="float">
            <text:p>13,5645161290323</text:p>
          </table:table-cell>
          <table:table-cell table:number-columns-repeated="1015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A147]*[.A147]" office:value-type="float" office:value="2131600" calcext:value-type="float">
            <text:p>2131600</text:p>
          </table:table-cell>
          <table:table-cell table:formula="of:=[.A147]*[.A147]/3" office:value-type="float" office:value="710533.333333333" calcext:value-type="float">
            <text:p>710533,333333333</text:p>
          </table:table-cell>
          <table:table-cell table:formula="of:=[.A147]*[.A147]/3 +[.A147]" office:value-type="float" office:value="711993.333333333" calcext:value-type="float">
            <text:p>711993,333333333</text:p>
          </table:table-cell>
          <table:table-cell table:formula="of:=100*[.A147]+10000" office:value-type="float" office:value="156000" calcext:value-type="float">
            <text:p>156000</text:p>
          </table:table-cell>
          <table:table-cell table:formula="of:=[.D147]/[.C147]" office:value-type="float" office:value="1.00205479452055" calcext:value-type="float">
            <text:p>1,00205479452055</text:p>
          </table:table-cell>
          <table:table-cell table:formula="of:=[.B147]/[.A147]" office:value-type="float" office:value="1460" calcext:value-type="float">
            <text:p>1460</text:p>
          </table:table-cell>
          <table:table-cell table:formula="of:=[.B147]/[.E147]" office:value-type="float" office:value="13.6641025641026" calcext:value-type="float">
            <text:p>13,6641025641026</text:p>
          </table:table-cell>
          <table:table-cell table:number-columns-repeated="1015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A148]*[.A148]" office:value-type="float" office:value="2160900" calcext:value-type="float">
            <text:p>2160900</text:p>
          </table:table-cell>
          <table:table-cell table:formula="of:=[.A148]*[.A148]/3" office:value-type="float" office:value="720300" calcext:value-type="float">
            <text:p>720300</text:p>
          </table:table-cell>
          <table:table-cell table:formula="of:=[.A148]*[.A148]/3 +[.A148]" office:value-type="float" office:value="721770" calcext:value-type="float">
            <text:p>721770</text:p>
          </table:table-cell>
          <table:table-cell table:formula="of:=100*[.A148]+10000" office:value-type="float" office:value="157000" calcext:value-type="float">
            <text:p>157000</text:p>
          </table:table-cell>
          <table:table-cell table:formula="of:=[.D148]/[.C148]" office:value-type="float" office:value="1.00204081632653" calcext:value-type="float">
            <text:p>1,00204081632653</text:p>
          </table:table-cell>
          <table:table-cell table:formula="of:=[.B148]/[.A148]" office:value-type="float" office:value="1470" calcext:value-type="float">
            <text:p>1470</text:p>
          </table:table-cell>
          <table:table-cell table:formula="of:=[.B148]/[.E148]" office:value-type="float" office:value="13.7636942675159" calcext:value-type="float">
            <text:p>13,7636942675159</text:p>
          </table:table-cell>
          <table:table-cell table:number-columns-repeated="1015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149]*[.A149]" office:value-type="float" office:value="2190400" calcext:value-type="float">
            <text:p>2190400</text:p>
          </table:table-cell>
          <table:table-cell table:formula="of:=[.A149]*[.A149]/3" office:value-type="float" office:value="730133.333333333" calcext:value-type="float">
            <text:p>730133,333333333</text:p>
          </table:table-cell>
          <table:table-cell table:formula="of:=[.A149]*[.A149]/3 +[.A149]" office:value-type="float" office:value="731613.333333333" calcext:value-type="float">
            <text:p>731613,333333333</text:p>
          </table:table-cell>
          <table:table-cell table:formula="of:=100*[.A149]+10000" office:value-type="float" office:value="158000" calcext:value-type="float">
            <text:p>158000</text:p>
          </table:table-cell>
          <table:table-cell table:formula="of:=[.D149]/[.C149]" office:value-type="float" office:value="1.00202702702703" calcext:value-type="float">
            <text:p>1,00202702702703</text:p>
          </table:table-cell>
          <table:table-cell table:formula="of:=[.B149]/[.A149]" office:value-type="float" office:value="1480" calcext:value-type="float">
            <text:p>1480</text:p>
          </table:table-cell>
          <table:table-cell table:formula="of:=[.B149]/[.E149]" office:value-type="float" office:value="13.8632911392405" calcext:value-type="float">
            <text:p>13,8632911392405</text:p>
          </table:table-cell>
          <table:table-cell table:number-columns-repeated="1015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A150]*[.A150]" office:value-type="float" office:value="2220100" calcext:value-type="float">
            <text:p>2220100</text:p>
          </table:table-cell>
          <table:table-cell table:formula="of:=[.A150]*[.A150]/3" office:value-type="float" office:value="740033.333333333" calcext:value-type="float">
            <text:p>740033,333333333</text:p>
          </table:table-cell>
          <table:table-cell table:formula="of:=[.A150]*[.A150]/3 +[.A150]" office:value-type="float" office:value="741523.333333333" calcext:value-type="float">
            <text:p>741523,333333333</text:p>
          </table:table-cell>
          <table:table-cell table:formula="of:=100*[.A150]+10000" office:value-type="float" office:value="159000" calcext:value-type="float">
            <text:p>159000</text:p>
          </table:table-cell>
          <table:table-cell table:formula="of:=[.D150]/[.C150]" office:value-type="float" office:value="1.00201342281879" calcext:value-type="float">
            <text:p>1,00201342281879</text:p>
          </table:table-cell>
          <table:table-cell table:formula="of:=[.B150]/[.A150]" office:value-type="float" office:value="1490" calcext:value-type="float">
            <text:p>1490</text:p>
          </table:table-cell>
          <table:table-cell table:formula="of:=[.B150]/[.E150]" office:value-type="float" office:value="13.962893081761" calcext:value-type="float">
            <text:p>13,962893081761</text:p>
          </table:table-cell>
          <table:table-cell table:number-columns-repeated="101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1]*[.A151]" office:value-type="float" office:value="2250000" calcext:value-type="float">
            <text:p>2250000</text:p>
          </table:table-cell>
          <table:table-cell table:formula="of:=[.A151]*[.A151]/3" office:value-type="float" office:value="750000" calcext:value-type="float">
            <text:p>750000</text:p>
          </table:table-cell>
          <table:table-cell table:formula="of:=[.A151]*[.A151]/3 +[.A151]" office:value-type="float" office:value="751500" calcext:value-type="float">
            <text:p>751500</text:p>
          </table:table-cell>
          <table:table-cell table:formula="of:=100*[.A151]+10000" office:value-type="float" office:value="160000" calcext:value-type="float">
            <text:p>160000</text:p>
          </table:table-cell>
          <table:table-cell table:formula="of:=[.D151]/[.C151]" office:value-type="float" office:value="1.002" calcext:value-type="float">
            <text:p>1,002</text:p>
          </table:table-cell>
          <table:table-cell table:formula="of:=[.B151]/[.A151]" office:value-type="float" office:value="1500" calcext:value-type="float">
            <text:p>1500</text:p>
          </table:table-cell>
          <table:table-cell table:formula="of:=[.B151]/[.E151]" office:value-type="float" office:value="14.0625" calcext:value-type="float">
            <text:p>14,0625</text:p>
          </table:table-cell>
          <table:table-cell table:number-columns-repeated="1015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A152]*[.A152]" office:value-type="float" office:value="2280100" calcext:value-type="float">
            <text:p>2280100</text:p>
          </table:table-cell>
          <table:table-cell table:formula="of:=[.A152]*[.A152]/3" office:value-type="float" office:value="760033.333333333" calcext:value-type="float">
            <text:p>760033,333333333</text:p>
          </table:table-cell>
          <table:table-cell table:formula="of:=[.A152]*[.A152]/3 +[.A152]" office:value-type="float" office:value="761543.333333333" calcext:value-type="float">
            <text:p>761543,333333333</text:p>
          </table:table-cell>
          <table:table-cell table:formula="of:=100*[.A152]+10000" office:value-type="float" office:value="161000" calcext:value-type="float">
            <text:p>161000</text:p>
          </table:table-cell>
          <table:table-cell table:formula="of:=[.D152]/[.C152]" office:value-type="float" office:value="1.00198675496689" calcext:value-type="float">
            <text:p>1,00198675496689</text:p>
          </table:table-cell>
          <table:table-cell table:formula="of:=[.B152]/[.A152]" office:value-type="float" office:value="1510" calcext:value-type="float">
            <text:p>1510</text:p>
          </table:table-cell>
          <table:table-cell table:formula="of:=[.B152]/[.E152]" office:value-type="float" office:value="14.1621118012422" calcext:value-type="float">
            <text:p>14,1621118012422</text:p>
          </table:table-cell>
          <table:table-cell table:number-columns-repeated="1015"/>
        </table:table-row>
        <table:table-row table:style-name="ro1" table:number-rows-repeated="10484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10:03:49.157000000</meta:creation-date>
    <dc:date>2019-09-24T11:20:49.677000000</dc:date>
    <meta:editing-duration>PT56M40S</meta:editing-duration>
    <meta:editing-cycles>1</meta:editing-cycles>
    <meta:document-statistic meta:table-count="1" meta:cell-count="1216" meta:object-count="0"/>
    <meta:generator>LibreOffice/6.3.1.2$Windows_X86_64 LibreOffice_project/b79626edf0065ac373bd1df5c28bd630b4424273</meta:generator>
  </office:meta>
</office:document-meta>
</file>